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3.0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DGEMM">
      <style:table-properties table:display="true" style:writing-mode="lr-tb"/>
    </style:style>
    <style:style style:name="ce1" style:family="table-cell" style:parent-style-name="Excel_20_Built-in_20_Normal" style:data-style-name="N5128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DGEMM" table:style-name="ta1" table:print="false"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Excel_20_Built-in_20_Normal"/>
        <table:table-row table:style-name="ro1">
          <table:table-cell office:value-type="string">
            <text:p>M</text:p>
          </table:table-cell>
          <table:table-cell office:value-type="string">
            <text:p>#N_rows</text:p>
          </table:table-cell>
          <table:table-cell office:value-type="string">
            <text:p>K</text:p>
          </table:table-cell>
          <table:table-cell office:value-type="string">
            <text:p>N. FLOPS</text:p>
          </table:table-cell>
          <table:table-cell office:value-type="string">
            <text:p>GPU [No A Transf]</text:p>
          </table:table-cell>
          <table:table-cell office:value-type="string">
            <text:p>GPU [With A Transf]</text:p>
          </table:table-cell>
          <table:table-cell office:value-type="string">
            <text:p>CPU - 1 Core</text:p>
          </table:table-cell>
          <table:table-cell table:number-columns-repeated="2"/>
          <table:table-cell office:value-type="string">
            <text:p>#Batches</text:p>
          </table:table-cell>
          <table:table-cell office:value-type="string">
            <text:p>Batch Size</text:p>
          </table:table-cell>
          <table:table-cell office:value-type="string">
            <text:p>#N_rows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]"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formula="of:=3*[.A2]*[.B2]*[.C2]" office:value-type="float" office:value="805306368">
            <text:p>805306368</text:p>
          </table:table-cell>
          <table:table-cell office:value-type="float" office:value="0.0103972">
            <text:p>0.0103972000</text:p>
          </table:table-cell>
          <table:table-cell office:value-type="float" office:value="0.0785621">
            <text:p>0.0785621000</text:p>
          </table:table-cell>
          <table:table-cell office:value-type="float" office:value="0.0915822">
            <text:p>0.0915822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J2]*[.K2]" office:value-type="float" office:value="16">
            <text:p>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]"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3*[.A3]*[.B3]*[.C3]" office:value-type="float" office:value="1610612736">
            <text:p>1610612736</text:p>
          </table:table-cell>
          <table:table-cell office:value-type="float" office:value="0.0189071">
            <text:p>0.0189071000</text:p>
          </table:table-cell>
          <table:table-cell office:value-type="float" office:value="0.0720367">
            <text:p>0.0720367000</text:p>
          </table:table-cell>
          <table:table-cell office:value-type="float" office:value="0.1415481">
            <text:p>0.1415481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3]*[.K3]" office:value-type="float" office:value="32">
            <text:p>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]" office:value-type="float" office:value="48">
            <text:p>48</text:p>
          </table:table-cell>
          <table:table-cell office:value-type="float" office:value="4096">
            <text:p>4096</text:p>
          </table:table-cell>
          <table:table-cell table:formula="of:=3*[.A4]*[.B4]*[.C4]" office:value-type="float" office:value="2415919104">
            <text:p>2415919104</text:p>
          </table:table-cell>
          <table:table-cell office:value-type="float" office:value="0.0237719">
            <text:p>0.0237719000</text:p>
          </table:table-cell>
          <table:table-cell office:value-type="float" office:value="0.0769439">
            <text:p>0.0769439000</text:p>
          </table:table-cell>
          <table:table-cell office:value-type="float" office:value="0.1879317">
            <text:p>0.1879317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J4]*[.K4]" office:value-type="float" office:value="48">
            <text:p>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]"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formula="of:=3*[.A5]*[.B5]*[.C5]" office:value-type="float" office:value="3221225472">
            <text:p>3221225472</text:p>
          </table:table-cell>
          <table:table-cell office:value-type="float" office:value="0.0317699">
            <text:p>0.0317699000</text:p>
          </table:table-cell>
          <table:table-cell office:value-type="float" office:value="0.0847411">
            <text:p>0.0847411000</text:p>
          </table:table-cell>
          <table:table-cell office:value-type="float" office:value="0.233583">
            <text:p>0.23358300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J5]*[.K5]" office:value-type="float" office:value="64">
            <text:p>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]" office:value-type="float" office:value="80">
            <text:p>80</text:p>
          </table:table-cell>
          <table:table-cell office:value-type="float" office:value="4096">
            <text:p>4096</text:p>
          </table:table-cell>
          <table:table-cell table:formula="of:=3*[.A6]*[.B6]*[.C6]" office:value-type="float" office:value="4026531840">
            <text:p>4026531840</text:p>
          </table:table-cell>
          <table:table-cell office:value-type="float" office:value="0.0368348">
            <text:p>0.0368348000</text:p>
          </table:table-cell>
          <table:table-cell office:value-type="float" office:value="0.0897422">
            <text:p>0.0897422000</text:p>
          </table:table-cell>
          <table:table-cell office:value-type="float" office:value="0.2808939">
            <text:p>0.2808939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J6]*[.K6]" office:value-type="float" office:value="80">
            <text:p>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]" office:value-type="float" office:value="96">
            <text:p>96</text:p>
          </table:table-cell>
          <table:table-cell office:value-type="float" office:value="4096">
            <text:p>4096</text:p>
          </table:table-cell>
          <table:table-cell table:formula="of:=3*[.A7]*[.B7]*[.C7]" office:value-type="float" office:value="4831838208">
            <text:p>4831838208</text:p>
          </table:table-cell>
          <table:table-cell office:value-type="float" office:value="0.044795">
            <text:p>0.0447950000</text:p>
          </table:table-cell>
          <table:table-cell office:value-type="float" office:value="0.097861">
            <text:p>0.0978610000</text:p>
          </table:table-cell>
          <table:table-cell office:value-type="float" office:value="0.3288578">
            <text:p>0.32885780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[.J7]*[.K7]" office:value-type="float" office:value="96">
            <text:p>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]" office:value-type="float" office:value="112">
            <text:p>112</text:p>
          </table:table-cell>
          <table:table-cell office:value-type="float" office:value="4096">
            <text:p>4096</text:p>
          </table:table-cell>
          <table:table-cell table:formula="of:=3*[.A8]*[.B8]*[.C8]" office:value-type="float" office:value="5637144576">
            <text:p>5637144576</text:p>
          </table:table-cell>
          <table:table-cell office:value-type="float" office:value="0.0497484">
            <text:p>0.0497484000</text:p>
          </table:table-cell>
          <table:table-cell office:value-type="float" office:value="0.1027389">
            <text:p>0.1027389000</text:p>
          </table:table-cell>
          <table:table-cell office:value-type="float" office:value="0.376734">
            <text:p>0.376734000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[.J8]*[.K8]" office:value-type="float" office:value="112">
            <text:p>1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]" office:value-type="float" office:value="128">
            <text:p>128</text:p>
          </table:table-cell>
          <table:table-cell office:value-type="float" office:value="4096">
            <text:p>4096</text:p>
          </table:table-cell>
          <table:table-cell table:formula="of:=3*[.A9]*[.B9]*[.C9]" office:value-type="float" office:value="6442450944">
            <text:p>6442450944</text:p>
          </table:table-cell>
          <table:table-cell office:value-type="float" office:value="0.059674">
            <text:p>0.0596740000</text:p>
          </table:table-cell>
          <table:table-cell office:value-type="float" office:value="0.1126589">
            <text:p>0.1126589000</text:p>
          </table:table-cell>
          <table:table-cell office:value-type="float" office:value="0.4251357">
            <text:p>0.425135700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J9]*[.K9]" office:value-type="float" office:value="128">
            <text:p>1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]" office:value-type="float" office:value="144">
            <text:p>144</text:p>
          </table:table-cell>
          <table:table-cell office:value-type="float" office:value="4096">
            <text:p>4096</text:p>
          </table:table-cell>
          <table:table-cell table:formula="of:=3*[.A10]*[.B10]*[.C10]" office:value-type="float" office:value="7247757312">
            <text:p>7247757312</text:p>
          </table:table-cell>
          <table:table-cell office:value-type="float" office:value="0.0653473">
            <text:p>0.0653473000</text:p>
          </table:table-cell>
          <table:table-cell office:value-type="float" office:value="0.1183099">
            <text:p>0.1183099000</text:p>
          </table:table-cell>
          <table:table-cell office:value-type="float" office:value="0.4734236">
            <text:p>0.47342360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J10]*[.K10]" office:value-type="float" office:value="144">
            <text:p>1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]" office:value-type="float" office:value="160">
            <text:p>160</text:p>
          </table:table-cell>
          <table:table-cell office:value-type="float" office:value="4096">
            <text:p>4096</text:p>
          </table:table-cell>
          <table:table-cell table:formula="of:=3*[.A11]*[.B11]*[.C11]" office:value-type="float" office:value="8053063680">
            <text:p>8053063680</text:p>
          </table:table-cell>
          <table:table-cell office:value-type="float" office:value="0.0725097">
            <text:p>0.0725097000</text:p>
          </table:table-cell>
          <table:table-cell office:value-type="float" office:value="0.125431">
            <text:p>0.1254310000</text:p>
          </table:table-cell>
          <table:table-cell office:value-type="float" office:value="0.5214685">
            <text:p>0.521468500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J11]*[.K11]" office:value-type="float" office:value="160">
            <text:p>1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]" office:value-type="float" office:value="176">
            <text:p>176</text:p>
          </table:table-cell>
          <table:table-cell office:value-type="float" office:value="4096">
            <text:p>4096</text:p>
          </table:table-cell>
          <table:table-cell table:formula="of:=3*[.A12]*[.B12]*[.C12]" office:value-type="float" office:value="8858370048">
            <text:p>8858370048</text:p>
          </table:table-cell>
          <table:table-cell office:value-type="float" office:value="0.078542">
            <text:p>0.0785420000</text:p>
          </table:table-cell>
          <table:table-cell office:value-type="float" office:value="0.1315612">
            <text:p>0.1315612000</text:p>
          </table:table-cell>
          <table:table-cell office:value-type="float" office:value="0.5706195">
            <text:p>0.570619500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[.J12]*[.K12]" office:value-type="float" office:value="176">
            <text:p>1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]" office:value-type="float" office:value="192">
            <text:p>192</text:p>
          </table:table-cell>
          <table:table-cell office:value-type="float" office:value="4096">
            <text:p>4096</text:p>
          </table:table-cell>
          <table:table-cell table:formula="of:=3*[.A13]*[.B13]*[.C13]" office:value-type="float" office:value="9663676416">
            <text:p>9663676416</text:p>
          </table:table-cell>
          <table:table-cell office:value-type="float" office:value="0.0856192">
            <text:p>0.0856192000</text:p>
          </table:table-cell>
          <table:table-cell office:value-type="float" office:value="0.1384676">
            <text:p>0.1384676000</text:p>
          </table:table-cell>
          <table:table-cell office:value-type="float" office:value="0.6185338">
            <text:p>0.61853380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J13]*[.K13]" office:value-type="float" office:value="192">
            <text:p>1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]" office:value-type="float" office:value="208">
            <text:p>208</text:p>
          </table:table-cell>
          <table:table-cell office:value-type="float" office:value="4096">
            <text:p>4096</text:p>
          </table:table-cell>
          <table:table-cell table:formula="of:=3*[.A14]*[.B14]*[.C14]" office:value-type="float" office:value="10468982784">
            <text:p>10468982784</text:p>
          </table:table-cell>
          <table:table-cell office:value-type="float" office:value="0.0912365">
            <text:p>0.0912365000</text:p>
          </table:table-cell>
          <table:table-cell office:value-type="float" office:value="0.1442048">
            <text:p>0.1442048000</text:p>
          </table:table-cell>
          <table:table-cell office:value-type="float" office:value="0.6669415">
            <text:p>0.666941500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[.J14]*[.K14]" office:value-type="float" office:value="208">
            <text:p>2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]" office:value-type="float" office:value="224">
            <text:p>224</text:p>
          </table:table-cell>
          <table:table-cell office:value-type="float" office:value="4096">
            <text:p>4096</text:p>
          </table:table-cell>
          <table:table-cell table:formula="of:=3*[.A15]*[.B15]*[.C15]" office:value-type="float" office:value="11274289152">
            <text:p>11274289152</text:p>
          </table:table-cell>
          <table:table-cell office:value-type="float" office:value="0.0984567">
            <text:p>0.0984567000</text:p>
          </table:table-cell>
          <table:table-cell office:value-type="float" office:value="0.1513172">
            <text:p>0.1513172000</text:p>
          </table:table-cell>
          <table:table-cell office:value-type="float" office:value="0.715508">
            <text:p>0.715508000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J15]*[.K15]" office:value-type="float" office:value="224">
            <text:p>2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]" office:value-type="float" office:value="240">
            <text:p>240</text:p>
          </table:table-cell>
          <table:table-cell office:value-type="float" office:value="4096">
            <text:p>4096</text:p>
          </table:table-cell>
          <table:table-cell table:formula="of:=3*[.A16]*[.B16]*[.C16]" office:value-type="float" office:value="12079595520">
            <text:p>12079595520</text:p>
          </table:table-cell>
          <table:table-cell office:value-type="float" office:value="0.1040181">
            <text:p>0.1040181000</text:p>
          </table:table-cell>
          <table:table-cell office:value-type="float" office:value="0.1568555">
            <text:p>0.1568555000</text:p>
          </table:table-cell>
          <table:table-cell office:value-type="float" office:value="0.7640379">
            <text:p>0.764037900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J16]*[.K16]" office:value-type="float" office:value="240">
            <text:p>2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]" office:value-type="float" office:value="256">
            <text:p>256</text:p>
          </table:table-cell>
          <table:table-cell office:value-type="float" office:value="4096">
            <text:p>4096</text:p>
          </table:table-cell>
          <table:table-cell table:formula="of:=3*[.A17]*[.B17]*[.C17]" office:value-type="float" office:value="12884901888">
            <text:p>12884901888</text:p>
          </table:table-cell>
          <table:table-cell office:value-type="float" office:value="0.113552">
            <text:p>0.1135520000</text:p>
          </table:table-cell>
          <table:table-cell office:value-type="float" office:value="0.1663661">
            <text:p>0.1663661000</text:p>
          </table:table-cell>
          <table:table-cell office:value-type="float" office:value="0.8124618">
            <text:p>0.8124618000</text:p>
          </table:table-cell>
          <table:table-cell table:number-columns-repeated="2"/>
          <table:table-cell table:number-columns-repeated="2" office:value-type="float" office:value="16">
            <text:p>16</text:p>
          </table:table-cell>
          <table:table-cell table:formula="of:=[.J17]*[.K17]"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]" office:value-type="float" office:value="272">
            <text:p>272</text:p>
          </table:table-cell>
          <table:table-cell office:value-type="float" office:value="4096">
            <text:p>4096</text:p>
          </table:table-cell>
          <table:table-cell table:formula="of:=3*[.A18]*[.B18]*[.C18]" office:value-type="float" office:value="13690208256">
            <text:p>13690208256</text:p>
          </table:table-cell>
          <table:table-cell office:value-type="float" office:value="0.121648">
            <text:p>0.1216480000</text:p>
          </table:table-cell>
          <table:table-cell office:value-type="float" office:value="0.1746639">
            <text:p>0.1746639000</text:p>
          </table:table-cell>
          <table:table-cell office:value-type="float" office:value="0.8612048">
            <text:p>0.861204800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[.J18]*[.K18]"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]" office:value-type="float" office:value="288">
            <text:p>288</text:p>
          </table:table-cell>
          <table:table-cell office:value-type="float" office:value="4096">
            <text:p>4096</text:p>
          </table:table-cell>
          <table:table-cell table:formula="of:=3*[.A19]*[.B19]*[.C19]" office:value-type="float" office:value="14495514624">
            <text:p>14495514624</text:p>
          </table:table-cell>
          <table:table-cell office:value-type="float" office:value="0.1267484">
            <text:p>0.1267484000</text:p>
          </table:table-cell>
          <table:table-cell office:value-type="float" office:value="0.1797374">
            <text:p>0.1797374000</text:p>
          </table:table-cell>
          <table:table-cell office:value-type="float" office:value="0.9095524">
            <text:p>0.909552400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J19]*[.K19]"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]" office:value-type="float" office:value="304">
            <text:p>304</text:p>
          </table:table-cell>
          <table:table-cell office:value-type="float" office:value="4096">
            <text:p>4096</text:p>
          </table:table-cell>
          <table:table-cell table:formula="of:=3*[.A20]*[.B20]*[.C20]" office:value-type="float" office:value="15300820992">
            <text:p>15300820992</text:p>
          </table:table-cell>
          <table:table-cell office:value-type="float" office:value="0.134651">
            <text:p>0.1346510000</text:p>
          </table:table-cell>
          <table:table-cell office:value-type="float" office:value="0.1875469">
            <text:p>0.1875469000</text:p>
          </table:table-cell>
          <table:table-cell office:value-type="float" office:value="0.9584437">
            <text:p>0.958443700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[.J20]*[.K20]" office:value-type="float" office:value="304">
            <text:p>3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]" office:value-type="float" office:value="320">
            <text:p>320</text:p>
          </table:table-cell>
          <table:table-cell office:value-type="float" office:value="4096">
            <text:p>4096</text:p>
          </table:table-cell>
          <table:table-cell table:formula="of:=3*[.A21]*[.B21]*[.C21]" office:value-type="float" office:value="16106127360">
            <text:p>16106127360</text:p>
          </table:table-cell>
          <table:table-cell office:value-type="float" office:value="0.1396032">
            <text:p>0.1396032000</text:p>
          </table:table-cell>
          <table:table-cell office:value-type="float" office:value="0.1924859">
            <text:p>0.1924859000</text:p>
          </table:table-cell>
          <table:table-cell office:value-type="float" office:value="1.0067283">
            <text:p>1.0067283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[.J21]*[.K21]" office:value-type="float" office:value="320">
            <text:p>3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]" office:value-type="float" office:value="336">
            <text:p>336</text:p>
          </table:table-cell>
          <table:table-cell office:value-type="float" office:value="4096">
            <text:p>4096</text:p>
          </table:table-cell>
          <table:table-cell table:formula="of:=3*[.A22]*[.B22]*[.C22]" office:value-type="float" office:value="16911433728">
            <text:p>16911433728</text:p>
          </table:table-cell>
          <table:table-cell office:value-type="float" office:value="0.1477186">
            <text:p>0.1477186000</text:p>
          </table:table-cell>
          <table:table-cell office:value-type="float" office:value="0.200583">
            <text:p>0.2005830000</text:p>
          </table:table-cell>
          <table:table-cell office:value-type="float" office:value="1.0557232">
            <text:p>1.055723200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[.J22]*[.K22]" office:value-type="float" office:value="336">
            <text:p>3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]" office:value-type="float" office:value="352">
            <text:p>352</text:p>
          </table:table-cell>
          <table:table-cell office:value-type="float" office:value="4096">
            <text:p>4096</text:p>
          </table:table-cell>
          <table:table-cell table:formula="of:=3*[.A23]*[.B23]*[.C23]" office:value-type="float" office:value="17716740096">
            <text:p>17716740096</text:p>
          </table:table-cell>
          <table:table-cell office:value-type="float" office:value="0.1527393">
            <text:p>0.1527393000</text:p>
          </table:table-cell>
          <table:table-cell office:value-type="float" office:value="0.2054817">
            <text:p>0.2054817000</text:p>
          </table:table-cell>
          <table:table-cell office:value-type="float" office:value="1.1045064">
            <text:p>1.104506400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[.J23]*[.K23]" office:value-type="float" office:value="352">
            <text:p>3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]" office:value-type="float" office:value="368">
            <text:p>368</text:p>
          </table:table-cell>
          <table:table-cell office:value-type="float" office:value="4096">
            <text:p>4096</text:p>
          </table:table-cell>
          <table:table-cell table:formula="of:=3*[.A24]*[.B24]*[.C24]" office:value-type="float" office:value="18522046464">
            <text:p>18522046464</text:p>
          </table:table-cell>
          <table:table-cell office:value-type="float" office:value="0.1623936">
            <text:p>0.1623936000</text:p>
          </table:table-cell>
          <table:table-cell office:value-type="float" office:value="0.2151325">
            <text:p>0.2151325000</text:p>
          </table:table-cell>
          <table:table-cell office:value-type="float" office:value="1.1529168">
            <text:p>1.152916800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[.J24]*[.K24]" office:value-type="float" office:value="368">
            <text:p>3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]" office:value-type="float" office:value="384">
            <text:p>384</text:p>
          </table:table-cell>
          <table:table-cell office:value-type="float" office:value="4096">
            <text:p>4096</text:p>
          </table:table-cell>
          <table:table-cell table:formula="of:=3*[.A25]*[.B25]*[.C25]" office:value-type="float" office:value="19327352832">
            <text:p>19327352832</text:p>
          </table:table-cell>
          <table:table-cell office:value-type="float" office:value="0.1681527">
            <text:p>0.1681527000</text:p>
          </table:table-cell>
          <table:table-cell office:value-type="float" office:value="0.2211209">
            <text:p>0.2211209000</text:p>
          </table:table-cell>
          <table:table-cell office:value-type="float" office:value="1.2016422">
            <text:p>1.201642200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[.J25]*[.K25]" office:value-type="float" office:value="384">
            <text:p>3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6]" office:value-type="float" office:value="400">
            <text:p>400</text:p>
          </table:table-cell>
          <table:table-cell office:value-type="float" office:value="4096">
            <text:p>4096</text:p>
          </table:table-cell>
          <table:table-cell table:formula="of:=3*[.A26]*[.B26]*[.C26]" office:value-type="float" office:value="20132659200">
            <text:p>20132659200</text:p>
          </table:table-cell>
          <table:table-cell office:value-type="float" office:value="0.1754479">
            <text:p>0.1754479000</text:p>
          </table:table-cell>
          <table:table-cell office:value-type="float" office:value="0.2282185">
            <text:p>0.2282185000</text:p>
          </table:table-cell>
          <table:table-cell office:value-type="float" office:value="1.2504714">
            <text:p>1.25047140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[.J26]*[.K26]" office:value-type="float" office:value="400">
            <text:p>4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7]" office:value-type="float" office:value="416">
            <text:p>416</text:p>
          </table:table-cell>
          <table:table-cell office:value-type="float" office:value="4096">
            <text:p>4096</text:p>
          </table:table-cell>
          <table:table-cell table:formula="of:=3*[.A27]*[.B27]*[.C27]" office:value-type="float" office:value="20937965568">
            <text:p>20937965568</text:p>
          </table:table-cell>
          <table:table-cell office:value-type="float" office:value="0.181461">
            <text:p>0.1814610000</text:p>
          </table:table-cell>
          <table:table-cell office:value-type="float" office:value="0.2341716">
            <text:p>0.2341716000</text:p>
          </table:table-cell>
          <table:table-cell office:value-type="float" office:value="1.2990182">
            <text:p>1.299018200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[.J27]*[.K27]" office:value-type="float" office:value="416">
            <text:p>4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8]" office:value-type="float" office:value="432">
            <text:p>432</text:p>
          </table:table-cell>
          <table:table-cell office:value-type="float" office:value="4096">
            <text:p>4096</text:p>
          </table:table-cell>
          <table:table-cell table:formula="of:=3*[.A28]*[.B28]*[.C28]" office:value-type="float" office:value="21743271936">
            <text:p>21743271936</text:p>
          </table:table-cell>
          <table:table-cell office:value-type="float" office:value="0.1881843">
            <text:p>0.1881843000</text:p>
          </table:table-cell>
          <table:table-cell office:value-type="float" office:value="0.2410123">
            <text:p>0.2410123000</text:p>
          </table:table-cell>
          <table:table-cell office:value-type="float" office:value="1.3478926">
            <text:p>1.347892600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[.J28]*[.K28]" office:value-type="float" office:value="432">
            <text:p>4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9]" office:value-type="float" office:value="448">
            <text:p>448</text:p>
          </table:table-cell>
          <table:table-cell office:value-type="float" office:value="4096">
            <text:p>4096</text:p>
          </table:table-cell>
          <table:table-cell table:formula="of:=3*[.A29]*[.B29]*[.C29]" office:value-type="float" office:value="22548578304">
            <text:p>22548578304</text:p>
          </table:table-cell>
          <table:table-cell office:value-type="float" office:value="0.1941859">
            <text:p>0.1941859000</text:p>
          </table:table-cell>
          <table:table-cell office:value-type="float" office:value="0.2470092">
            <text:p>0.2470092000</text:p>
          </table:table-cell>
          <table:table-cell office:value-type="float" office:value="1.3963449">
            <text:p>1.396344900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[.J29]*[.K29]" office:value-type="float" office:value="448">
            <text:p>4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0]" office:value-type="float" office:value="464">
            <text:p>464</text:p>
          </table:table-cell>
          <table:table-cell office:value-type="float" office:value="4096">
            <text:p>4096</text:p>
          </table:table-cell>
          <table:table-cell table:formula="of:=3*[.A30]*[.B30]*[.C30]" office:value-type="float" office:value="23353884672">
            <text:p>23353884672</text:p>
          </table:table-cell>
          <table:table-cell office:value-type="float" office:value="0.2014653">
            <text:p>0.2014653000</text:p>
          </table:table-cell>
          <table:table-cell office:value-type="float" office:value="0.2543623">
            <text:p>0.2543623000</text:p>
          </table:table-cell>
          <table:table-cell office:value-type="float" office:value="1.4500625">
            <text:p>1.450062500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[.J30]*[.K30]" office:value-type="float" office:value="464">
            <text:p>4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1]" office:value-type="float" office:value="480">
            <text:p>480</text:p>
          </table:table-cell>
          <table:table-cell office:value-type="float" office:value="4096">
            <text:p>4096</text:p>
          </table:table-cell>
          <table:table-cell table:formula="of:=3*[.A31]*[.B31]*[.C31]" office:value-type="float" office:value="24159191040">
            <text:p>24159191040</text:p>
          </table:table-cell>
          <table:table-cell office:value-type="float" office:value="0.2071998">
            <text:p>0.2071998000</text:p>
          </table:table-cell>
          <table:table-cell office:value-type="float" office:value="0.2598698">
            <text:p>0.2598698000</text:p>
          </table:table-cell>
          <table:table-cell office:value-type="float" office:value="1.493673">
            <text:p>1.4936730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[.J31]*[.K31]" office:value-type="float" office:value="480">
            <text:p>4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2]" office:value-type="float" office:value="496">
            <text:p>496</text:p>
          </table:table-cell>
          <table:table-cell office:value-type="float" office:value="4096">
            <text:p>4096</text:p>
          </table:table-cell>
          <table:table-cell table:formula="of:=3*[.A32]*[.B32]*[.C32]" office:value-type="float" office:value="24964497408">
            <text:p>24964497408</text:p>
          </table:table-cell>
          <table:table-cell office:value-type="float" office:value="0.2166493">
            <text:p>0.2166493000</text:p>
          </table:table-cell>
          <table:table-cell office:value-type="float" office:value="0.2693027">
            <text:p>0.2693027000</text:p>
          </table:table-cell>
          <table:table-cell office:value-type="float" office:value="1.5426326">
            <text:p>1.542632600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J32]*[.K32]" office:value-type="float" office:value="496">
            <text:p>4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3]" office:value-type="float" office:value="512">
            <text:p>512</text:p>
          </table:table-cell>
          <table:table-cell office:value-type="float" office:value="4096">
            <text:p>4096</text:p>
          </table:table-cell>
          <table:table-cell table:formula="of:=3*[.A33]*[.B33]*[.C33]" office:value-type="float" office:value="25769803776">
            <text:p>25769803776</text:p>
          </table:table-cell>
          <table:table-cell office:value-type="float" office:value="0.2243482">
            <text:p>0.2243482000</text:p>
          </table:table-cell>
          <table:table-cell office:value-type="float" office:value="0.277273">
            <text:p>0.2772730000</text:p>
          </table:table-cell>
          <table:table-cell office:value-type="float" office:value="1.5950666">
            <text:p>1.595066600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[.J33]*[.K33]" office:value-type="float" office:value="512">
            <text:p>5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4]" office:value-type="float" office:value="528">
            <text:p>528</text:p>
          </table:table-cell>
          <table:table-cell office:value-type="float" office:value="4096">
            <text:p>4096</text:p>
          </table:table-cell>
          <table:table-cell table:formula="of:=3*[.A34]*[.B34]*[.C34]" office:value-type="float" office:value="26575110144">
            <text:p>26575110144</text:p>
          </table:table-cell>
          <table:table-cell office:value-type="float" office:value="0.2295686">
            <text:p>0.2295686000</text:p>
          </table:table-cell>
          <table:table-cell office:value-type="float" office:value="0.2823042">
            <text:p>0.2823042000</text:p>
          </table:table-cell>
          <table:table-cell office:value-type="float" office:value="1.6418624">
            <text:p>1.641862400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[.J34]*[.K34]" office:value-type="float" office:value="528">
            <text:p>5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5]" office:value-type="float" office:value="544">
            <text:p>544</text:p>
          </table:table-cell>
          <table:table-cell office:value-type="float" office:value="4096">
            <text:p>4096</text:p>
          </table:table-cell>
          <table:table-cell table:formula="of:=3*[.A35]*[.B35]*[.C35]" office:value-type="float" office:value="27380416512">
            <text:p>27380416512</text:p>
          </table:table-cell>
          <table:table-cell office:value-type="float" office:value="0.2375518">
            <text:p>0.2375518000</text:p>
          </table:table-cell>
          <table:table-cell office:value-type="float" office:value="0.2902807">
            <text:p>0.2902807000</text:p>
          </table:table-cell>
          <table:table-cell office:value-type="float" office:value="1.6901505">
            <text:p>1.690150500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[.J35]*[.K35]" office:value-type="float" office:value="544">
            <text:p>5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6]" office:value-type="float" office:value="560">
            <text:p>560</text:p>
          </table:table-cell>
          <table:table-cell office:value-type="float" office:value="4096">
            <text:p>4096</text:p>
          </table:table-cell>
          <table:table-cell table:formula="of:=3*[.A36]*[.B36]*[.C36]" office:value-type="float" office:value="28185722880">
            <text:p>28185722880</text:p>
          </table:table-cell>
          <table:table-cell office:value-type="float" office:value="0.242518">
            <text:p>0.2425180000</text:p>
          </table:table-cell>
          <table:table-cell office:value-type="float" office:value="0.2952343">
            <text:p>0.2952343000</text:p>
          </table:table-cell>
          <table:table-cell office:value-type="float" office:value="1.7381867">
            <text:p>1.738186700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[.J36]*[.K36]" office:value-type="float" office:value="560">
            <text:p>5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7]" office:value-type="float" office:value="576">
            <text:p>576</text:p>
          </table:table-cell>
          <table:table-cell office:value-type="float" office:value="4096">
            <text:p>4096</text:p>
          </table:table-cell>
          <table:table-cell table:formula="of:=3*[.A37]*[.B37]*[.C37]" office:value-type="float" office:value="28991029248">
            <text:p>28991029248</text:p>
          </table:table-cell>
          <table:table-cell office:value-type="float" office:value="0.2508233">
            <text:p>0.2508233000</text:p>
          </table:table-cell>
          <table:table-cell office:value-type="float" office:value="0.3033906">
            <text:p>0.3033906000</text:p>
          </table:table-cell>
          <table:table-cell office:value-type="float" office:value="1.78709">
            <text:p>1.787090000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formula="of:=[.J37]*[.K37]" office:value-type="float" office:value="576">
            <text:p>5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8]" office:value-type="float" office:value="592">
            <text:p>592</text:p>
          </table:table-cell>
          <table:table-cell office:value-type="float" office:value="4096">
            <text:p>4096</text:p>
          </table:table-cell>
          <table:table-cell table:formula="of:=3*[.A38]*[.B38]*[.C38]" office:value-type="float" office:value="29796335616">
            <text:p>29796335616</text:p>
          </table:table-cell>
          <table:table-cell office:value-type="float" office:value="0.2556027">
            <text:p>0.2556027000</text:p>
          </table:table-cell>
          <table:table-cell office:value-type="float" office:value="0.3082047">
            <text:p>0.3082047000</text:p>
          </table:table-cell>
          <table:table-cell office:value-type="float" office:value="1.8362473">
            <text:p>1.836247300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[.J38]*[.K38]" office:value-type="float" office:value="592">
            <text:p>5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39]" office:value-type="float" office:value="608">
            <text:p>608</text:p>
          </table:table-cell>
          <table:table-cell office:value-type="float" office:value="4096">
            <text:p>4096</text:p>
          </table:table-cell>
          <table:table-cell table:formula="of:=3*[.A39]*[.B39]*[.C39]" office:value-type="float" office:value="30601641984">
            <text:p>30601641984</text:p>
          </table:table-cell>
          <table:table-cell office:value-type="float" office:value="0.2652864">
            <text:p>0.2652864000</text:p>
          </table:table-cell>
          <table:table-cell office:value-type="float" office:value="0.3180174">
            <text:p>0.3180174000</text:p>
          </table:table-cell>
          <table:table-cell office:value-type="float" office:value="1.8872537">
            <text:p>1.8872537000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formula="of:=[.J39]*[.K39]" office:value-type="float" office:value="608">
            <text:p>6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0]" office:value-type="float" office:value="624">
            <text:p>624</text:p>
          </table:table-cell>
          <table:table-cell office:value-type="float" office:value="4096">
            <text:p>4096</text:p>
          </table:table-cell>
          <table:table-cell table:formula="of:=3*[.A40]*[.B40]*[.C40]" office:value-type="float" office:value="31406948352">
            <text:p>31406948352</text:p>
          </table:table-cell>
          <table:table-cell office:value-type="float" office:value="0.2711322">
            <text:p>0.2711322000</text:p>
          </table:table-cell>
          <table:table-cell office:value-type="float" office:value="0.3236956">
            <text:p>0.3236956000</text:p>
          </table:table-cell>
          <table:table-cell office:value-type="float" office:value="1.9333636">
            <text:p>1.9333636000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[.J40]*[.K40]" office:value-type="float" office:value="624">
            <text:p>6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1]" office:value-type="float" office:value="640">
            <text:p>640</text:p>
          </table:table-cell>
          <table:table-cell office:value-type="float" office:value="4096">
            <text:p>4096</text:p>
          </table:table-cell>
          <table:table-cell table:formula="of:=3*[.A41]*[.B41]*[.C41]" office:value-type="float" office:value="32212254720">
            <text:p>32212254720</text:p>
          </table:table-cell>
          <table:table-cell office:value-type="float" office:value="0.2785221">
            <text:p>0.2785221000</text:p>
          </table:table-cell>
          <table:table-cell office:value-type="float" office:value="0.3310924">
            <text:p>0.3310924000</text:p>
          </table:table-cell>
          <table:table-cell office:value-type="float" office:value="1.9822002">
            <text:p>1.982200200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formula="of:=[.J41]*[.K41]" office:value-type="float" office:value="640">
            <text:p>6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2]" office:value-type="float" office:value="656">
            <text:p>656</text:p>
          </table:table-cell>
          <table:table-cell office:value-type="float" office:value="4096">
            <text:p>4096</text:p>
          </table:table-cell>
          <table:table-cell table:formula="of:=3*[.A42]*[.B42]*[.C42]" office:value-type="float" office:value="33017561088">
            <text:p>33017561088</text:p>
          </table:table-cell>
          <table:table-cell office:value-type="float" office:value="0.2838846">
            <text:p>0.2838846000</text:p>
          </table:table-cell>
          <table:table-cell office:value-type="float" office:value="0.3369821">
            <text:p>0.3369821000</text:p>
          </table:table-cell>
          <table:table-cell office:value-type="float" office:value="2.0329379">
            <text:p>2.032937900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[.J42]*[.K42]" office:value-type="float" office:value="656">
            <text:p>6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3]" office:value-type="float" office:value="672">
            <text:p>672</text:p>
          </table:table-cell>
          <table:table-cell office:value-type="float" office:value="4096">
            <text:p>4096</text:p>
          </table:table-cell>
          <table:table-cell table:formula="of:=3*[.A43]*[.B43]*[.C43]" office:value-type="float" office:value="33822867456">
            <text:p>33822867456</text:p>
          </table:table-cell>
          <table:table-cell office:value-type="float" office:value="0.2912543">
            <text:p>0.2912543000</text:p>
          </table:table-cell>
          <table:table-cell office:value-type="float" office:value="0.3439098">
            <text:p>0.3439098000</text:p>
          </table:table-cell>
          <table:table-cell office:value-type="float" office:value="2.0838462">
            <text:p>2.0838462000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formula="of:=[.J43]*[.K43]" office:value-type="float" office:value="672">
            <text:p>6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4]" office:value-type="float" office:value="688">
            <text:p>688</text:p>
          </table:table-cell>
          <table:table-cell office:value-type="float" office:value="4096">
            <text:p>4096</text:p>
          </table:table-cell>
          <table:table-cell table:formula="of:=3*[.A44]*[.B44]*[.C44]" office:value-type="float" office:value="34628173824">
            <text:p>34628173824</text:p>
          </table:table-cell>
          <table:table-cell office:value-type="float" office:value="0.2969007">
            <text:p>0.2969007000</text:p>
          </table:table-cell>
          <table:table-cell office:value-type="float" office:value="0.3496307">
            <text:p>0.3496307000</text:p>
          </table:table-cell>
          <table:table-cell office:value-type="float" office:value="2.1288082">
            <text:p>2.128808200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table:formula="of:=[.J44]*[.K44]" office:value-type="float" office:value="688">
            <text:p>6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5]" office:value-type="float" office:value="704">
            <text:p>704</text:p>
          </table:table-cell>
          <table:table-cell office:value-type="float" office:value="4096">
            <text:p>4096</text:p>
          </table:table-cell>
          <table:table-cell table:formula="of:=3*[.A45]*[.B45]*[.C45]" office:value-type="float" office:value="35433480192">
            <text:p>35433480192</text:p>
          </table:table-cell>
          <table:table-cell office:value-type="float" office:value="0.3042538">
            <text:p>0.3042538000</text:p>
          </table:table-cell>
          <table:table-cell office:value-type="float" office:value="0.3568223">
            <text:p>0.3568223000</text:p>
          </table:table-cell>
          <table:table-cell office:value-type="float" office:value="2.1794612">
            <text:p>2.1794612000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formula="of:=[.J45]*[.K45]" office:value-type="float" office:value="704">
            <text:p>7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6]" office:value-type="float" office:value="720">
            <text:p>720</text:p>
          </table:table-cell>
          <table:table-cell office:value-type="float" office:value="4096">
            <text:p>4096</text:p>
          </table:table-cell>
          <table:table-cell table:formula="of:=3*[.A46]*[.B46]*[.C46]" office:value-type="float" office:value="36238786560">
            <text:p>36238786560</text:p>
          </table:table-cell>
          <table:table-cell office:value-type="float" office:value="0.3099049">
            <text:p>0.3099049000</text:p>
          </table:table-cell>
          <table:table-cell office:value-type="float" office:value="0.3624877">
            <text:p>0.3624877000</text:p>
          </table:table-cell>
          <table:table-cell office:value-type="float" office:value="2.2267321">
            <text:p>2.226732100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formula="of:=[.J46]*[.K46]" office:value-type="float" office:value="720">
            <text:p>7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7]" office:value-type="float" office:value="736">
            <text:p>736</text:p>
          </table:table-cell>
          <table:table-cell office:value-type="float" office:value="4096">
            <text:p>4096</text:p>
          </table:table-cell>
          <table:table-cell table:formula="of:=3*[.A47]*[.B47]*[.C47]" office:value-type="float" office:value="37044092928">
            <text:p>37044092928</text:p>
          </table:table-cell>
          <table:table-cell office:value-type="float" office:value="0.3196828">
            <text:p>0.3196828000</text:p>
          </table:table-cell>
          <table:table-cell office:value-type="float" office:value="0.3721622">
            <text:p>0.3721622000</text:p>
          </table:table-cell>
          <table:table-cell office:value-type="float" office:value="2.2738822">
            <text:p>2.273882200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formula="of:=[.J47]*[.K47]" office:value-type="float" office:value="736">
            <text:p>7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8]" office:value-type="float" office:value="752">
            <text:p>752</text:p>
          </table:table-cell>
          <table:table-cell office:value-type="float" office:value="4096">
            <text:p>4096</text:p>
          </table:table-cell>
          <table:table-cell table:formula="of:=3*[.A48]*[.B48]*[.C48]" office:value-type="float" office:value="37849399296">
            <text:p>37849399296</text:p>
          </table:table-cell>
          <table:table-cell office:value-type="float" office:value="0.3272387">
            <text:p>0.3272387000</text:p>
          </table:table-cell>
          <table:table-cell office:value-type="float" office:value="0.3798039">
            <text:p>0.3798039000</text:p>
          </table:table-cell>
          <table:table-cell office:value-type="float" office:value="2.3234455">
            <text:p>2.3234455000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table:formula="of:=[.J48]*[.K48]" office:value-type="float" office:value="752">
            <text:p>7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49]" office:value-type="float" office:value="768">
            <text:p>768</text:p>
          </table:table-cell>
          <table:table-cell office:value-type="float" office:value="4096">
            <text:p>4096</text:p>
          </table:table-cell>
          <table:table-cell table:formula="of:=3*[.A49]*[.B49]*[.C49]" office:value-type="float" office:value="38654705664">
            <text:p>38654705664</text:p>
          </table:table-cell>
          <table:table-cell office:value-type="float" office:value="0.3322555">
            <text:p>0.3322555000</text:p>
          </table:table-cell>
          <table:table-cell office:value-type="float" office:value="0.3848315">
            <text:p>0.3848315000</text:p>
          </table:table-cell>
          <table:table-cell office:value-type="float" office:value="2.3714609">
            <text:p>2.371460900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table:formula="of:=[.J49]*[.K49]" office:value-type="float" office:value="768">
            <text:p>7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0]" office:value-type="float" office:value="784">
            <text:p>784</text:p>
          </table:table-cell>
          <table:table-cell office:value-type="float" office:value="4096">
            <text:p>4096</text:p>
          </table:table-cell>
          <table:table-cell table:formula="of:=3*[.A50]*[.B50]*[.C50]" office:value-type="float" office:value="39460012032">
            <text:p>39460012032</text:p>
          </table:table-cell>
          <table:table-cell office:value-type="float" office:value="0.3402853">
            <text:p>0.3402853000</text:p>
          </table:table-cell>
          <table:table-cell office:value-type="float" office:value="0.392747">
            <text:p>0.3927470000</text:p>
          </table:table-cell>
          <table:table-cell office:value-type="float" office:value="2.4201222">
            <text:p>2.4201222000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formula="of:=[.J50]*[.K50]" office:value-type="float" office:value="784">
            <text:p>7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1]" office:value-type="float" office:value="800">
            <text:p>800</text:p>
          </table:table-cell>
          <table:table-cell office:value-type="float" office:value="4096">
            <text:p>4096</text:p>
          </table:table-cell>
          <table:table-cell table:formula="of:=3*[.A51]*[.B51]*[.C51]" office:value-type="float" office:value="40265318400">
            <text:p>40265318400</text:p>
          </table:table-cell>
          <table:table-cell office:value-type="float" office:value="0.3453501">
            <text:p>0.3453501000</text:p>
          </table:table-cell>
          <table:table-cell office:value-type="float" office:value="0.3980205">
            <text:p>0.3980205000</text:p>
          </table:table-cell>
          <table:table-cell office:value-type="float" office:value="2.4689715">
            <text:p>2.46897150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[.J51]*[.K51]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2]" office:value-type="float" office:value="816">
            <text:p>816</text:p>
          </table:table-cell>
          <table:table-cell office:value-type="float" office:value="4096">
            <text:p>4096</text:p>
          </table:table-cell>
          <table:table-cell table:formula="of:=3*[.A52]*[.B52]*[.C52]" office:value-type="float" office:value="41070624768">
            <text:p>41070624768</text:p>
          </table:table-cell>
          <table:table-cell office:value-type="float" office:value="0.3532553">
            <text:p>0.3532553000</text:p>
          </table:table-cell>
          <table:table-cell office:value-type="float" office:value="0.4057069">
            <text:p>0.4057069000</text:p>
          </table:table-cell>
          <table:table-cell office:value-type="float" office:value="2.5178948">
            <text:p>2.5178948000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formula="of:=[.J52]*[.K52]" office:value-type="float" office:value="816">
            <text:p>8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3]" office:value-type="float" office:value="832">
            <text:p>832</text:p>
          </table:table-cell>
          <table:table-cell office:value-type="float" office:value="4096">
            <text:p>4096</text:p>
          </table:table-cell>
          <table:table-cell table:formula="of:=3*[.A53]*[.B53]*[.C53]" office:value-type="float" office:value="41875931136">
            <text:p>41875931136</text:p>
          </table:table-cell>
          <table:table-cell office:value-type="float" office:value="0.3582951">
            <text:p>0.3582951000</text:p>
          </table:table-cell>
          <table:table-cell office:value-type="float" office:value="0.4107883">
            <text:p>0.4107883000</text:p>
          </table:table-cell>
          <table:table-cell office:value-type="float" office:value="2.5670033">
            <text:p>2.5670033000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table:formula="of:=[.J53]*[.K53]" office:value-type="float" office:value="832">
            <text:p>8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4]" office:value-type="float" office:value="848">
            <text:p>848</text:p>
          </table:table-cell>
          <table:table-cell office:value-type="float" office:value="4096">
            <text:p>4096</text:p>
          </table:table-cell>
          <table:table-cell table:formula="of:=3*[.A54]*[.B54]*[.C54]" office:value-type="float" office:value="42681237504">
            <text:p>42681237504</text:p>
          </table:table-cell>
          <table:table-cell office:value-type="float" office:value="0.3679633">
            <text:p>0.3679633000</text:p>
          </table:table-cell>
          <table:table-cell office:value-type="float" office:value="0.4204385">
            <text:p>0.4204385000</text:p>
          </table:table-cell>
          <table:table-cell office:value-type="float" office:value="2.6179042">
            <text:p>2.6179042000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formula="of:=[.J54]*[.K54]" office:value-type="float" office:value="848">
            <text:p>8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5]" office:value-type="float" office:value="864">
            <text:p>864</text:p>
          </table:table-cell>
          <table:table-cell office:value-type="float" office:value="4096">
            <text:p>4096</text:p>
          </table:table-cell>
          <table:table-cell table:formula="of:=3*[.A55]*[.B55]*[.C55]" office:value-type="float" office:value="43486543872">
            <text:p>43486543872</text:p>
          </table:table-cell>
          <table:table-cell office:value-type="float" office:value="0.3738432">
            <text:p>0.3738432000</text:p>
          </table:table-cell>
          <table:table-cell office:value-type="float" office:value="0.4263378">
            <text:p>0.4263378000</text:p>
          </table:table-cell>
          <table:table-cell office:value-type="float" office:value="2.6639868">
            <text:p>2.6639868000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table:formula="of:=[.J55]*[.K55]" office:value-type="float" office:value="864">
            <text:p>8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6]" office:value-type="float" office:value="880">
            <text:p>880</text:p>
          </table:table-cell>
          <table:table-cell office:value-type="float" office:value="4096">
            <text:p>4096</text:p>
          </table:table-cell>
          <table:table-cell table:formula="of:=3*[.A56]*[.B56]*[.C56]" office:value-type="float" office:value="44291850240">
            <text:p>44291850240</text:p>
          </table:table-cell>
          <table:table-cell office:value-type="float" office:value="0.3810859">
            <text:p>0.3810859000</text:p>
          </table:table-cell>
          <table:table-cell office:value-type="float" office:value="0.4336005">
            <text:p>0.4336005000</text:p>
          </table:table-cell>
          <table:table-cell office:value-type="float" office:value="2.7128752">
            <text:p>2.712875200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table:formula="of:=[.J56]*[.K56]" office:value-type="float" office:value="880">
            <text:p>8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7]" office:value-type="float" office:value="896">
            <text:p>896</text:p>
          </table:table-cell>
          <table:table-cell office:value-type="float" office:value="4096">
            <text:p>4096</text:p>
          </table:table-cell>
          <table:table-cell table:formula="of:=3*[.A57]*[.B57]*[.C57]" office:value-type="float" office:value="45097156608">
            <text:p>45097156608</text:p>
          </table:table-cell>
          <table:table-cell office:value-type="float" office:value="0.3867508">
            <text:p>0.3867508000</text:p>
          </table:table-cell>
          <table:table-cell office:value-type="float" office:value="0.4393573">
            <text:p>0.4393573000</text:p>
          </table:table-cell>
          <table:table-cell office:value-type="float" office:value="2.7607803">
            <text:p>2.7607803000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formula="of:=[.J57]*[.K57]" office:value-type="float" office:value="896">
            <text:p>8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8]" office:value-type="float" office:value="912">
            <text:p>912</text:p>
          </table:table-cell>
          <table:table-cell office:value-type="float" office:value="4096">
            <text:p>4096</text:p>
          </table:table-cell>
          <table:table-cell table:formula="of:=3*[.A58]*[.B58]*[.C58]" office:value-type="float" office:value="45902462976">
            <text:p>45902462976</text:p>
          </table:table-cell>
          <table:table-cell office:value-type="float" office:value="0.3941032">
            <text:p>0.3941032000</text:p>
          </table:table-cell>
          <table:table-cell office:value-type="float" office:value="0.4464826">
            <text:p>0.4464826000</text:p>
          </table:table-cell>
          <table:table-cell office:value-type="float" office:value="2.8104234">
            <text:p>2.8104234000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table:formula="of:=[.J58]*[.K58]"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59]" office:value-type="float" office:value="928">
            <text:p>928</text:p>
          </table:table-cell>
          <table:table-cell office:value-type="float" office:value="4096">
            <text:p>4096</text:p>
          </table:table-cell>
          <table:table-cell table:formula="of:=3*[.A59]*[.B59]*[.C59]" office:value-type="float" office:value="46707769344">
            <text:p>46707769344</text:p>
          </table:table-cell>
          <table:table-cell office:value-type="float" office:value="0.3999697">
            <text:p>0.3999697000</text:p>
          </table:table-cell>
          <table:table-cell office:value-type="float" office:value="0.4524594">
            <text:p>0.4524594000</text:p>
          </table:table-cell>
          <table:table-cell office:value-type="float" office:value="2.8609971">
            <text:p>2.8609971000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[.J59]*[.K59]" office:value-type="float" office:value="928">
            <text:p>9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0]" office:value-type="float" office:value="944">
            <text:p>944</text:p>
          </table:table-cell>
          <table:table-cell office:value-type="float" office:value="4096">
            <text:p>4096</text:p>
          </table:table-cell>
          <table:table-cell table:formula="of:=3*[.A60]*[.B60]*[.C60]" office:value-type="float" office:value="47513075712">
            <text:p>47513075712</text:p>
          </table:table-cell>
          <table:table-cell office:value-type="float" office:value="0.4068397">
            <text:p>0.4068397000</text:p>
          </table:table-cell>
          <table:table-cell office:value-type="float" office:value="0.4594815">
            <text:p>0.4594815000</text:p>
          </table:table-cell>
          <table:table-cell office:value-type="float" office:value="2.9096835">
            <text:p>2.9096835000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formula="of:=[.J60]*[.K60]" office:value-type="float" office:value="944">
            <text:p>9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1]" office:value-type="float" office:value="960">
            <text:p>960</text:p>
          </table:table-cell>
          <table:table-cell office:value-type="float" office:value="4096">
            <text:p>4096</text:p>
          </table:table-cell>
          <table:table-cell table:formula="of:=3*[.A61]*[.B61]*[.C61]" office:value-type="float" office:value="48318382080">
            <text:p>48318382080</text:p>
          </table:table-cell>
          <table:table-cell office:value-type="float" office:value="0.4125949">
            <text:p>0.4125949000</text:p>
          </table:table-cell>
          <table:table-cell office:value-type="float" office:value="0.4649537">
            <text:p>0.4649537000</text:p>
          </table:table-cell>
          <table:table-cell office:value-type="float" office:value="2.9560322">
            <text:p>2.956032200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table:formula="of:=[.J61]*[.K61]" office:value-type="float" office:value="960">
            <text:p>9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2]" office:value-type="float" office:value="976">
            <text:p>976</text:p>
          </table:table-cell>
          <table:table-cell office:value-type="float" office:value="4096">
            <text:p>4096</text:p>
          </table:table-cell>
          <table:table-cell table:formula="of:=3*[.A62]*[.B62]*[.C62]" office:value-type="float" office:value="49123688448">
            <text:p>49123688448</text:p>
          </table:table-cell>
          <table:table-cell office:value-type="float" office:value="0.4220983">
            <text:p>0.4220983000</text:p>
          </table:table-cell>
          <table:table-cell office:value-type="float" office:value="0.4745263">
            <text:p>0.4745263000</text:p>
          </table:table-cell>
          <table:table-cell office:value-type="float" office:value="3.0050449">
            <text:p>3.005044900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table:formula="of:=[.J62]*[.K62]" office:value-type="float" office:value="976">
            <text:p>9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3]" office:value-type="float" office:value="992">
            <text:p>992</text:p>
          </table:table-cell>
          <table:table-cell office:value-type="float" office:value="4096">
            <text:p>4096</text:p>
          </table:table-cell>
          <table:table-cell table:formula="of:=3*[.A63]*[.B63]*[.C63]" office:value-type="float" office:value="49928994816">
            <text:p>49928994816</text:p>
          </table:table-cell>
          <table:table-cell office:value-type="float" office:value="0.4299056">
            <text:p>0.4299056000</text:p>
          </table:table-cell>
          <table:table-cell office:value-type="float" office:value="0.4823046">
            <text:p>0.4823046000</text:p>
          </table:table-cell>
          <table:table-cell office:value-type="float" office:value="3.0531362">
            <text:p>3.053136200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table:formula="of:=[.J63]*[.K63]" office:value-type="float" office:value="992">
            <text:p>9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4]" office:value-type="float" office:value="1008">
            <text:p>1008</text:p>
          </table:table-cell>
          <table:table-cell office:value-type="float" office:value="4096">
            <text:p>4096</text:p>
          </table:table-cell>
          <table:table-cell table:formula="of:=3*[.A64]*[.B64]*[.C64]" office:value-type="float" office:value="50734301184">
            <text:p>50734301184</text:p>
          </table:table-cell>
          <table:table-cell office:value-type="float" office:value="0.435281">
            <text:p>0.4352810000</text:p>
          </table:table-cell>
          <table:table-cell office:value-type="float" office:value="0.4875341">
            <text:p>0.4875341000</text:p>
          </table:table-cell>
          <table:table-cell office:value-type="float" office:value="3.1044037">
            <text:p>3.1044037000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table:formula="of:=[.J64]*[.K64]" office:value-type="float" office:value="1008">
            <text:p>10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5]" office:value-type="float" office:value="1024">
            <text:p>1024</text:p>
          </table:table-cell>
          <table:table-cell office:value-type="float" office:value="4096">
            <text:p>4096</text:p>
          </table:table-cell>
          <table:table-cell table:formula="of:=3*[.A65]*[.B65]*[.C65]" office:value-type="float" office:value="51539607552">
            <text:p>51539607552</text:p>
          </table:table-cell>
          <table:table-cell office:value-type="float" office:value="0.4429246">
            <text:p>0.4429246000</text:p>
          </table:table-cell>
          <table:table-cell office:value-type="float" office:value="0.4953253">
            <text:p>0.4953253000</text:p>
          </table:table-cell>
          <table:table-cell office:value-type="float" office:value="3.1509388">
            <text:p>3.150938800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formula="of:=[.J65]*[.K65]" office:value-type="float" office:value="1024">
            <text:p>10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6]" office:value-type="float" office:value="1040">
            <text:p>1040</text:p>
          </table:table-cell>
          <table:table-cell office:value-type="float" office:value="4096">
            <text:p>4096</text:p>
          </table:table-cell>
          <table:table-cell table:formula="of:=3*[.A66]*[.B66]*[.C66]" office:value-type="float" office:value="52344913920">
            <text:p>52344913920</text:p>
          </table:table-cell>
          <table:table-cell office:value-type="float" office:value="0.4481848">
            <text:p>0.4481848000</text:p>
          </table:table-cell>
          <table:table-cell office:value-type="float" office:value="0.5004999">
            <text:p>0.5004999000</text:p>
          </table:table-cell>
          <table:table-cell office:value-type="float" office:value="3.1980019">
            <text:p>3.1980019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J66]*[.K66]" office:value-type="float" office:value="1040">
            <text:p>10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7]" office:value-type="float" office:value="1056">
            <text:p>1056</text:p>
          </table:table-cell>
          <table:table-cell office:value-type="float" office:value="4096">
            <text:p>4096</text:p>
          </table:table-cell>
          <table:table-cell table:formula="of:=3*[.A67]*[.B67]*[.C67]" office:value-type="float" office:value="53150220288">
            <text:p>53150220288</text:p>
          </table:table-cell>
          <table:table-cell office:value-type="float" office:value="0.4560276">
            <text:p>0.4560276000</text:p>
          </table:table-cell>
          <table:table-cell office:value-type="float" office:value="0.5083577">
            <text:p>0.5083577000</text:p>
          </table:table-cell>
          <table:table-cell office:value-type="float" office:value="3.238046">
            <text:p>3.2380460000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formula="of:=[.J67]*[.K67]" office:value-type="float" office:value="1056">
            <text:p>10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8]" office:value-type="float" office:value="1072">
            <text:p>1072</text:p>
          </table:table-cell>
          <table:table-cell office:value-type="float" office:value="4096">
            <text:p>4096</text:p>
          </table:table-cell>
          <table:table-cell table:formula="of:=3*[.A68]*[.B68]*[.C68]" office:value-type="float" office:value="53955526656">
            <text:p>53955526656</text:p>
          </table:table-cell>
          <table:table-cell office:value-type="float" office:value="0.4611413">
            <text:p>0.4611413000</text:p>
          </table:table-cell>
          <table:table-cell office:value-type="float" office:value="0.5133748">
            <text:p>0.5133748000</text:p>
          </table:table-cell>
          <table:table-cell office:value-type="float" office:value="3.28693">
            <text:p>3.2869300000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table:formula="of:=[.J68]*[.K68]" office:value-type="float" office:value="1072">
            <text:p>10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69]" office:value-type="float" office:value="1088">
            <text:p>1088</text:p>
          </table:table-cell>
          <table:table-cell office:value-type="float" office:value="4096">
            <text:p>4096</text:p>
          </table:table-cell>
          <table:table-cell table:formula="of:=3*[.A69]*[.B69]*[.C69]" office:value-type="float" office:value="54760833024">
            <text:p>54760833024</text:p>
          </table:table-cell>
          <table:table-cell office:value-type="float" office:value="0.470855">
            <text:p>0.4708550000</text:p>
          </table:table-cell>
          <table:table-cell office:value-type="float" office:value="0.5231704">
            <text:p>0.5231704000</text:p>
          </table:table-cell>
          <table:table-cell office:value-type="float" office:value="3.3385062">
            <text:p>3.338506200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table:formula="of:=[.J69]*[.K69]" office:value-type="float" office:value="1088">
            <text:p>10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0]" office:value-type="float" office:value="1104">
            <text:p>1104</text:p>
          </table:table-cell>
          <table:table-cell office:value-type="float" office:value="4096">
            <text:p>4096</text:p>
          </table:table-cell>
          <table:table-cell table:formula="of:=3*[.A70]*[.B70]*[.C70]" office:value-type="float" office:value="55566139392">
            <text:p>55566139392</text:p>
          </table:table-cell>
          <table:table-cell office:value-type="float" office:value="0.4766561">
            <text:p>0.4766561000</text:p>
          </table:table-cell>
          <table:table-cell office:value-type="float" office:value="0.5289348">
            <text:p>0.5289348000</text:p>
          </table:table-cell>
          <table:table-cell office:value-type="float" office:value="3.3844368">
            <text:p>3.3844368000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table:formula="of:=[.J70]*[.K70]" office:value-type="float" office:value="1104">
            <text:p>11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1]" office:value-type="float" office:value="1120">
            <text:p>1120</text:p>
          </table:table-cell>
          <table:table-cell office:value-type="float" office:value="4096">
            <text:p>4096</text:p>
          </table:table-cell>
          <table:table-cell table:formula="of:=3*[.A71]*[.B71]*[.C71]" office:value-type="float" office:value="56371445760">
            <text:p>56371445760</text:p>
          </table:table-cell>
          <table:table-cell office:value-type="float" office:value="0.483788">
            <text:p>0.4837880000</text:p>
          </table:table-cell>
          <table:table-cell office:value-type="float" office:value="0.5359502">
            <text:p>0.5359502000</text:p>
          </table:table-cell>
          <table:table-cell office:value-type="float" office:value="3.4323051">
            <text:p>3.43230510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[.J71]*[.K71]" office:value-type="float" office:value="1120">
            <text:p>11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2]" office:value-type="float" office:value="1136">
            <text:p>1136</text:p>
          </table:table-cell>
          <table:table-cell office:value-type="float" office:value="4096">
            <text:p>4096</text:p>
          </table:table-cell>
          <table:table-cell table:formula="of:=3*[.A72]*[.B72]*[.C72]" office:value-type="float" office:value="57176752128">
            <text:p>57176752128</text:p>
          </table:table-cell>
          <table:table-cell office:value-type="float" office:value="0.4895828">
            <text:p>0.4895828000</text:p>
          </table:table-cell>
          <table:table-cell office:value-type="float" office:value="0.5417893">
            <text:p>0.5417893000</text:p>
          </table:table-cell>
          <table:table-cell office:value-type="float" office:value="3.4843128">
            <text:p>3.4843128000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formula="of:=[.J72]*[.K72]" office:value-type="float" office:value="1136">
            <text:p>11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3]" office:value-type="float" office:value="1152">
            <text:p>1152</text:p>
          </table:table-cell>
          <table:table-cell office:value-type="float" office:value="4096">
            <text:p>4096</text:p>
          </table:table-cell>
          <table:table-cell table:formula="of:=3*[.A73]*[.B73]*[.C73]" office:value-type="float" office:value="57982058496">
            <text:p>57982058496</text:p>
          </table:table-cell>
          <table:table-cell office:value-type="float" office:value="0.4969537">
            <text:p>0.4969537000</text:p>
          </table:table-cell>
          <table:table-cell office:value-type="float" office:value="0.5492848">
            <text:p>0.5492848000</text:p>
          </table:table-cell>
          <table:table-cell office:value-type="float" office:value="3.5299542">
            <text:p>3.5299542000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formula="of:=[.J73]*[.K73]" office:value-type="float" office:value="1152">
            <text:p>11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4]" office:value-type="float" office:value="1168">
            <text:p>1168</text:p>
          </table:table-cell>
          <table:table-cell office:value-type="float" office:value="4096">
            <text:p>4096</text:p>
          </table:table-cell>
          <table:table-cell table:formula="of:=3*[.A74]*[.B74]*[.C74]" office:value-type="float" office:value="58787364864">
            <text:p>58787364864</text:p>
          </table:table-cell>
          <table:table-cell office:value-type="float" office:value="0.5029586">
            <text:p>0.5029586000</text:p>
          </table:table-cell>
          <table:table-cell office:value-type="float" office:value="0.5551586">
            <text:p>0.5551586000</text:p>
          </table:table-cell>
          <table:table-cell office:value-type="float" office:value="3.5790263">
            <text:p>3.5790263000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formula="of:=[.J74]*[.K74]" office:value-type="float" office:value="1168">
            <text:p>11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5]" office:value-type="float" office:value="1184">
            <text:p>1184</text:p>
          </table:table-cell>
          <table:table-cell office:value-type="float" office:value="4096">
            <text:p>4096</text:p>
          </table:table-cell>
          <table:table-cell table:formula="of:=3*[.A75]*[.B75]*[.C75]" office:value-type="float" office:value="59592671232">
            <text:p>59592671232</text:p>
          </table:table-cell>
          <table:table-cell office:value-type="float" office:value="0.5118758">
            <text:p>0.5118758000</text:p>
          </table:table-cell>
          <table:table-cell office:value-type="float" office:value="0.5640685">
            <text:p>0.5640685000</text:p>
          </table:table-cell>
          <table:table-cell office:value-type="float" office:value="3.6296994">
            <text:p>3.6296994000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table:formula="of:=[.J75]*[.K75]" office:value-type="float" office:value="1184">
            <text:p>11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6]" office:value-type="float" office:value="1200">
            <text:p>1200</text:p>
          </table:table-cell>
          <table:table-cell office:value-type="float" office:value="4096">
            <text:p>4096</text:p>
          </table:table-cell>
          <table:table-cell table:formula="of:=3*[.A76]*[.B76]*[.C76]" office:value-type="float" office:value="60397977600">
            <text:p>60397977600</text:p>
          </table:table-cell>
          <table:table-cell office:value-type="float" office:value="0.5175527">
            <text:p>0.5175527000</text:p>
          </table:table-cell>
          <table:table-cell office:value-type="float" office:value="0.5697603">
            <text:p>0.5697603000</text:p>
          </table:table-cell>
          <table:table-cell office:value-type="float" office:value="3.6761392">
            <text:p>3.6761392000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formula="of:=[.J76]*[.K76]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7]" office:value-type="float" office:value="1216">
            <text:p>1216</text:p>
          </table:table-cell>
          <table:table-cell office:value-type="float" office:value="4096">
            <text:p>4096</text:p>
          </table:table-cell>
          <table:table-cell table:formula="of:=3*[.A77]*[.B77]*[.C77]" office:value-type="float" office:value="61203283968">
            <text:p>61203283968</text:p>
          </table:table-cell>
          <table:table-cell office:value-type="float" office:value="0.5249247">
            <text:p>0.5249247000</text:p>
          </table:table-cell>
          <table:table-cell office:value-type="float" office:value="0.5771026">
            <text:p>0.5771026000</text:p>
          </table:table-cell>
          <table:table-cell office:value-type="float" office:value="3.7253721">
            <text:p>3.7253721000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table:formula="of:=[.J77]*[.K77]" office:value-type="float" office:value="1216">
            <text:p>12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8]" office:value-type="float" office:value="1232">
            <text:p>1232</text:p>
          </table:table-cell>
          <table:table-cell office:value-type="float" office:value="4096">
            <text:p>4096</text:p>
          </table:table-cell>
          <table:table-cell table:formula="of:=3*[.A78]*[.B78]*[.C78]" office:value-type="float" office:value="62008590336">
            <text:p>62008590336</text:p>
          </table:table-cell>
          <table:table-cell office:value-type="float" office:value="0.5326866">
            <text:p>0.5326866000</text:p>
          </table:table-cell>
          <table:table-cell office:value-type="float" office:value="0.5848066">
            <text:p>0.5848066000</text:p>
          </table:table-cell>
          <table:table-cell office:value-type="float" office:value="3.7733187">
            <text:p>3.773318700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table:formula="of:=[.J78]*[.K78]" office:value-type="float" office:value="1232">
            <text:p>12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79]" office:value-type="float" office:value="1248">
            <text:p>1248</text:p>
          </table:table-cell>
          <table:table-cell office:value-type="float" office:value="4096">
            <text:p>4096</text:p>
          </table:table-cell>
          <table:table-cell table:formula="of:=3*[.A79]*[.B79]*[.C79]" office:value-type="float" office:value="62813896704">
            <text:p>62813896704</text:p>
          </table:table-cell>
          <table:table-cell office:value-type="float" office:value="0.5378797">
            <text:p>0.5378797000</text:p>
          </table:table-cell>
          <table:table-cell office:value-type="float" office:value="0.590044">
            <text:p>0.5900440000</text:p>
          </table:table-cell>
          <table:table-cell office:value-type="float" office:value="3.8224528">
            <text:p>3.8224528000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table:formula="of:=[.J79]*[.K79]" office:value-type="float" office:value="1248">
            <text:p>12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0]" office:value-type="float" office:value="1264">
            <text:p>1264</text:p>
          </table:table-cell>
          <table:table-cell office:value-type="float" office:value="4096">
            <text:p>4096</text:p>
          </table:table-cell>
          <table:table-cell table:formula="of:=3*[.A80]*[.B80]*[.C80]" office:value-type="float" office:value="63619203072">
            <text:p>63619203072</text:p>
          </table:table-cell>
          <table:table-cell office:value-type="float" office:value="0.5458484">
            <text:p>0.5458484000</text:p>
          </table:table-cell>
          <table:table-cell office:value-type="float" office:value="0.5980558">
            <text:p>0.5980558000</text:p>
          </table:table-cell>
          <table:table-cell office:value-type="float" office:value="3.8701303">
            <text:p>3.870130300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table:formula="of:=[.J80]*[.K80]" office:value-type="float" office:value="1264">
            <text:p>12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1]" office:value-type="float" office:value="1280">
            <text:p>1280</text:p>
          </table:table-cell>
          <table:table-cell office:value-type="float" office:value="4096">
            <text:p>4096</text:p>
          </table:table-cell>
          <table:table-cell table:formula="of:=3*[.A81]*[.B81]*[.C81]" office:value-type="float" office:value="64424509440">
            <text:p>64424509440</text:p>
          </table:table-cell>
          <table:table-cell office:value-type="float" office:value="0.550839">
            <text:p>0.5508390000</text:p>
          </table:table-cell>
          <table:table-cell office:value-type="float" office:value="0.6028534">
            <text:p>0.6028534000</text:p>
          </table:table-cell>
          <table:table-cell office:value-type="float" office:value="3.9202296">
            <text:p>3.920229600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[.J81]*[.K81]" office:value-type="float" office:value="1280">
            <text:p>12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2]" office:value-type="float" office:value="1296">
            <text:p>1296</text:p>
          </table:table-cell>
          <table:table-cell office:value-type="float" office:value="4096">
            <text:p>4096</text:p>
          </table:table-cell>
          <table:table-cell table:formula="of:=3*[.A82]*[.B82]*[.C82]" office:value-type="float" office:value="65229815808">
            <text:p>65229815808</text:p>
          </table:table-cell>
          <table:table-cell office:value-type="float" office:value="0.5587286">
            <text:p>0.5587286000</text:p>
          </table:table-cell>
          <table:table-cell office:value-type="float" office:value="0.6107619">
            <text:p>0.6107619000</text:p>
          </table:table-cell>
          <table:table-cell office:value-type="float" office:value="3.9692087">
            <text:p>3.9692087000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[.J82]*[.K82]" office:value-type="float" office:value="1296">
            <text:p>12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3]" office:value-type="float" office:value="1312">
            <text:p>1312</text:p>
          </table:table-cell>
          <table:table-cell office:value-type="float" office:value="4096">
            <text:p>4096</text:p>
          </table:table-cell>
          <table:table-cell table:formula="of:=3*[.A83]*[.B83]*[.C83]" office:value-type="float" office:value="66035122176">
            <text:p>66035122176</text:p>
          </table:table-cell>
          <table:table-cell office:value-type="float" office:value="0.5637318">
            <text:p>0.5637318000</text:p>
          </table:table-cell>
          <table:table-cell office:value-type="float" office:value="0.6157372">
            <text:p>0.6157372000</text:p>
          </table:table-cell>
          <table:table-cell office:value-type="float" office:value="4.0163902">
            <text:p>4.0163902000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formula="of:=[.J83]*[.K83]" office:value-type="float" office:value="1312">
            <text:p>13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4]" office:value-type="float" office:value="1328">
            <text:p>1328</text:p>
          </table:table-cell>
          <table:table-cell office:value-type="float" office:value="4096">
            <text:p>4096</text:p>
          </table:table-cell>
          <table:table-cell table:formula="of:=3*[.A84]*[.B84]*[.C84]" office:value-type="float" office:value="66840428544">
            <text:p>66840428544</text:p>
          </table:table-cell>
          <table:table-cell office:value-type="float" office:value="0.5736224">
            <text:p>0.5736224000</text:p>
          </table:table-cell>
          <table:table-cell office:value-type="float" office:value="0.6255777">
            <text:p>0.6255777000</text:p>
          </table:table-cell>
          <table:table-cell office:value-type="float" office:value="4.0677383">
            <text:p>4.0677383000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table:formula="of:=[.J84]*[.K84]" office:value-type="float" office:value="1328">
            <text:p>13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5]" office:value-type="float" office:value="1344">
            <text:p>1344</text:p>
          </table:table-cell>
          <table:table-cell office:value-type="float" office:value="4096">
            <text:p>4096</text:p>
          </table:table-cell>
          <table:table-cell table:formula="of:=3*[.A85]*[.B85]*[.C85]" office:value-type="float" office:value="67645734912">
            <text:p>67645734912</text:p>
          </table:table-cell>
          <table:table-cell office:value-type="float" office:value="0.5791818">
            <text:p>0.5791818000</text:p>
          </table:table-cell>
          <table:table-cell office:value-type="float" office:value="0.6312368">
            <text:p>0.6312368000</text:p>
          </table:table-cell>
          <table:table-cell office:value-type="float" office:value="4.1415808">
            <text:p>4.1415808000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[.J85]*[.K85]" office:value-type="float" office:value="1344">
            <text:p>13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6]" office:value-type="float" office:value="1360">
            <text:p>1360</text:p>
          </table:table-cell>
          <table:table-cell office:value-type="float" office:value="4096">
            <text:p>4096</text:p>
          </table:table-cell>
          <table:table-cell table:formula="of:=3*[.A86]*[.B86]*[.C86]" office:value-type="float" office:value="68451041280">
            <text:p>68451041280</text:p>
          </table:table-cell>
          <table:table-cell office:value-type="float" office:value="0.5866189">
            <text:p>0.5866189000</text:p>
          </table:table-cell>
          <table:table-cell office:value-type="float" office:value="0.6387518">
            <text:p>0.6387518000</text:p>
          </table:table-cell>
          <table:table-cell office:value-type="float" office:value="4.1624473">
            <text:p>4.1624473000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[.J86]*[.K86]" office:value-type="float" office:value="1360">
            <text:p>13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7]" office:value-type="float" office:value="1376">
            <text:p>1376</text:p>
          </table:table-cell>
          <table:table-cell office:value-type="float" office:value="4096">
            <text:p>4096</text:p>
          </table:table-cell>
          <table:table-cell table:formula="of:=3*[.A87]*[.B87]*[.C87]" office:value-type="float" office:value="69256347648">
            <text:p>69256347648</text:p>
          </table:table-cell>
          <table:table-cell office:value-type="float" office:value="0.5921978">
            <text:p>0.5921978000</text:p>
          </table:table-cell>
          <table:table-cell office:value-type="float" office:value="0.6443194">
            <text:p>0.6443194000</text:p>
          </table:table-cell>
          <table:table-cell office:value-type="float" office:value="4.2139997">
            <text:p>4.2139997000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formula="of:=[.J87]*[.K87]" office:value-type="float" office:value="1376">
            <text:p>13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8]" office:value-type="float" office:value="1392">
            <text:p>1392</text:p>
          </table:table-cell>
          <table:table-cell office:value-type="float" office:value="4096">
            <text:p>4096</text:p>
          </table:table-cell>
          <table:table-cell table:formula="of:=3*[.A88]*[.B88]*[.C88]" office:value-type="float" office:value="70061654016">
            <text:p>70061654016</text:p>
          </table:table-cell>
          <table:table-cell office:value-type="float" office:value="0.5997013">
            <text:p>0.5997013000</text:p>
          </table:table-cell>
          <table:table-cell office:value-type="float" office:value="0.6517297">
            <text:p>0.6517297000</text:p>
          </table:table-cell>
          <table:table-cell office:value-type="float" office:value="4.2599767">
            <text:p>4.2599767000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[.J88]*[.K88]" office:value-type="float" office:value="1392">
            <text:p>13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89]" office:value-type="float" office:value="1408">
            <text:p>1408</text:p>
          </table:table-cell>
          <table:table-cell office:value-type="float" office:value="4096">
            <text:p>4096</text:p>
          </table:table-cell>
          <table:table-cell table:formula="of:=3*[.A89]*[.B89]*[.C89]" office:value-type="float" office:value="70866960384">
            <text:p>70866960384</text:p>
          </table:table-cell>
          <table:table-cell office:value-type="float" office:value="0.6055621">
            <text:p>0.6055621000</text:p>
          </table:table-cell>
          <table:table-cell office:value-type="float" office:value="0.6575376">
            <text:p>0.6575376000</text:p>
          </table:table-cell>
          <table:table-cell office:value-type="float" office:value="4.3086217">
            <text:p>4.308621700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[.J89]*[.K89]" office:value-type="float" office:value="1408">
            <text:p>14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0]" office:value-type="float" office:value="1424">
            <text:p>1424</text:p>
          </table:table-cell>
          <table:table-cell office:value-type="float" office:value="4096">
            <text:p>4096</text:p>
          </table:table-cell>
          <table:table-cell table:formula="of:=3*[.A90]*[.B90]*[.C90]" office:value-type="float" office:value="71672266752">
            <text:p>71672266752</text:p>
          </table:table-cell>
          <table:table-cell office:value-type="float" office:value="0.6125236">
            <text:p>0.6125236000</text:p>
          </table:table-cell>
          <table:table-cell office:value-type="float" office:value="0.6643721">
            <text:p>0.6643721000</text:p>
          </table:table-cell>
          <table:table-cell office:value-type="float" office:value="4.3597987">
            <text:p>4.3597987000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[.J90]*[.K90]" office:value-type="float" office:value="1424">
            <text:p>14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1]" office:value-type="float" office:value="1440">
            <text:p>1440</text:p>
          </table:table-cell>
          <table:table-cell office:value-type="float" office:value="4096">
            <text:p>4096</text:p>
          </table:table-cell>
          <table:table-cell table:formula="of:=3*[.A91]*[.B91]*[.C91]" office:value-type="float" office:value="72477573120">
            <text:p>72477573120</text:p>
          </table:table-cell>
          <table:table-cell office:value-type="float" office:value="0.6182072">
            <text:p>0.6182072000</text:p>
          </table:table-cell>
          <table:table-cell office:value-type="float" office:value="0.6702103">
            <text:p>0.6702103000</text:p>
          </table:table-cell>
          <table:table-cell office:value-type="float" office:value="4.4065734">
            <text:p>4.406573400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formula="of:=[.J91]*[.K91]" office:value-type="float" office:value="1440">
            <text:p>14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2]" office:value-type="float" office:value="1456">
            <text:p>1456</text:p>
          </table:table-cell>
          <table:table-cell office:value-type="float" office:value="4096">
            <text:p>4096</text:p>
          </table:table-cell>
          <table:table-cell table:formula="of:=3*[.A92]*[.B92]*[.C92]" office:value-type="float" office:value="73282879488">
            <text:p>73282879488</text:p>
          </table:table-cell>
          <table:table-cell office:value-type="float" office:value="0.6274536">
            <text:p>0.6274536000</text:p>
          </table:table-cell>
          <table:table-cell office:value-type="float" office:value="0.679368">
            <text:p>0.6793680000</text:p>
          </table:table-cell>
          <table:table-cell office:value-type="float" office:value="4.4546597">
            <text:p>4.4546597000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table:formula="of:=[.J92]*[.K92]" office:value-type="float" office:value="1456">
            <text:p>14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3]" office:value-type="float" office:value="1472">
            <text:p>1472</text:p>
          </table:table-cell>
          <table:table-cell office:value-type="float" office:value="4096">
            <text:p>4096</text:p>
          </table:table-cell>
          <table:table-cell table:formula="of:=3*[.A93]*[.B93]*[.C93]" office:value-type="float" office:value="74088185856">
            <text:p>74088185856</text:p>
          </table:table-cell>
          <table:table-cell office:value-type="float" office:value="0.6354594">
            <text:p>0.6354594000</text:p>
          </table:table-cell>
          <table:table-cell office:value-type="float" office:value="0.6873259">
            <text:p>0.6873259000</text:p>
          </table:table-cell>
          <table:table-cell office:value-type="float" office:value="4.5037803">
            <text:p>4.5037803000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table:formula="of:=[.J93]*[.K93]" office:value-type="float" office:value="1472">
            <text:p>14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4]" office:value-type="float" office:value="1488">
            <text:p>1488</text:p>
          </table:table-cell>
          <table:table-cell office:value-type="float" office:value="4096">
            <text:p>4096</text:p>
          </table:table-cell>
          <table:table-cell table:formula="of:=3*[.A94]*[.B94]*[.C94]" office:value-type="float" office:value="74893492224">
            <text:p>74893492224</text:p>
          </table:table-cell>
          <table:table-cell office:value-type="float" office:value="0.6405473">
            <text:p>0.6405473000</text:p>
          </table:table-cell>
          <table:table-cell office:value-type="float" office:value="0.6923939">
            <text:p>0.6923939000</text:p>
          </table:table-cell>
          <table:table-cell office:value-type="float" office:value="4.5585017">
            <text:p>4.5585017000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[.J94]*[.K94]" office:value-type="float" office:value="1488">
            <text:p>14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5]" office:value-type="float" office:value="1504">
            <text:p>1504</text:p>
          </table:table-cell>
          <table:table-cell office:value-type="float" office:value="4096">
            <text:p>4096</text:p>
          </table:table-cell>
          <table:table-cell table:formula="of:=3*[.A95]*[.B95]*[.C95]" office:value-type="float" office:value="75698798592">
            <text:p>75698798592</text:p>
          </table:table-cell>
          <table:table-cell office:value-type="float" office:value="0.648204">
            <text:p>0.6482040000</text:p>
          </table:table-cell>
          <table:table-cell office:value-type="float" office:value="0.6999768">
            <text:p>0.6999768000</text:p>
          </table:table-cell>
          <table:table-cell office:value-type="float" office:value="4.6031054">
            <text:p>4.6031054000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table:formula="of:=[.J95]*[.K95]" office:value-type="float" office:value="1504">
            <text:p>15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6]" office:value-type="float" office:value="1520">
            <text:p>1520</text:p>
          </table:table-cell>
          <table:table-cell office:value-type="float" office:value="4096">
            <text:p>4096</text:p>
          </table:table-cell>
          <table:table-cell table:formula="of:=3*[.A96]*[.B96]*[.C96]" office:value-type="float" office:value="76504104960">
            <text:p>76504104960</text:p>
          </table:table-cell>
          <table:table-cell office:value-type="float" office:value="0.6534511">
            <text:p>0.6534511000</text:p>
          </table:table-cell>
          <table:table-cell office:value-type="float" office:value="0.7054778">
            <text:p>0.7054778000</text:p>
          </table:table-cell>
          <table:table-cell office:value-type="float" office:value="4.6760428">
            <text:p>4.6760428000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formula="of:=[.J96]*[.K96]" office:value-type="float" office:value="1520">
            <text:p>15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7]" office:value-type="float" office:value="1536">
            <text:p>1536</text:p>
          </table:table-cell>
          <table:table-cell office:value-type="float" office:value="4096">
            <text:p>4096</text:p>
          </table:table-cell>
          <table:table-cell table:formula="of:=3*[.A97]*[.B97]*[.C97]" office:value-type="float" office:value="77309411328">
            <text:p>77309411328</text:p>
          </table:table-cell>
          <table:table-cell office:value-type="float" office:value="0.6614785">
            <text:p>0.6614785000</text:p>
          </table:table-cell>
          <table:table-cell office:value-type="float" office:value="0.7134224">
            <text:p>0.7134224000</text:p>
          </table:table-cell>
          <table:table-cell office:value-type="float" office:value="4.698408">
            <text:p>4.6984080000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table:formula="of:=[.J97]*[.K97]" office:value-type="float" office:value="1536">
            <text:p>15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8]" office:value-type="float" office:value="1552">
            <text:p>1552</text:p>
          </table:table-cell>
          <table:table-cell office:value-type="float" office:value="4096">
            <text:p>4096</text:p>
          </table:table-cell>
          <table:table-cell table:formula="of:=3*[.A98]*[.B98]*[.C98]" office:value-type="float" office:value="78114717696">
            <text:p>78114717696</text:p>
          </table:table-cell>
          <table:table-cell office:value-type="float" office:value="0.666645">
            <text:p>0.6666450000</text:p>
          </table:table-cell>
          <table:table-cell office:value-type="float" office:value="0.7184399">
            <text:p>0.7184399000</text:p>
          </table:table-cell>
          <table:table-cell office:value-type="float" office:value="4.7470646">
            <text:p>4.747064600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table:formula="of:=[.J98]*[.K98]" office:value-type="float" office:value="1552">
            <text:p>15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99]" office:value-type="float" office:value="1568">
            <text:p>1568</text:p>
          </table:table-cell>
          <table:table-cell office:value-type="float" office:value="4096">
            <text:p>4096</text:p>
          </table:table-cell>
          <table:table-cell table:formula="of:=3*[.A99]*[.B99]*[.C99]" office:value-type="float" office:value="78920024064">
            <text:p>78920024064</text:p>
          </table:table-cell>
          <table:table-cell office:value-type="float" office:value="0.6766674">
            <text:p>0.6766674000</text:p>
          </table:table-cell>
          <table:table-cell office:value-type="float" office:value="0.7284389">
            <text:p>0.7284389000</text:p>
          </table:table-cell>
          <table:table-cell office:value-type="float" office:value="4.7964724">
            <text:p>4.7964724000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table:formula="of:=[.J99]*[.K99]" office:value-type="float" office:value="1568">
            <text:p>15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0]" office:value-type="float" office:value="1584">
            <text:p>1584</text:p>
          </table:table-cell>
          <table:table-cell office:value-type="float" office:value="4096">
            <text:p>4096</text:p>
          </table:table-cell>
          <table:table-cell table:formula="of:=3*[.A100]*[.B100]*[.C100]" office:value-type="float" office:value="79725330432">
            <text:p>79725330432</text:p>
          </table:table-cell>
          <table:table-cell office:value-type="float" office:value="0.6825952">
            <text:p>0.6825952000</text:p>
          </table:table-cell>
          <table:table-cell office:value-type="float" office:value="0.7343509">
            <text:p>0.7343509000</text:p>
          </table:table-cell>
          <table:table-cell office:value-type="float" office:value="4.8444202">
            <text:p>4.8444202000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[.J100]*[.K100]" office:value-type="float" office:value="1584">
            <text:p>15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1]" office:value-type="float" office:value="1600">
            <text:p>1600</text:p>
          </table:table-cell>
          <table:table-cell office:value-type="float" office:value="4096">
            <text:p>4096</text:p>
          </table:table-cell>
          <table:table-cell table:formula="of:=3*[.A101]*[.B101]*[.C101]" office:value-type="float" office:value="80530636800">
            <text:p>80530636800</text:p>
          </table:table-cell>
          <table:table-cell office:value-type="float" office:value="0.6894103">
            <text:p>0.6894103000</text:p>
          </table:table-cell>
          <table:table-cell office:value-type="float" office:value="0.7413536">
            <text:p>0.7413536000</text:p>
          </table:table-cell>
          <table:table-cell office:value-type="float" office:value="4.8933725">
            <text:p>4.89337250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[.J101]*[.K101]" office:value-type="float" office:value="1600">
            <text:p>16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2]" office:value-type="float" office:value="1616">
            <text:p>1616</text:p>
          </table:table-cell>
          <table:table-cell office:value-type="float" office:value="4096">
            <text:p>4096</text:p>
          </table:table-cell>
          <table:table-cell table:formula="of:=3*[.A102]*[.B102]*[.C102]" office:value-type="float" office:value="81335943168">
            <text:p>81335943168</text:p>
          </table:table-cell>
          <table:table-cell office:value-type="float" office:value="0.6955216">
            <text:p>0.6955216000</text:p>
          </table:table-cell>
          <table:table-cell office:value-type="float" office:value="0.747315">
            <text:p>0.7473150000</text:p>
          </table:table-cell>
          <table:table-cell office:value-type="float" office:value="4.9418483">
            <text:p>4.9418483000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table:formula="of:=[.J102]*[.K102]" office:value-type="float" office:value="1616">
            <text:p>16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3]" office:value-type="float" office:value="1632">
            <text:p>1632</text:p>
          </table:table-cell>
          <table:table-cell office:value-type="float" office:value="4096">
            <text:p>4096</text:p>
          </table:table-cell>
          <table:table-cell table:formula="of:=3*[.A103]*[.B103]*[.C103]" office:value-type="float" office:value="82141249536">
            <text:p>82141249536</text:p>
          </table:table-cell>
          <table:table-cell office:value-type="float" office:value="0.7025268">
            <text:p>0.7025268000</text:p>
          </table:table-cell>
          <table:table-cell office:value-type="float" office:value="0.7544951">
            <text:p>0.7544951000</text:p>
          </table:table-cell>
          <table:table-cell office:value-type="float" office:value="4.9912179">
            <text:p>4.9912179000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[.J103]*[.K103]" office:value-type="float" office:value="1632">
            <text:p>16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4]" office:value-type="float" office:value="1648">
            <text:p>1648</text:p>
          </table:table-cell>
          <table:table-cell office:value-type="float" office:value="4096">
            <text:p>4096</text:p>
          </table:table-cell>
          <table:table-cell table:formula="of:=3*[.A104]*[.B104]*[.C104]" office:value-type="float" office:value="82946555904">
            <text:p>82946555904</text:p>
          </table:table-cell>
          <table:table-cell office:value-type="float" office:value="0.7080774">
            <text:p>0.7080774000</text:p>
          </table:table-cell>
          <table:table-cell office:value-type="float" office:value="0.7599271">
            <text:p>0.7599271000</text:p>
          </table:table-cell>
          <table:table-cell office:value-type="float" office:value="5.04082">
            <text:p>5.0408200000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[.J104]*[.K104]" office:value-type="float" office:value="1648">
            <text:p>16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5]" office:value-type="float" office:value="1664">
            <text:p>1664</text:p>
          </table:table-cell>
          <table:table-cell office:value-type="float" office:value="4096">
            <text:p>4096</text:p>
          </table:table-cell>
          <table:table-cell table:formula="of:=3*[.A105]*[.B105]*[.C105]" office:value-type="float" office:value="83751862272">
            <text:p>83751862272</text:p>
          </table:table-cell>
          <table:table-cell office:value-type="float" office:value="0.7154819">
            <text:p>0.7154819000</text:p>
          </table:table-cell>
          <table:table-cell office:value-type="float" office:value="0.7672065">
            <text:p>0.7672065000</text:p>
          </table:table-cell>
          <table:table-cell office:value-type="float" office:value="5.0889067">
            <text:p>5.0889067000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[.J105]*[.K105]" office:value-type="float" office:value="1664">
            <text:p>16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6]" office:value-type="float" office:value="1680">
            <text:p>1680</text:p>
          </table:table-cell>
          <table:table-cell office:value-type="float" office:value="4096">
            <text:p>4096</text:p>
          </table:table-cell>
          <table:table-cell table:formula="of:=3*[.A106]*[.B106]*[.C106]" office:value-type="float" office:value="84557168640">
            <text:p>84557168640</text:p>
          </table:table-cell>
          <table:table-cell office:value-type="float" office:value="0.7213005">
            <text:p>0.7213005000</text:p>
          </table:table-cell>
          <table:table-cell office:value-type="float" office:value="0.7730648">
            <text:p>0.7730648000</text:p>
          </table:table-cell>
          <table:table-cell office:value-type="float" office:value="5.1370339">
            <text:p>5.1370339000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[.J106]*[.K106]" office:value-type="float" office:value="1680">
            <text:p>16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7]" office:value-type="float" office:value="1696">
            <text:p>1696</text:p>
          </table:table-cell>
          <table:table-cell office:value-type="float" office:value="4096">
            <text:p>4096</text:p>
          </table:table-cell>
          <table:table-cell table:formula="of:=3*[.A107]*[.B107]*[.C107]" office:value-type="float" office:value="85362475008">
            <text:p>85362475008</text:p>
          </table:table-cell>
          <table:table-cell office:value-type="float" office:value="0.7307159">
            <text:p>0.7307159000</text:p>
          </table:table-cell>
          <table:table-cell office:value-type="float" office:value="0.7823092">
            <text:p>0.7823092000</text:p>
          </table:table-cell>
          <table:table-cell office:value-type="float" office:value="5.1892309">
            <text:p>5.1892309000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[.J107]*[.K107]" office:value-type="float" office:value="1696">
            <text:p>16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8]" office:value-type="float" office:value="1712">
            <text:p>1712</text:p>
          </table:table-cell>
          <table:table-cell office:value-type="float" office:value="4096">
            <text:p>4096</text:p>
          </table:table-cell>
          <table:table-cell table:formula="of:=3*[.A108]*[.B108]*[.C108]" office:value-type="float" office:value="86167781376">
            <text:p>86167781376</text:p>
          </table:table-cell>
          <table:table-cell office:value-type="float" office:value="0.7383633">
            <text:p>0.7383633000</text:p>
          </table:table-cell>
          <table:table-cell office:value-type="float" office:value="0.79027">
            <text:p>0.7902700000</text:p>
          </table:table-cell>
          <table:table-cell office:value-type="float" office:value="5.2472337">
            <text:p>5.2472337000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[.J108]*[.K108]" office:value-type="float" office:value="1712">
            <text:p>17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09]" office:value-type="float" office:value="1728">
            <text:p>1728</text:p>
          </table:table-cell>
          <table:table-cell office:value-type="float" office:value="4096">
            <text:p>4096</text:p>
          </table:table-cell>
          <table:table-cell table:formula="of:=3*[.A109]*[.B109]*[.C109]" office:value-type="float" office:value="86973087744">
            <text:p>86973087744</text:p>
          </table:table-cell>
          <table:table-cell office:value-type="float" office:value="0.7436946">
            <text:p>0.7436946000</text:p>
          </table:table-cell>
          <table:table-cell office:value-type="float" office:value="0.7954928">
            <text:p>0.7954928000</text:p>
          </table:table-cell>
          <table:table-cell office:value-type="float" office:value="5.2864861">
            <text:p>5.2864861000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[.J109]*[.K109]" office:value-type="float" office:value="1728">
            <text:p>17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0]" office:value-type="float" office:value="1744">
            <text:p>1744</text:p>
          </table:table-cell>
          <table:table-cell office:value-type="float" office:value="4096">
            <text:p>4096</text:p>
          </table:table-cell>
          <table:table-cell table:formula="of:=3*[.A110]*[.B110]*[.C110]" office:value-type="float" office:value="87778394112">
            <text:p>87778394112</text:p>
          </table:table-cell>
          <table:table-cell office:value-type="float" office:value="0.7514432">
            <text:p>0.7514432000</text:p>
          </table:table-cell>
          <table:table-cell office:value-type="float" office:value="0.8031051">
            <text:p>0.8031051000</text:p>
          </table:table-cell>
          <table:table-cell office:value-type="float" office:value="5.3316954">
            <text:p>5.3316954000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[.J110]*[.K110]" office:value-type="float" office:value="1744">
            <text:p>17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1]" office:value-type="float" office:value="1760">
            <text:p>1760</text:p>
          </table:table-cell>
          <table:table-cell office:value-type="float" office:value="4096">
            <text:p>4096</text:p>
          </table:table-cell>
          <table:table-cell table:formula="of:=3*[.A111]*[.B111]*[.C111]" office:value-type="float" office:value="88583700480">
            <text:p>88583700480</text:p>
          </table:table-cell>
          <table:table-cell office:value-type="float" office:value="0.756315">
            <text:p>0.7563150000</text:p>
          </table:table-cell>
          <table:table-cell office:value-type="float" office:value="0.8079081">
            <text:p>0.8079081000</text:p>
          </table:table-cell>
          <table:table-cell office:value-type="float" office:value="5.4074164">
            <text:p>5.407416400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[.J111]*[.K111]" office:value-type="float" office:value="1760">
            <text:p>17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2]" office:value-type="float" office:value="1776">
            <text:p>1776</text:p>
          </table:table-cell>
          <table:table-cell office:value-type="float" office:value="4096">
            <text:p>4096</text:p>
          </table:table-cell>
          <table:table-cell table:formula="of:=3*[.A112]*[.B112]*[.C112]" office:value-type="float" office:value="89389006848">
            <text:p>89389006848</text:p>
          </table:table-cell>
          <table:table-cell office:value-type="float" office:value="0.7638402">
            <text:p>0.7638402000</text:p>
          </table:table-cell>
          <table:table-cell office:value-type="float" office:value="0.815407">
            <text:p>0.8154070000</text:p>
          </table:table-cell>
          <table:table-cell office:value-type="float" office:value="5.4307323">
            <text:p>5.4307323000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formula="of:=[.J112]*[.K112]" office:value-type="float" office:value="1776">
            <text:p>17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3]" office:value-type="float" office:value="1792">
            <text:p>1792</text:p>
          </table:table-cell>
          <table:table-cell office:value-type="float" office:value="4096">
            <text:p>4096</text:p>
          </table:table-cell>
          <table:table-cell table:formula="of:=3*[.A113]*[.B113]*[.C113]" office:value-type="float" office:value="90194313216">
            <text:p>90194313216</text:p>
          </table:table-cell>
          <table:table-cell office:value-type="float" office:value="0.7688911">
            <text:p>0.7688911000</text:p>
          </table:table-cell>
          <table:table-cell office:value-type="float" office:value="0.820586">
            <text:p>0.8205860000</text:p>
          </table:table-cell>
          <table:table-cell office:value-type="float" office:value="5.4834059">
            <text:p>5.4834059000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[.J113]*[.K113]" office:value-type="float" office:value="1792">
            <text:p>17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4]" office:value-type="float" office:value="1808">
            <text:p>1808</text:p>
          </table:table-cell>
          <table:table-cell office:value-type="float" office:value="4096">
            <text:p>4096</text:p>
          </table:table-cell>
          <table:table-cell table:formula="of:=3*[.A114]*[.B114]*[.C114]" office:value-type="float" office:value="90999619584">
            <text:p>90999619584</text:p>
          </table:table-cell>
          <table:table-cell office:value-type="float" office:value="0.7786233">
            <text:p>0.7786233000</text:p>
          </table:table-cell>
          <table:table-cell office:value-type="float" office:value="0.8304509">
            <text:p>0.8304509000</text:p>
          </table:table-cell>
          <table:table-cell office:value-type="float" office:value="5.5282775">
            <text:p>5.5282775000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table:formula="of:=[.J114]*[.K114]" office:value-type="float" office:value="1808">
            <text:p>18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5]" office:value-type="float" office:value="1824">
            <text:p>1824</text:p>
          </table:table-cell>
          <table:table-cell office:value-type="float" office:value="4096">
            <text:p>4096</text:p>
          </table:table-cell>
          <table:table-cell table:formula="of:=3*[.A115]*[.B115]*[.C115]" office:value-type="float" office:value="91804925952">
            <text:p>91804925952</text:p>
          </table:table-cell>
          <table:table-cell office:value-type="float" office:value="0.7844675">
            <text:p>0.7844675000</text:p>
          </table:table-cell>
          <table:table-cell office:value-type="float" office:value="0.8361051">
            <text:p>0.8361051000</text:p>
          </table:table-cell>
          <table:table-cell office:value-type="float" office:value="5.5794938">
            <text:p>5.5794938000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[.J115]*[.K115]" office:value-type="float" office:value="1824">
            <text:p>18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6]" office:value-type="float" office:value="1840">
            <text:p>1840</text:p>
          </table:table-cell>
          <table:table-cell office:value-type="float" office:value="4096">
            <text:p>4096</text:p>
          </table:table-cell>
          <table:table-cell table:formula="of:=3*[.A116]*[.B116]*[.C116]" office:value-type="float" office:value="92610232320">
            <text:p>92610232320</text:p>
          </table:table-cell>
          <table:table-cell office:value-type="float" office:value="0.7915777">
            <text:p>0.7915777000</text:p>
          </table:table-cell>
          <table:table-cell office:value-type="float" office:value="0.8431823">
            <text:p>0.8431823000</text:p>
          </table:table-cell>
          <table:table-cell office:value-type="float" office:value="5.6246615">
            <text:p>5.6246615000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[.J116]*[.K116]" office:value-type="float" office:value="1840">
            <text:p>18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7]" office:value-type="float" office:value="1856">
            <text:p>1856</text:p>
          </table:table-cell>
          <table:table-cell office:value-type="float" office:value="4096">
            <text:p>4096</text:p>
          </table:table-cell>
          <table:table-cell table:formula="of:=3*[.A117]*[.B117]*[.C117]" office:value-type="float" office:value="93415538688">
            <text:p>93415538688</text:p>
          </table:table-cell>
          <table:table-cell office:value-type="float" office:value="0.7977297">
            <text:p>0.7977297000</text:p>
          </table:table-cell>
          <table:table-cell office:value-type="float" office:value="0.8492373">
            <text:p>0.8492373000</text:p>
          </table:table-cell>
          <table:table-cell office:value-type="float" office:value="5.6748814">
            <text:p>5.6748814000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table:formula="of:=[.J117]*[.K117]" office:value-type="float" office:value="1856">
            <text:p>18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8]" office:value-type="float" office:value="1872">
            <text:p>1872</text:p>
          </table:table-cell>
          <table:table-cell office:value-type="float" office:value="4096">
            <text:p>4096</text:p>
          </table:table-cell>
          <table:table-cell table:formula="of:=3*[.A118]*[.B118]*[.C118]" office:value-type="float" office:value="94220845056">
            <text:p>94220845056</text:p>
          </table:table-cell>
          <table:table-cell office:value-type="float" office:value="0.8068146">
            <text:p>0.8068146000</text:p>
          </table:table-cell>
          <table:table-cell office:value-type="float" office:value="0.8583571">
            <text:p>0.8583571000</text:p>
          </table:table-cell>
          <table:table-cell office:value-type="float" office:value="5.7223901">
            <text:p>5.7223901000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[.J118]*[.K118]" office:value-type="float" office:value="1872">
            <text:p>18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19]" office:value-type="float" office:value="1888">
            <text:p>1888</text:p>
          </table:table-cell>
          <table:table-cell office:value-type="float" office:value="4096">
            <text:p>4096</text:p>
          </table:table-cell>
          <table:table-cell table:formula="of:=3*[.A119]*[.B119]*[.C119]" office:value-type="float" office:value="95026151424">
            <text:p>95026151424</text:p>
          </table:table-cell>
          <table:table-cell office:value-type="float" office:value="0.8124609">
            <text:p>0.8124609000</text:p>
          </table:table-cell>
          <table:table-cell office:value-type="float" office:value="0.8641708">
            <text:p>0.8641708000</text:p>
          </table:table-cell>
          <table:table-cell office:value-type="float" office:value="5.7709748">
            <text:p>5.7709748000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[.J119]*[.K119]" office:value-type="float" office:value="1888">
            <text:p>18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0]" office:value-type="float" office:value="1904">
            <text:p>1904</text:p>
          </table:table-cell>
          <table:table-cell office:value-type="float" office:value="4096">
            <text:p>4096</text:p>
          </table:table-cell>
          <table:table-cell table:formula="of:=3*[.A120]*[.B120]*[.C120]" office:value-type="float" office:value="95831457792">
            <text:p>95831457792</text:p>
          </table:table-cell>
          <table:table-cell office:value-type="float" office:value="0.8178492">
            <text:p>0.8178492000</text:p>
          </table:table-cell>
          <table:table-cell office:value-type="float" office:value="0.8693989">
            <text:p>0.8693989000</text:p>
          </table:table-cell>
          <table:table-cell office:value-type="float" office:value="5.8343109">
            <text:p>5.8343109000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table:formula="of:=[.J120]*[.K120]" office:value-type="float" office:value="1904">
            <text:p>19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1]" office:value-type="float" office:value="1920">
            <text:p>1920</text:p>
          </table:table-cell>
          <table:table-cell office:value-type="float" office:value="4096">
            <text:p>4096</text:p>
          </table:table-cell>
          <table:table-cell table:formula="of:=3*[.A121]*[.B121]*[.C121]" office:value-type="float" office:value="96636764160">
            <text:p>96636764160</text:p>
          </table:table-cell>
          <table:table-cell office:value-type="float" office:value="0.8233485">
            <text:p>0.8233485000</text:p>
          </table:table-cell>
          <table:table-cell office:value-type="float" office:value="0.8749113">
            <text:p>0.8749113000</text:p>
          </table:table-cell>
          <table:table-cell office:value-type="float" office:value="5.8801171">
            <text:p>5.8801171000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[.J121]*[.K121]" office:value-type="float" office:value="1920">
            <text:p>19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2]" office:value-type="float" office:value="1936">
            <text:p>1936</text:p>
          </table:table-cell>
          <table:table-cell office:value-type="float" office:value="4096">
            <text:p>4096</text:p>
          </table:table-cell>
          <table:table-cell table:formula="of:=3*[.A122]*[.B122]*[.C122]" office:value-type="float" office:value="97442070528">
            <text:p>97442070528</text:p>
          </table:table-cell>
          <table:table-cell office:value-type="float" office:value="0.8325855">
            <text:p>0.8325855000</text:p>
          </table:table-cell>
          <table:table-cell office:value-type="float" office:value="0.8841237">
            <text:p>0.8841237000</text:p>
          </table:table-cell>
          <table:table-cell office:value-type="float" office:value="5.9219213">
            <text:p>5.9219213000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table:formula="of:=[.J122]*[.K122]" office:value-type="float" office:value="1936">
            <text:p>19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3]" office:value-type="float" office:value="1952">
            <text:p>1952</text:p>
          </table:table-cell>
          <table:table-cell office:value-type="float" office:value="4096">
            <text:p>4096</text:p>
          </table:table-cell>
          <table:table-cell table:formula="of:=3*[.A123]*[.B123]*[.C123]" office:value-type="float" office:value="98247376896">
            <text:p>98247376896</text:p>
          </table:table-cell>
          <table:table-cell office:value-type="float" office:value="0.8406224">
            <text:p>0.8406224000</text:p>
          </table:table-cell>
          <table:table-cell office:value-type="float" office:value="0.8920319">
            <text:p>0.8920319000</text:p>
          </table:table-cell>
          <table:table-cell office:value-type="float" office:value="5.9721934">
            <text:p>5.9721934000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table:formula="of:=[.J123]*[.K123]" office:value-type="float" office:value="1952">
            <text:p>19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4]" office:value-type="float" office:value="1968">
            <text:p>1968</text:p>
          </table:table-cell>
          <table:table-cell office:value-type="float" office:value="4096">
            <text:p>4096</text:p>
          </table:table-cell>
          <table:table-cell table:formula="of:=3*[.A124]*[.B124]*[.C124]" office:value-type="float" office:value="99052683264">
            <text:p>99052683264</text:p>
          </table:table-cell>
          <table:table-cell office:value-type="float" office:value="0.8455428">
            <text:p>0.8455428000</text:p>
          </table:table-cell>
          <table:table-cell office:value-type="float" office:value="0.8970012">
            <text:p>0.8970012000</text:p>
          </table:table-cell>
          <table:table-cell office:value-type="float" office:value="6.0232712">
            <text:p>6.02327120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formula="of:=[.J124]*[.K124]" office:value-type="float" office:value="1968">
            <text:p>19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5]" office:value-type="float" office:value="1984">
            <text:p>1984</text:p>
          </table:table-cell>
          <table:table-cell office:value-type="float" office:value="4096">
            <text:p>4096</text:p>
          </table:table-cell>
          <table:table-cell table:formula="of:=3*[.A125]*[.B125]*[.C125]" office:value-type="float" office:value="99857989632">
            <text:p>99857989632</text:p>
          </table:table-cell>
          <table:table-cell office:value-type="float" office:value="0.8534553">
            <text:p>0.8534553000</text:p>
          </table:table-cell>
          <table:table-cell office:value-type="float" office:value="0.9048511">
            <text:p>0.9048511000</text:p>
          </table:table-cell>
          <table:table-cell office:value-type="float" office:value="6.0639863">
            <text:p>6.0639863000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6">
            <text:p>16</text:p>
          </table:table-cell>
          <table:table-cell table:formula="of:=[.J125]*[.K125]" office:value-type="float" office:value="1984">
            <text:p>19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6]" office:value-type="float" office:value="2000">
            <text:p>2000</text:p>
          </table:table-cell>
          <table:table-cell office:value-type="float" office:value="4096">
            <text:p>4096</text:p>
          </table:table-cell>
          <table:table-cell table:formula="of:=3*[.A126]*[.B126]*[.C126]" office:value-type="float" office:value="100663296000">
            <text:p>100663296000</text:p>
          </table:table-cell>
          <table:table-cell office:value-type="float" office:value="0.8590387">
            <text:p>0.8590387000</text:p>
          </table:table-cell>
          <table:table-cell office:value-type="float" office:value="0.9104757">
            <text:p>0.9104757000</text:p>
          </table:table-cell>
          <table:table-cell office:value-type="float" office:value="6.1126621">
            <text:p>6.1126621000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formula="of:=[.J126]*[.K126]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7]" office:value-type="float" office:value="2016">
            <text:p>2016</text:p>
          </table:table-cell>
          <table:table-cell office:value-type="float" office:value="4096">
            <text:p>4096</text:p>
          </table:table-cell>
          <table:table-cell table:formula="of:=3*[.A127]*[.B127]*[.C127]" office:value-type="float" office:value="101468602368">
            <text:p>101468602368</text:p>
          </table:table-cell>
          <table:table-cell office:value-type="float" office:value="0.8667412">
            <text:p>0.8667412000</text:p>
          </table:table-cell>
          <table:table-cell office:value-type="float" office:value="0.9182904">
            <text:p>0.9182904000</text:p>
          </table:table-cell>
          <table:table-cell office:value-type="float" office:value="6.1797309">
            <text:p>6.1797309000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table:formula="of:=[.J127]*[.K127]" office:value-type="float" office:value="2016">
            <text:p>20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8]" office:value-type="float" office:value="2032">
            <text:p>2032</text:p>
          </table:table-cell>
          <table:table-cell office:value-type="float" office:value="4096">
            <text:p>4096</text:p>
          </table:table-cell>
          <table:table-cell table:formula="of:=3*[.A128]*[.B128]*[.C128]" office:value-type="float" office:value="102273908736">
            <text:p>102273908736</text:p>
          </table:table-cell>
          <table:table-cell office:value-type="float" office:value="0.8717308">
            <text:p>0.8717308000</text:p>
          </table:table-cell>
          <table:table-cell office:value-type="float" office:value="0.9232778">
            <text:p>0.9232778000</text:p>
          </table:table-cell>
          <table:table-cell office:value-type="float" office:value="6.2097522">
            <text:p>6.2097522000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table:formula="of:=[.J128]*[.K128]" office:value-type="float" office:value="2032">
            <text:p>20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29]" office:value-type="float" office:value="2048">
            <text:p>2048</text:p>
          </table:table-cell>
          <table:table-cell office:value-type="float" office:value="4096">
            <text:p>4096</text:p>
          </table:table-cell>
          <table:table-cell table:formula="of:=3*[.A129]*[.B129]*[.C129]" office:value-type="float" office:value="103079215104">
            <text:p>103079215104</text:p>
          </table:table-cell>
          <table:table-cell office:value-type="float" office:value="0.8812885">
            <text:p>0.8812885000</text:p>
          </table:table-cell>
          <table:table-cell office:value-type="float" office:value="0.9335582">
            <text:p>0.9335582000</text:p>
          </table:table-cell>
          <table:table-cell office:value-type="float" office:value="6.2583494">
            <text:p>6.2583494000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table:formula="of:=[.J129]*[.K129]" office:value-type="float" office:value="2048">
            <text:p>20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0]" office:value-type="float" office:value="2064">
            <text:p>2064</text:p>
          </table:table-cell>
          <table:table-cell office:value-type="float" office:value="4096">
            <text:p>4096</text:p>
          </table:table-cell>
          <table:table-cell table:formula="of:=3*[.A130]*[.B130]*[.C130]" office:value-type="float" office:value="103884521472">
            <text:p>103884521472</text:p>
          </table:table-cell>
          <table:table-cell office:value-type="float" office:value="0.8872304">
            <text:p>0.8872304000</text:p>
          </table:table-cell>
          <table:table-cell office:value-type="float" office:value="0.9387637">
            <text:p>0.9387637000</text:p>
          </table:table-cell>
          <table:table-cell office:value-type="float" office:value="6.3077056">
            <text:p>6.3077056000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table:formula="of:=[.J130]*[.K130]" office:value-type="float" office:value="2064">
            <text:p>20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1]" office:value-type="float" office:value="2080">
            <text:p>2080</text:p>
          </table:table-cell>
          <table:table-cell office:value-type="float" office:value="4096">
            <text:p>4096</text:p>
          </table:table-cell>
          <table:table-cell table:formula="of:=3*[.A131]*[.B131]*[.C131]" office:value-type="float" office:value="104689827840">
            <text:p>104689827840</text:p>
          </table:table-cell>
          <table:table-cell office:value-type="float" office:value="0.8945352">
            <text:p>0.8945352000</text:p>
          </table:table-cell>
          <table:table-cell office:value-type="float" office:value="0.9460018">
            <text:p>0.9460018000</text:p>
          </table:table-cell>
          <table:table-cell office:value-type="float" office:value="6.3562131">
            <text:p>6.3562131000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table:formula="of:=[.J131]*[.K131]" office:value-type="float" office:value="2080">
            <text:p>20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2]" office:value-type="float" office:value="2096">
            <text:p>2096</text:p>
          </table:table-cell>
          <table:table-cell office:value-type="float" office:value="4096">
            <text:p>4096</text:p>
          </table:table-cell>
          <table:table-cell table:formula="of:=3*[.A132]*[.B132]*[.C132]" office:value-type="float" office:value="105495134208">
            <text:p>105495134208</text:p>
          </table:table-cell>
          <table:table-cell office:value-type="float" office:value="0.9001107">
            <text:p>0.9001107000</text:p>
          </table:table-cell>
          <table:table-cell office:value-type="float" office:value="0.9514537">
            <text:p>0.9514537000</text:p>
          </table:table-cell>
          <table:table-cell office:value-type="float" office:value="6.431391">
            <text:p>6.4313910000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table:formula="of:=[.J132]*[.K132]" office:value-type="float" office:value="2096">
            <text:p>20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3]" office:value-type="float" office:value="2112">
            <text:p>2112</text:p>
          </table:table-cell>
          <table:table-cell office:value-type="float" office:value="4096">
            <text:p>4096</text:p>
          </table:table-cell>
          <table:table-cell table:formula="of:=3*[.A133]*[.B133]*[.C133]" office:value-type="float" office:value="106300440576">
            <text:p>106300440576</text:p>
          </table:table-cell>
          <table:table-cell office:value-type="float" office:value="0.9076867">
            <text:p>0.9076867000</text:p>
          </table:table-cell>
          <table:table-cell office:value-type="float" office:value="0.9591649">
            <text:p>0.9591649000</text:p>
          </table:table-cell>
          <table:table-cell office:value-type="float" office:value="6.4833919">
            <text:p>6.4833919000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[.J133]*[.K133]" office:value-type="float" office:value="2112">
            <text:p>21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4]" office:value-type="float" office:value="2128">
            <text:p>2128</text:p>
          </table:table-cell>
          <table:table-cell office:value-type="float" office:value="4096">
            <text:p>4096</text:p>
          </table:table-cell>
          <table:table-cell table:formula="of:=3*[.A134]*[.B134]*[.C134]" office:value-type="float" office:value="107105746944">
            <text:p>107105746944</text:p>
          </table:table-cell>
          <table:table-cell office:value-type="float" office:value="0.9131086">
            <text:p>0.9131086000</text:p>
          </table:table-cell>
          <table:table-cell office:value-type="float" office:value="0.9644118">
            <text:p>0.9644118000</text:p>
          </table:table-cell>
          <table:table-cell office:value-type="float" office:value="6.5196423">
            <text:p>6.5196423000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table:formula="of:=[.J134]*[.K134]" office:value-type="float" office:value="2128">
            <text:p>21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5]" office:value-type="float" office:value="2144">
            <text:p>2144</text:p>
          </table:table-cell>
          <table:table-cell office:value-type="float" office:value="4096">
            <text:p>4096</text:p>
          </table:table-cell>
          <table:table-cell table:formula="of:=3*[.A135]*[.B135]*[.C135]" office:value-type="float" office:value="107911053312">
            <text:p>107911053312</text:p>
          </table:table-cell>
          <table:table-cell office:value-type="float" office:value="0.9206252">
            <text:p>0.9206252000</text:p>
          </table:table-cell>
          <table:table-cell office:value-type="float" office:value="0.971984">
            <text:p>0.9719840000</text:p>
          </table:table-cell>
          <table:table-cell office:value-type="float" office:value="6.5515345">
            <text:p>6.5515345000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table:formula="of:=[.J135]*[.K135]" office:value-type="float" office:value="2144">
            <text:p>21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6]" office:value-type="float" office:value="2160">
            <text:p>2160</text:p>
          </table:table-cell>
          <table:table-cell office:value-type="float" office:value="4096">
            <text:p>4096</text:p>
          </table:table-cell>
          <table:table-cell table:formula="of:=3*[.A136]*[.B136]*[.C136]" office:value-type="float" office:value="108716359680">
            <text:p>108716359680</text:p>
          </table:table-cell>
          <table:table-cell office:value-type="float" office:value="0.9261115">
            <text:p>0.9261115000</text:p>
          </table:table-cell>
          <table:table-cell office:value-type="float" office:value="0.9774993">
            <text:p>0.9774993000</text:p>
          </table:table-cell>
          <table:table-cell office:value-type="float" office:value="6.6015603">
            <text:p>6.6015603000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[.J136]*[.K136]" office:value-type="float" office:value="2160">
            <text:p>21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7]" office:value-type="float" office:value="2176">
            <text:p>2176</text:p>
          </table:table-cell>
          <table:table-cell office:value-type="float" office:value="4096">
            <text:p>4096</text:p>
          </table:table-cell>
          <table:table-cell table:formula="of:=3*[.A137]*[.B137]*[.C137]" office:value-type="float" office:value="109521666048">
            <text:p>109521666048</text:p>
          </table:table-cell>
          <table:table-cell office:value-type="float" office:value="0.9354526">
            <text:p>0.9354526000</text:p>
          </table:table-cell>
          <table:table-cell office:value-type="float" office:value="0.9867786">
            <text:p>0.9867786000</text:p>
          </table:table-cell>
          <table:table-cell office:value-type="float" office:value="6.6491961">
            <text:p>6.6491961000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table:formula="of:=[.J137]*[.K137]" office:value-type="float" office:value="2176">
            <text:p>21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8]" office:value-type="float" office:value="2192">
            <text:p>2192</text:p>
          </table:table-cell>
          <table:table-cell office:value-type="float" office:value="4096">
            <text:p>4096</text:p>
          </table:table-cell>
          <table:table-cell table:formula="of:=3*[.A138]*[.B138]*[.C138]" office:value-type="float" office:value="110326972416">
            <text:p>110326972416</text:p>
          </table:table-cell>
          <table:table-cell office:value-type="float" office:value="0.9432052">
            <text:p>0.9432052000</text:p>
          </table:table-cell>
          <table:table-cell office:value-type="float" office:value="0.9945099">
            <text:p>0.9945099000</text:p>
          </table:table-cell>
          <table:table-cell office:value-type="float" office:value="6.703439">
            <text:p>6.7034390000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16">
            <text:p>16</text:p>
          </table:table-cell>
          <table:table-cell table:formula="of:=[.J138]*[.K138]" office:value-type="float" office:value="2192">
            <text:p>21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39]" office:value-type="float" office:value="2208">
            <text:p>2208</text:p>
          </table:table-cell>
          <table:table-cell office:value-type="float" office:value="4096">
            <text:p>4096</text:p>
          </table:table-cell>
          <table:table-cell table:formula="of:=3*[.A139]*[.B139]*[.C139]" office:value-type="float" office:value="111132278784">
            <text:p>111132278784</text:p>
          </table:table-cell>
          <table:table-cell office:value-type="float" office:value="0.9486521">
            <text:p>0.9486521000</text:p>
          </table:table-cell>
          <table:table-cell office:value-type="float" office:value="1.0000132">
            <text:p>1.0000132000</text:p>
          </table:table-cell>
          <table:table-cell office:value-type="float" office:value="6.7680758">
            <text:p>6.7680758000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table:formula="of:=[.J139]*[.K139]" office:value-type="float" office:value="2208">
            <text:p>22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0]" office:value-type="float" office:value="2224">
            <text:p>2224</text:p>
          </table:table-cell>
          <table:table-cell office:value-type="float" office:value="4096">
            <text:p>4096</text:p>
          </table:table-cell>
          <table:table-cell table:formula="of:=3*[.A140]*[.B140]*[.C140]" office:value-type="float" office:value="111937585152">
            <text:p>111937585152</text:p>
          </table:table-cell>
          <table:table-cell office:value-type="float" office:value="0.9563521">
            <text:p>0.9563521000</text:p>
          </table:table-cell>
          <table:table-cell office:value-type="float" office:value="1.0076657">
            <text:p>1.0076657000</text:p>
          </table:table-cell>
          <table:table-cell office:value-type="float" office:value="6.7988808">
            <text:p>6.7988808000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table:formula="of:=[.J140]*[.K140]" office:value-type="float" office:value="2224">
            <text:p>22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1]" office:value-type="float" office:value="2240">
            <text:p>2240</text:p>
          </table:table-cell>
          <table:table-cell office:value-type="float" office:value="4096">
            <text:p>4096</text:p>
          </table:table-cell>
          <table:table-cell table:formula="of:=3*[.A141]*[.B141]*[.C141]" office:value-type="float" office:value="112742891520">
            <text:p>112742891520</text:p>
          </table:table-cell>
          <table:table-cell office:value-type="float" office:value="0.9612468">
            <text:p>0.9612468000</text:p>
          </table:table-cell>
          <table:table-cell office:value-type="float" office:value="1.0125376">
            <text:p>1.0125376000</text:p>
          </table:table-cell>
          <table:table-cell office:value-type="float" office:value="6.844399">
            <text:p>6.8443990000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table:formula="of:=[.J141]*[.K141]" office:value-type="float" office:value="2240">
            <text:p>22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2]" office:value-type="float" office:value="2256">
            <text:p>2256</text:p>
          </table:table-cell>
          <table:table-cell office:value-type="float" office:value="4096">
            <text:p>4096</text:p>
          </table:table-cell>
          <table:table-cell table:formula="of:=3*[.A142]*[.B142]*[.C142]" office:value-type="float" office:value="113548197888">
            <text:p>113548197888</text:p>
          </table:table-cell>
          <table:table-cell office:value-type="float" office:value="0.9692536">
            <text:p>0.9692536000</text:p>
          </table:table-cell>
          <table:table-cell office:value-type="float" office:value="1.0204906">
            <text:p>1.0204906000</text:p>
          </table:table-cell>
          <table:table-cell office:value-type="float" office:value="6.9128851">
            <text:p>6.9128851000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formula="of:=[.J142]*[.K142]" office:value-type="float" office:value="2256">
            <text:p>22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3]" office:value-type="float" office:value="2272">
            <text:p>2272</text:p>
          </table:table-cell>
          <table:table-cell office:value-type="float" office:value="4096">
            <text:p>4096</text:p>
          </table:table-cell>
          <table:table-cell table:formula="of:=3*[.A143]*[.B143]*[.C143]" office:value-type="float" office:value="114353504256">
            <text:p>114353504256</text:p>
          </table:table-cell>
          <table:table-cell office:value-type="float" office:value="0.974435">
            <text:p>0.9744350000</text:p>
          </table:table-cell>
          <table:table-cell office:value-type="float" office:value="1.0256841">
            <text:p>1.0256841000</text:p>
          </table:table-cell>
          <table:table-cell office:value-type="float" office:value="6.9412934">
            <text:p>6.9412934000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table:formula="of:=[.J143]*[.K143]" office:value-type="float" office:value="2272">
            <text:p>22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4]" office:value-type="float" office:value="2288">
            <text:p>2288</text:p>
          </table:table-cell>
          <table:table-cell office:value-type="float" office:value="4096">
            <text:p>4096</text:p>
          </table:table-cell>
          <table:table-cell table:formula="of:=3*[.A144]*[.B144]*[.C144]" office:value-type="float" office:value="115158810624">
            <text:p>115158810624</text:p>
          </table:table-cell>
          <table:table-cell office:value-type="float" office:value="0.9845133">
            <text:p>0.9845133000</text:p>
          </table:table-cell>
          <table:table-cell office:value-type="float" office:value="1.0357535">
            <text:p>1.0357535000</text:p>
          </table:table-cell>
          <table:table-cell office:value-type="float" office:value="7.0014069">
            <text:p>7.0014069000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[.J144]*[.K144]" office:value-type="float" office:value="2288">
            <text:p>22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5]" office:value-type="float" office:value="2304">
            <text:p>2304</text:p>
          </table:table-cell>
          <table:table-cell office:value-type="float" office:value="4096">
            <text:p>4096</text:p>
          </table:table-cell>
          <table:table-cell table:formula="of:=3*[.A145]*[.B145]*[.C145]" office:value-type="float" office:value="115964116992">
            <text:p>115964116992</text:p>
          </table:table-cell>
          <table:table-cell office:value-type="float" office:value="0.9913527">
            <text:p>0.9913527000</text:p>
          </table:table-cell>
          <table:table-cell office:value-type="float" office:value="1.042617">
            <text:p>1.0426170000</text:p>
          </table:table-cell>
          <table:table-cell office:value-type="float" office:value="7.0394719">
            <text:p>7.0394719000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table:formula="of:=[.J145]*[.K145]" office:value-type="float" office:value="2304">
            <text:p>23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6]" office:value-type="float" office:value="2320">
            <text:p>2320</text:p>
          </table:table-cell>
          <table:table-cell office:value-type="float" office:value="4096">
            <text:p>4096</text:p>
          </table:table-cell>
          <table:table-cell table:formula="of:=3*[.A146]*[.B146]*[.C146]" office:value-type="float" office:value="116769423360">
            <text:p>116769423360</text:p>
          </table:table-cell>
          <table:table-cell office:value-type="float" office:value="0.9980818">
            <text:p>0.9980818000</text:p>
          </table:table-cell>
          <table:table-cell office:value-type="float" office:value="1.0494341">
            <text:p>1.0494341000</text:p>
          </table:table-cell>
          <table:table-cell office:value-type="float" office:value="7.0906677">
            <text:p>7.0906677000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table:formula="of:=[.J146]*[.K146]" office:value-type="float" office:value="2320">
            <text:p>23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7]" office:value-type="float" office:value="2336">
            <text:p>2336</text:p>
          </table:table-cell>
          <table:table-cell office:value-type="float" office:value="4096">
            <text:p>4096</text:p>
          </table:table-cell>
          <table:table-cell table:formula="of:=3*[.A147]*[.B147]*[.C147]" office:value-type="float" office:value="117574729728">
            <text:p>117574729728</text:p>
          </table:table-cell>
          <table:table-cell office:value-type="float" office:value="1.0027281">
            <text:p>1.0027281000</text:p>
          </table:table-cell>
          <table:table-cell office:value-type="float" office:value="1.0538384">
            <text:p>1.0538384000</text:p>
          </table:table-cell>
          <table:table-cell office:value-type="float" office:value="7.1366441">
            <text:p>7.1366441000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16">
            <text:p>16</text:p>
          </table:table-cell>
          <table:table-cell table:formula="of:=[.J147]*[.K147]" office:value-type="float" office:value="2336">
            <text:p>23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8]" office:value-type="float" office:value="2352">
            <text:p>2352</text:p>
          </table:table-cell>
          <table:table-cell office:value-type="float" office:value="4096">
            <text:p>4096</text:p>
          </table:table-cell>
          <table:table-cell table:formula="of:=3*[.A148]*[.B148]*[.C148]" office:value-type="float" office:value="118380036096">
            <text:p>118380036096</text:p>
          </table:table-cell>
          <table:table-cell office:value-type="float" office:value="1.0100965">
            <text:p>1.0100965000</text:p>
          </table:table-cell>
          <table:table-cell office:value-type="float" office:value="1.0613652">
            <text:p>1.0613652000</text:p>
          </table:table-cell>
          <table:table-cell office:value-type="float" office:value="7.1882709">
            <text:p>7.1882709000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table:formula="of:=[.J148]*[.K148]" office:value-type="float" office:value="2352">
            <text:p>23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49]" office:value-type="float" office:value="2368">
            <text:p>2368</text:p>
          </table:table-cell>
          <table:table-cell office:value-type="float" office:value="4096">
            <text:p>4096</text:p>
          </table:table-cell>
          <table:table-cell table:formula="of:=3*[.A149]*[.B149]*[.C149]" office:value-type="float" office:value="119185342464">
            <text:p>119185342464</text:p>
          </table:table-cell>
          <table:table-cell office:value-type="float" office:value="1.0157683">
            <text:p>1.0157683000</text:p>
          </table:table-cell>
          <table:table-cell office:value-type="float" office:value="1.0668743">
            <text:p>1.0668743000</text:p>
          </table:table-cell>
          <table:table-cell office:value-type="float" office:value="7.2381559">
            <text:p>7.2381559000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table:formula="of:=[.J149]*[.K149]" office:value-type="float" office:value="2368">
            <text:p>23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0]" office:value-type="float" office:value="2384">
            <text:p>2384</text:p>
          </table:table-cell>
          <table:table-cell office:value-type="float" office:value="4096">
            <text:p>4096</text:p>
          </table:table-cell>
          <table:table-cell table:formula="of:=3*[.A150]*[.B150]*[.C150]" office:value-type="float" office:value="119990648832">
            <text:p>119990648832</text:p>
          </table:table-cell>
          <table:table-cell office:value-type="float" office:value="1.0238023">
            <text:p>1.0238023000</text:p>
          </table:table-cell>
          <table:table-cell office:value-type="float" office:value="1.0749628">
            <text:p>1.0749628000</text:p>
          </table:table-cell>
          <table:table-cell office:value-type="float" office:value="7.2836121">
            <text:p>7.2836121000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16">
            <text:p>16</text:p>
          </table:table-cell>
          <table:table-cell table:formula="of:=[.J150]*[.K150]" office:value-type="float" office:value="2384">
            <text:p>23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1]" office:value-type="float" office:value="2400">
            <text:p>2400</text:p>
          </table:table-cell>
          <table:table-cell office:value-type="float" office:value="4096">
            <text:p>4096</text:p>
          </table:table-cell>
          <table:table-cell table:formula="of:=3*[.A151]*[.B151]*[.C151]" office:value-type="float" office:value="120795955200">
            <text:p>120795955200</text:p>
          </table:table-cell>
          <table:table-cell office:value-type="float" office:value="1.0291378">
            <text:p>1.0291378000</text:p>
          </table:table-cell>
          <table:table-cell office:value-type="float" office:value="1.0802212">
            <text:p>1.0802212000</text:p>
          </table:table-cell>
          <table:table-cell office:value-type="float" office:value="7.3328545">
            <text:p>7.3328545000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table:formula="of:=[.J151]*[.K151]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2]" office:value-type="float" office:value="2416">
            <text:p>2416</text:p>
          </table:table-cell>
          <table:table-cell office:value-type="float" office:value="4096">
            <text:p>4096</text:p>
          </table:table-cell>
          <table:table-cell table:formula="of:=3*[.A152]*[.B152]*[.C152]" office:value-type="float" office:value="121601261568">
            <text:p>121601261568</text:p>
          </table:table-cell>
          <table:table-cell office:value-type="float" office:value="1.0380835">
            <text:p>1.0380835000</text:p>
          </table:table-cell>
          <table:table-cell office:value-type="float" office:value="1.0892549">
            <text:p>1.0892549000</text:p>
          </table:table-cell>
          <table:table-cell office:value-type="float" office:value="7.3809624">
            <text:p>7.3809624000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table:formula="of:=[.J152]*[.K152]" office:value-type="float" office:value="2416">
            <text:p>24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3]" office:value-type="float" office:value="2432">
            <text:p>2432</text:p>
          </table:table-cell>
          <table:table-cell office:value-type="float" office:value="4096">
            <text:p>4096</text:p>
          </table:table-cell>
          <table:table-cell table:formula="of:=3*[.A153]*[.B153]*[.C153]" office:value-type="float" office:value="122406567936">
            <text:p>122406567936</text:p>
          </table:table-cell>
          <table:table-cell office:value-type="float" office:value="1.0458499">
            <text:p>1.0458499000</text:p>
          </table:table-cell>
          <table:table-cell office:value-type="float" office:value="1.0970362">
            <text:p>1.0970362000</text:p>
          </table:table-cell>
          <table:table-cell office:value-type="float" office:value="7.4300892">
            <text:p>7.4300892000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float" office:value="16">
            <text:p>16</text:p>
          </table:table-cell>
          <table:table-cell table:formula="of:=[.J153]*[.K153]" office:value-type="float" office:value="2432">
            <text:p>24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4]" office:value-type="float" office:value="2448">
            <text:p>2448</text:p>
          </table:table-cell>
          <table:table-cell office:value-type="float" office:value="4096">
            <text:p>4096</text:p>
          </table:table-cell>
          <table:table-cell table:formula="of:=3*[.A154]*[.B154]*[.C154]" office:value-type="float" office:value="123211874304">
            <text:p>123211874304</text:p>
          </table:table-cell>
          <table:table-cell office:value-type="float" office:value="1.0513786">
            <text:p>1.0513786000</text:p>
          </table:table-cell>
          <table:table-cell office:value-type="float" office:value="1.1025579">
            <text:p>1.1025579000</text:p>
          </table:table-cell>
          <table:table-cell office:value-type="float" office:value="7.479534">
            <text:p>7.4795340000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table:formula="of:=[.J154]*[.K154]" office:value-type="float" office:value="2448">
            <text:p>24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5]" office:value-type="float" office:value="2464">
            <text:p>2464</text:p>
          </table:table-cell>
          <table:table-cell office:value-type="float" office:value="4096">
            <text:p>4096</text:p>
          </table:table-cell>
          <table:table-cell table:formula="of:=3*[.A155]*[.B155]*[.C155]" office:value-type="float" office:value="124017180672">
            <text:p>124017180672</text:p>
          </table:table-cell>
          <table:table-cell office:value-type="float" office:value="1.0589215">
            <text:p>1.0589215000</text:p>
          </table:table-cell>
          <table:table-cell office:value-type="float" office:value="1.1099994">
            <text:p>1.1099994000</text:p>
          </table:table-cell>
          <table:table-cell office:value-type="float" office:value="7.5274324">
            <text:p>7.5274324000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table:formula="of:=[.J155]*[.K155]" office:value-type="float" office:value="2464">
            <text:p>24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6]" office:value-type="float" office:value="2480">
            <text:p>2480</text:p>
          </table:table-cell>
          <table:table-cell office:value-type="float" office:value="4096">
            <text:p>4096</text:p>
          </table:table-cell>
          <table:table-cell table:formula="of:=3*[.A156]*[.B156]*[.C156]" office:value-type="float" office:value="124822487040">
            <text:p>124822487040</text:p>
          </table:table-cell>
          <table:table-cell office:value-type="float" office:value="1.0641419">
            <text:p>1.0641419000</text:p>
          </table:table-cell>
          <table:table-cell office:value-type="float" office:value="1.1151551">
            <text:p>1.1151551000</text:p>
          </table:table-cell>
          <table:table-cell office:value-type="float" office:value="7.5788034">
            <text:p>7.5788034000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formula="of:=[.J156]*[.K156]" office:value-type="float" office:value="2480">
            <text:p>24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7]" office:value-type="float" office:value="2496">
            <text:p>2496</text:p>
          </table:table-cell>
          <table:table-cell office:value-type="float" office:value="4096">
            <text:p>4096</text:p>
          </table:table-cell>
          <table:table-cell table:formula="of:=3*[.A157]*[.B157]*[.C157]" office:value-type="float" office:value="125627793408">
            <text:p>125627793408</text:p>
          </table:table-cell>
          <table:table-cell office:value-type="float" office:value="1.0719767">
            <text:p>1.0719767000</text:p>
          </table:table-cell>
          <table:table-cell office:value-type="float" office:value="1.1230491">
            <text:p>1.1230491000</text:p>
          </table:table-cell>
          <table:table-cell office:value-type="float" office:value="7.6299511">
            <text:p>7.6299511000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table:formula="of:=[.J157]*[.K157]" office:value-type="float" office:value="2496">
            <text:p>24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8]" office:value-type="float" office:value="2512">
            <text:p>2512</text:p>
          </table:table-cell>
          <table:table-cell office:value-type="float" office:value="4096">
            <text:p>4096</text:p>
          </table:table-cell>
          <table:table-cell table:formula="of:=3*[.A158]*[.B158]*[.C158]" office:value-type="float" office:value="126433099776">
            <text:p>126433099776</text:p>
          </table:table-cell>
          <table:table-cell office:value-type="float" office:value="1.0772738">
            <text:p>1.0772738000</text:p>
          </table:table-cell>
          <table:table-cell office:value-type="float" office:value="1.1283575">
            <text:p>1.1283575000</text:p>
          </table:table-cell>
          <table:table-cell office:value-type="float" office:value="7.6914874">
            <text:p>7.6914874000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float" office:value="16">
            <text:p>16</text:p>
          </table:table-cell>
          <table:table-cell table:formula="of:=[.J158]*[.K158]" office:value-type="float" office:value="2512">
            <text:p>25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59]" office:value-type="float" office:value="2528">
            <text:p>2528</text:p>
          </table:table-cell>
          <table:table-cell office:value-type="float" office:value="4096">
            <text:p>4096</text:p>
          </table:table-cell>
          <table:table-cell table:formula="of:=3*[.A159]*[.B159]*[.C159]" office:value-type="float" office:value="127238406144">
            <text:p>127238406144</text:p>
          </table:table-cell>
          <table:table-cell office:value-type="float" office:value="1.0867458">
            <text:p>1.0867458000</text:p>
          </table:table-cell>
          <table:table-cell office:value-type="float" office:value="1.1378615">
            <text:p>1.1378615000</text:p>
          </table:table-cell>
          <table:table-cell office:value-type="float" office:value="7.7296168">
            <text:p>7.7296168000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16">
            <text:p>16</text:p>
          </table:table-cell>
          <table:table-cell table:formula="of:=[.J159]*[.K159]" office:value-type="float" office:value="2528">
            <text:p>25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0]" office:value-type="float" office:value="2544">
            <text:p>2544</text:p>
          </table:table-cell>
          <table:table-cell office:value-type="float" office:value="4096">
            <text:p>4096</text:p>
          </table:table-cell>
          <table:table-cell table:formula="of:=3*[.A160]*[.B160]*[.C160]" office:value-type="float" office:value="128043712512">
            <text:p>128043712512</text:p>
          </table:table-cell>
          <table:table-cell office:value-type="float" office:value="1.0928941">
            <text:p>1.0928941000</text:p>
          </table:table-cell>
          <table:table-cell office:value-type="float" office:value="1.1438156">
            <text:p>1.1438156000</text:p>
          </table:table-cell>
          <table:table-cell office:value-type="float" office:value="7.771809">
            <text:p>7.7718090000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table:formula="of:=[.J160]*[.K160]" office:value-type="float" office:value="2544">
            <text:p>25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1]" office:value-type="float" office:value="2560">
            <text:p>2560</text:p>
          </table:table-cell>
          <table:table-cell office:value-type="float" office:value="4096">
            <text:p>4096</text:p>
          </table:table-cell>
          <table:table-cell table:formula="of:=3*[.A161]*[.B161]*[.C161]" office:value-type="float" office:value="128849018880">
            <text:p>128849018880</text:p>
          </table:table-cell>
          <table:table-cell office:value-type="float" office:value="1.0996724">
            <text:p>1.0996724000</text:p>
          </table:table-cell>
          <table:table-cell office:value-type="float" office:value="1.1506831">
            <text:p>1.1506831000</text:p>
          </table:table-cell>
          <table:table-cell office:value-type="float" office:value="7.8359014">
            <text:p>7.8359014000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formula="of:=[.J161]*[.K161]" office:value-type="float" office:value="2560">
            <text:p>25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2]" office:value-type="float" office:value="2576">
            <text:p>2576</text:p>
          </table:table-cell>
          <table:table-cell office:value-type="float" office:value="4096">
            <text:p>4096</text:p>
          </table:table-cell>
          <table:table-cell table:formula="of:=3*[.A162]*[.B162]*[.C162]" office:value-type="float" office:value="129654325248">
            <text:p>129654325248</text:p>
          </table:table-cell>
          <table:table-cell office:value-type="float" office:value="1.1054316">
            <text:p>1.1054316000</text:p>
          </table:table-cell>
          <table:table-cell office:value-type="float" office:value="1.1565469">
            <text:p>1.1565469000</text:p>
          </table:table-cell>
          <table:table-cell office:value-type="float" office:value="7.8693869">
            <text:p>7.8693869000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table:formula="of:=[.J162]*[.K162]" office:value-type="float" office:value="2576">
            <text:p>25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3]" office:value-type="float" office:value="2592">
            <text:p>2592</text:p>
          </table:table-cell>
          <table:table-cell office:value-type="float" office:value="4096">
            <text:p>4096</text:p>
          </table:table-cell>
          <table:table-cell table:formula="of:=3*[.A163]*[.B163]*[.C163]" office:value-type="float" office:value="130459631616">
            <text:p>130459631616</text:p>
          </table:table-cell>
          <table:table-cell office:value-type="float" office:value="1.1142459">
            <text:p>1.1142459000</text:p>
          </table:table-cell>
          <table:table-cell office:value-type="float" office:value="1.165203">
            <text:p>1.1652030000</text:p>
          </table:table-cell>
          <table:table-cell office:value-type="float" office:value="7.918731">
            <text:p>7.9187310000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table:formula="of:=[.J163]*[.K163]" office:value-type="float" office:value="2592">
            <text:p>25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4]" office:value-type="float" office:value="2608">
            <text:p>2608</text:p>
          </table:table-cell>
          <table:table-cell office:value-type="float" office:value="4096">
            <text:p>4096</text:p>
          </table:table-cell>
          <table:table-cell table:formula="of:=3*[.A164]*[.B164]*[.C164]" office:value-type="float" office:value="131264937984">
            <text:p>131264937984</text:p>
          </table:table-cell>
          <table:table-cell office:value-type="float" office:value="1.1192993">
            <text:p>1.1192993000</text:p>
          </table:table-cell>
          <table:table-cell office:value-type="float" office:value="1.1704056">
            <text:p>1.1704056000</text:p>
          </table:table-cell>
          <table:table-cell office:value-type="float" office:value="7.9774951">
            <text:p>7.9774951000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float" office:value="16">
            <text:p>16</text:p>
          </table:table-cell>
          <table:table-cell table:formula="of:=[.J164]*[.K164]" office:value-type="float" office:value="2608">
            <text:p>26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5]" office:value-type="float" office:value="2624">
            <text:p>2624</text:p>
          </table:table-cell>
          <table:table-cell office:value-type="float" office:value="4096">
            <text:p>4096</text:p>
          </table:table-cell>
          <table:table-cell table:formula="of:=3*[.A165]*[.B165]*[.C165]" office:value-type="float" office:value="132070244352">
            <text:p>132070244352</text:p>
          </table:table-cell>
          <table:table-cell office:value-type="float" office:value="1.1253458">
            <text:p>1.1253458000</text:p>
          </table:table-cell>
          <table:table-cell office:value-type="float" office:value="1.1763335">
            <text:p>1.1763335000</text:p>
          </table:table-cell>
          <table:table-cell office:value-type="float" office:value="8.0168511">
            <text:p>8.0168511000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table:formula="of:=[.J165]*[.K165]" office:value-type="float" office:value="2624">
            <text:p>26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6]" office:value-type="float" office:value="2640">
            <text:p>2640</text:p>
          </table:table-cell>
          <table:table-cell office:value-type="float" office:value="4096">
            <text:p>4096</text:p>
          </table:table-cell>
          <table:table-cell table:formula="of:=3*[.A166]*[.B166]*[.C166]" office:value-type="float" office:value="132875550720">
            <text:p>132875550720</text:p>
          </table:table-cell>
          <table:table-cell office:value-type="float" office:value="1.131421">
            <text:p>1.1314210000</text:p>
          </table:table-cell>
          <table:table-cell office:value-type="float" office:value="1.182384">
            <text:p>1.1823840000</text:p>
          </table:table-cell>
          <table:table-cell office:value-type="float" office:value="8.0644927">
            <text:p>8.0644927000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table:formula="of:=[.J166]*[.K166]" office:value-type="float" office:value="2640">
            <text:p>26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7]" office:value-type="float" office:value="2656">
            <text:p>2656</text:p>
          </table:table-cell>
          <table:table-cell office:value-type="float" office:value="4096">
            <text:p>4096</text:p>
          </table:table-cell>
          <table:table-cell table:formula="of:=3*[.A167]*[.B167]*[.C167]" office:value-type="float" office:value="133680857088">
            <text:p>133680857088</text:p>
          </table:table-cell>
          <table:table-cell office:value-type="float" office:value="1.1407749">
            <text:p>1.1407749000</text:p>
          </table:table-cell>
          <table:table-cell office:value-type="float" office:value="1.1917643">
            <text:p>1.1917643000</text:p>
          </table:table-cell>
          <table:table-cell office:value-type="float" office:value="8.1188707">
            <text:p>8.1188707000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table:formula="of:=[.J167]*[.K167]" office:value-type="float" office:value="2656">
            <text:p>26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8]" office:value-type="float" office:value="2672">
            <text:p>2672</text:p>
          </table:table-cell>
          <table:table-cell office:value-type="float" office:value="4096">
            <text:p>4096</text:p>
          </table:table-cell>
          <table:table-cell table:formula="of:=3*[.A168]*[.B168]*[.C168]" office:value-type="float" office:value="134486163456">
            <text:p>134486163456</text:p>
          </table:table-cell>
          <table:table-cell office:value-type="float" office:value="1.1481986">
            <text:p>1.1481986000</text:p>
          </table:table-cell>
          <table:table-cell office:value-type="float" office:value="1.1992516">
            <text:p>1.1992516000</text:p>
          </table:table-cell>
          <table:table-cell office:value-type="float" office:value="8.1817902">
            <text:p>8.1817902000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table:formula="of:=[.J168]*[.K168]" office:value-type="float" office:value="2672">
            <text:p>26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69]" office:value-type="float" office:value="2688">
            <text:p>2688</text:p>
          </table:table-cell>
          <table:table-cell office:value-type="float" office:value="4096">
            <text:p>4096</text:p>
          </table:table-cell>
          <table:table-cell table:formula="of:=3*[.A169]*[.B169]*[.C169]" office:value-type="float" office:value="135291469824">
            <text:p>135291469824</text:p>
          </table:table-cell>
          <table:table-cell office:value-type="float" office:value="1.1536159">
            <text:p>1.1536159000</text:p>
          </table:table-cell>
          <table:table-cell office:value-type="float" office:value="1.2047009">
            <text:p>1.2047009000</text:p>
          </table:table-cell>
          <table:table-cell office:value-type="float" office:value="8.2144261">
            <text:p>8.2144261000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table:formula="of:=[.J169]*[.K169]" office:value-type="float" office:value="2688">
            <text:p>26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0]" office:value-type="float" office:value="2704">
            <text:p>2704</text:p>
          </table:table-cell>
          <table:table-cell office:value-type="float" office:value="4096">
            <text:p>4096</text:p>
          </table:table-cell>
          <table:table-cell table:formula="of:=3*[.A170]*[.B170]*[.C170]" office:value-type="float" office:value="136096776192">
            <text:p>136096776192</text:p>
          </table:table-cell>
          <table:table-cell office:value-type="float" office:value="1.1615856">
            <text:p>1.1615856000</text:p>
          </table:table-cell>
          <table:table-cell office:value-type="float" office:value="1.2124978">
            <text:p>1.2124978000</text:p>
          </table:table-cell>
          <table:table-cell office:value-type="float" office:value="8.2746112">
            <text:p>8.2746112000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16">
            <text:p>16</text:p>
          </table:table-cell>
          <table:table-cell table:formula="of:=[.J170]*[.K170]" office:value-type="float" office:value="2704">
            <text:p>27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1]" office:value-type="float" office:value="2720">
            <text:p>2720</text:p>
          </table:table-cell>
          <table:table-cell office:value-type="float" office:value="4096">
            <text:p>4096</text:p>
          </table:table-cell>
          <table:table-cell table:formula="of:=3*[.A171]*[.B171]*[.C171]" office:value-type="float" office:value="136902082560">
            <text:p>136902082560</text:p>
          </table:table-cell>
          <table:table-cell office:value-type="float" office:value="1.1668301">
            <text:p>1.1668301000</text:p>
          </table:table-cell>
          <table:table-cell office:value-type="float" office:value="1.2178154">
            <text:p>1.2178154000</text:p>
          </table:table-cell>
          <table:table-cell office:value-type="float" office:value="8.321167">
            <text:p>8.3211670000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table:formula="of:=[.J171]*[.K171]" office:value-type="float" office:value="2720">
            <text:p>27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2]" office:value-type="float" office:value="2736">
            <text:p>2736</text:p>
          </table:table-cell>
          <table:table-cell office:value-type="float" office:value="4096">
            <text:p>4096</text:p>
          </table:table-cell>
          <table:table-cell table:formula="of:=3*[.A172]*[.B172]*[.C172]" office:value-type="float" office:value="137707388928">
            <text:p>137707388928</text:p>
          </table:table-cell>
          <table:table-cell office:value-type="float" office:value="1.1744484">
            <text:p>1.1744484000</text:p>
          </table:table-cell>
          <table:table-cell office:value-type="float" office:value="1.2255831">
            <text:p>1.2255831000</text:p>
          </table:table-cell>
          <table:table-cell office:value-type="float" office:value="8.3704908">
            <text:p>8.3704908000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float" office:value="16">
            <text:p>16</text:p>
          </table:table-cell>
          <table:table-cell table:formula="of:=[.J172]*[.K172]" office:value-type="float" office:value="2736">
            <text:p>27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3]" office:value-type="float" office:value="2752">
            <text:p>2752</text:p>
          </table:table-cell>
          <table:table-cell office:value-type="float" office:value="4096">
            <text:p>4096</text:p>
          </table:table-cell>
          <table:table-cell table:formula="of:=3*[.A173]*[.B173]*[.C173]" office:value-type="float" office:value="138512695296">
            <text:p>138512695296</text:p>
          </table:table-cell>
          <table:table-cell office:value-type="float" office:value="1.1799252">
            <text:p>1.1799252000</text:p>
          </table:table-cell>
          <table:table-cell office:value-type="float" office:value="1.2308359">
            <text:p>1.2308359000</text:p>
          </table:table-cell>
          <table:table-cell office:value-type="float" office:value="8.4095495">
            <text:p>8.4095495000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table:formula="of:=[.J173]*[.K173]" office:value-type="float" office:value="2752">
            <text:p>27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4]" office:value-type="float" office:value="2768">
            <text:p>2768</text:p>
          </table:table-cell>
          <table:table-cell office:value-type="float" office:value="4096">
            <text:p>4096</text:p>
          </table:table-cell>
          <table:table-cell table:formula="of:=3*[.A174]*[.B174]*[.C174]" office:value-type="float" office:value="139318001664">
            <text:p>139318001664</text:p>
          </table:table-cell>
          <table:table-cell office:value-type="float" office:value="1.1892407">
            <text:p>1.1892407000</text:p>
          </table:table-cell>
          <table:table-cell office:value-type="float" office:value="1.2402578">
            <text:p>1.2402578000</text:p>
          </table:table-cell>
          <table:table-cell office:value-type="float" office:value="8.5084867">
            <text:p>8.5084867000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16">
            <text:p>16</text:p>
          </table:table-cell>
          <table:table-cell table:formula="of:=[.J174]*[.K174]" office:value-type="float" office:value="2768">
            <text:p>27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5]" office:value-type="float" office:value="2784">
            <text:p>2784</text:p>
          </table:table-cell>
          <table:table-cell office:value-type="float" office:value="4096">
            <text:p>4096</text:p>
          </table:table-cell>
          <table:table-cell table:formula="of:=3*[.A175]*[.B175]*[.C175]" office:value-type="float" office:value="140123308032">
            <text:p>140123308032</text:p>
          </table:table-cell>
          <table:table-cell office:value-type="float" office:value="1.1950068">
            <text:p>1.1950068000</text:p>
          </table:table-cell>
          <table:table-cell office:value-type="float" office:value="1.2463612">
            <text:p>1.2463612000</text:p>
          </table:table-cell>
          <table:table-cell office:value-type="float" office:value="8.5134254">
            <text:p>8.5134254000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table:formula="of:=[.J175]*[.K175]" office:value-type="float" office:value="2784">
            <text:p>27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6]" office:value-type="float" office:value="2800">
            <text:p>2800</text:p>
          </table:table-cell>
          <table:table-cell office:value-type="float" office:value="4096">
            <text:p>4096</text:p>
          </table:table-cell>
          <table:table-cell table:formula="of:=3*[.A176]*[.B176]*[.C176]" office:value-type="float" office:value="140928614400">
            <text:p>140928614400</text:p>
          </table:table-cell>
          <table:table-cell office:value-type="float" office:value="1.2034494">
            <text:p>1.2034494000</text:p>
          </table:table-cell>
          <table:table-cell office:value-type="float" office:value="1.2545383">
            <text:p>1.2545383000</text:p>
          </table:table-cell>
          <table:table-cell office:value-type="float" office:value="8.5537594">
            <text:p>8.5537594000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table:formula="of:=[.J176]*[.K176]" office:value-type="float" office:value="2800">
            <text:p>28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7]" office:value-type="float" office:value="2816">
            <text:p>2816</text:p>
          </table:table-cell>
          <table:table-cell office:value-type="float" office:value="4096">
            <text:p>4096</text:p>
          </table:table-cell>
          <table:table-cell table:formula="of:=3*[.A177]*[.B177]*[.C177]" office:value-type="float" office:value="141733920768">
            <text:p>141733920768</text:p>
          </table:table-cell>
          <table:table-cell office:value-type="float" office:value="1.2086702">
            <text:p>1.2086702000</text:p>
          </table:table-cell>
          <table:table-cell office:value-type="float" office:value="1.2596608">
            <text:p>1.2596608000</text:p>
          </table:table-cell>
          <table:table-cell office:value-type="float" office:value="8.6152135">
            <text:p>8.6152135000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table:formula="of:=[.J177]*[.K177]" office:value-type="float" office:value="2816">
            <text:p>28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8]" office:value-type="float" office:value="2832">
            <text:p>2832</text:p>
          </table:table-cell>
          <table:table-cell office:value-type="float" office:value="4096">
            <text:p>4096</text:p>
          </table:table-cell>
          <table:table-cell table:formula="of:=3*[.A178]*[.B178]*[.C178]" office:value-type="float" office:value="142539227136">
            <text:p>142539227136</text:p>
          </table:table-cell>
          <table:table-cell office:value-type="float" office:value="1.2151751">
            <text:p>1.2151751000</text:p>
          </table:table-cell>
          <table:table-cell office:value-type="float" office:value="1.2662225">
            <text:p>1.2662225000</text:p>
          </table:table-cell>
          <table:table-cell office:value-type="float" office:value="8.6802984">
            <text:p>8.6802984000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table:formula="of:=[.J178]*[.K178]" office:value-type="float" office:value="2832">
            <text:p>28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79]" office:value-type="float" office:value="2848">
            <text:p>2848</text:p>
          </table:table-cell>
          <table:table-cell office:value-type="float" office:value="4096">
            <text:p>4096</text:p>
          </table:table-cell>
          <table:table-cell table:formula="of:=3*[.A179]*[.B179]*[.C179]" office:value-type="float" office:value="143344533504">
            <text:p>143344533504</text:p>
          </table:table-cell>
          <table:table-cell office:value-type="float" office:value="1.2214708">
            <text:p>1.2214708000</text:p>
          </table:table-cell>
          <table:table-cell office:value-type="float" office:value="1.2724941">
            <text:p>1.2724941000</text:p>
          </table:table-cell>
          <table:table-cell office:value-type="float" office:value="8.6997349">
            <text:p>8.6997349000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table:formula="of:=[.J179]*[.K179]" office:value-type="float" office:value="2848">
            <text:p>28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0]" office:value-type="float" office:value="2864">
            <text:p>2864</text:p>
          </table:table-cell>
          <table:table-cell office:value-type="float" office:value="4096">
            <text:p>4096</text:p>
          </table:table-cell>
          <table:table-cell table:formula="of:=3*[.A180]*[.B180]*[.C180]" office:value-type="float" office:value="144149839872">
            <text:p>144149839872</text:p>
          </table:table-cell>
          <table:table-cell office:value-type="float" office:value="1.2285087">
            <text:p>1.2285087000</text:p>
          </table:table-cell>
          <table:table-cell office:value-type="float" office:value="1.2794057">
            <text:p>1.2794057000</text:p>
          </table:table-cell>
          <table:table-cell office:value-type="float" office:value="8.748835">
            <text:p>8.7488350000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16">
            <text:p>16</text:p>
          </table:table-cell>
          <table:table-cell table:formula="of:=[.J180]*[.K180]" office:value-type="float" office:value="2864">
            <text:p>28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1]" office:value-type="float" office:value="2880">
            <text:p>2880</text:p>
          </table:table-cell>
          <table:table-cell office:value-type="float" office:value="4096">
            <text:p>4096</text:p>
          </table:table-cell>
          <table:table-cell table:formula="of:=3*[.A181]*[.B181]*[.C181]" office:value-type="float" office:value="144955146240">
            <text:p>144955146240</text:p>
          </table:table-cell>
          <table:table-cell office:value-type="float" office:value="1.2344277">
            <text:p>1.2344277000</text:p>
          </table:table-cell>
          <table:table-cell office:value-type="float" office:value="1.2854229">
            <text:p>1.2854229000</text:p>
          </table:table-cell>
          <table:table-cell office:value-type="float" office:value="8.8241812">
            <text:p>8.8241812000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table:formula="of:=[.J181]*[.K181]" office:value-type="float" office:value="2880">
            <text:p>28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2]" office:value-type="float" office:value="2896">
            <text:p>2896</text:p>
          </table:table-cell>
          <table:table-cell office:value-type="float" office:value="4096">
            <text:p>4096</text:p>
          </table:table-cell>
          <table:table-cell table:formula="of:=3*[.A182]*[.B182]*[.C182]" office:value-type="float" office:value="145760452608">
            <text:p>145760452608</text:p>
          </table:table-cell>
          <table:table-cell office:value-type="float" office:value="1.2438885">
            <text:p>1.2438885000</text:p>
          </table:table-cell>
          <table:table-cell office:value-type="float" office:value="1.2948584">
            <text:p>1.2948584000</text:p>
          </table:table-cell>
          <table:table-cell office:value-type="float" office:value="8.8641417">
            <text:p>8.8641417000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table:formula="of:=[.J182]*[.K182]" office:value-type="float" office:value="2896">
            <text:p>28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3]" office:value-type="float" office:value="2912">
            <text:p>2912</text:p>
          </table:table-cell>
          <table:table-cell office:value-type="float" office:value="4096">
            <text:p>4096</text:p>
          </table:table-cell>
          <table:table-cell table:formula="of:=3*[.A183]*[.B183]*[.C183]" office:value-type="float" office:value="146565758976">
            <text:p>146565758976</text:p>
          </table:table-cell>
          <table:table-cell office:value-type="float" office:value="1.251597">
            <text:p>1.2515970000</text:p>
          </table:table-cell>
          <table:table-cell office:value-type="float" office:value="1.3026025">
            <text:p>1.3026025000</text:p>
          </table:table-cell>
          <table:table-cell office:value-type="float" office:value="8.8980788">
            <text:p>8.898078800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table:formula="of:=[.J183]*[.K183]" office:value-type="float" office:value="2912">
            <text:p>29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4]" office:value-type="float" office:value="2928">
            <text:p>2928</text:p>
          </table:table-cell>
          <table:table-cell office:value-type="float" office:value="4096">
            <text:p>4096</text:p>
          </table:table-cell>
          <table:table-cell table:formula="of:=3*[.A184]*[.B184]*[.C184]" office:value-type="float" office:value="147371065344">
            <text:p>147371065344</text:p>
          </table:table-cell>
          <table:table-cell office:value-type="float" office:value="1.257052">
            <text:p>1.2570520000</text:p>
          </table:table-cell>
          <table:table-cell office:value-type="float" office:value="1.3080388">
            <text:p>1.3080388000</text:p>
          </table:table-cell>
          <table:table-cell office:value-type="float" office:value="8.9447182">
            <text:p>8.9447182000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table:formula="of:=[.J184]*[.K184]" office:value-type="float" office:value="2928">
            <text:p>29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5]" office:value-type="float" office:value="2944">
            <text:p>2944</text:p>
          </table:table-cell>
          <table:table-cell office:value-type="float" office:value="4096">
            <text:p>4096</text:p>
          </table:table-cell>
          <table:table-cell table:formula="of:=3*[.A185]*[.B185]*[.C185]" office:value-type="float" office:value="148176371712">
            <text:p>148176371712</text:p>
          </table:table-cell>
          <table:table-cell office:value-type="float" office:value="1.2643784">
            <text:p>1.2643784000</text:p>
          </table:table-cell>
          <table:table-cell office:value-type="float" office:value="1.3153726">
            <text:p>1.3153726000</text:p>
          </table:table-cell>
          <table:table-cell office:value-type="float" office:value="8.9942377">
            <text:p>8.9942377000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float" office:value="16">
            <text:p>16</text:p>
          </table:table-cell>
          <table:table-cell table:formula="of:=[.J185]*[.K185]" office:value-type="float" office:value="2944">
            <text:p>29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6]" office:value-type="float" office:value="2960">
            <text:p>2960</text:p>
          </table:table-cell>
          <table:table-cell office:value-type="float" office:value="4096">
            <text:p>4096</text:p>
          </table:table-cell>
          <table:table-cell table:formula="of:=3*[.A186]*[.B186]*[.C186]" office:value-type="float" office:value="148981678080">
            <text:p>148981678080</text:p>
          </table:table-cell>
          <table:table-cell office:value-type="float" office:value="1.2706326">
            <text:p>1.2706326000</text:p>
          </table:table-cell>
          <table:table-cell office:value-type="float" office:value="1.3216728">
            <text:p>1.3216728000</text:p>
          </table:table-cell>
          <table:table-cell office:value-type="float" office:value="9.060435">
            <text:p>9.0604350000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table:formula="of:=[.J186]*[.K186]" office:value-type="float" office:value="2960">
            <text:p>29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7]" office:value-type="float" office:value="2976">
            <text:p>2976</text:p>
          </table:table-cell>
          <table:table-cell office:value-type="float" office:value="4096">
            <text:p>4096</text:p>
          </table:table-cell>
          <table:table-cell table:formula="of:=3*[.A187]*[.B187]*[.C187]" office:value-type="float" office:value="149786984448">
            <text:p>149786984448</text:p>
          </table:table-cell>
          <table:table-cell office:value-type="float" office:value="1.2771879">
            <text:p>1.2771879000</text:p>
          </table:table-cell>
          <table:table-cell office:value-type="float" office:value="1.3280853">
            <text:p>1.3280853000</text:p>
          </table:table-cell>
          <table:table-cell office:value-type="float" office:value="9.0917356">
            <text:p>9.0917356000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table:formula="of:=[.J187]*[.K187]" office:value-type="float" office:value="2976">
            <text:p>29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8]" office:value-type="float" office:value="2992">
            <text:p>2992</text:p>
          </table:table-cell>
          <table:table-cell office:value-type="float" office:value="4096">
            <text:p>4096</text:p>
          </table:table-cell>
          <table:table-cell table:formula="of:=3*[.A188]*[.B188]*[.C188]" office:value-type="float" office:value="150592290816">
            <text:p>150592290816</text:p>
          </table:table-cell>
          <table:table-cell office:value-type="float" office:value="1.2824197">
            <text:p>1.2824197000</text:p>
          </table:table-cell>
          <table:table-cell office:value-type="float" office:value="1.3334192">
            <text:p>1.3334192000</text:p>
          </table:table-cell>
          <table:table-cell office:value-type="float" office:value="9.1404745">
            <text:p>9.1404745000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16">
            <text:p>16</text:p>
          </table:table-cell>
          <table:table-cell table:formula="of:=[.J188]*[.K188]" office:value-type="float" office:value="2992">
            <text:p>29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89]" office:value-type="float" office:value="3008">
            <text:p>3008</text:p>
          </table:table-cell>
          <table:table-cell office:value-type="float" office:value="4096">
            <text:p>4096</text:p>
          </table:table-cell>
          <table:table-cell table:formula="of:=3*[.A189]*[.B189]*[.C189]" office:value-type="float" office:value="151397597184">
            <text:p>151397597184</text:p>
          </table:table-cell>
          <table:table-cell office:value-type="float" office:value="1.2916572">
            <text:p>1.2916572000</text:p>
          </table:table-cell>
          <table:table-cell office:value-type="float" office:value="1.3427312">
            <text:p>1.3427312000</text:p>
          </table:table-cell>
          <table:table-cell office:value-type="float" office:value="9.1883862">
            <text:p>9.1883862000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6">
            <text:p>16</text:p>
          </table:table-cell>
          <table:table-cell table:formula="of:=[.J189]*[.K189]" office:value-type="float" office:value="3008">
            <text:p>30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0]" office:value-type="float" office:value="3024">
            <text:p>3024</text:p>
          </table:table-cell>
          <table:table-cell office:value-type="float" office:value="4096">
            <text:p>4096</text:p>
          </table:table-cell>
          <table:table-cell table:formula="of:=3*[.A190]*[.B190]*[.C190]" office:value-type="float" office:value="152202903552">
            <text:p>152202903552</text:p>
          </table:table-cell>
          <table:table-cell office:value-type="float" office:value="1.2980015">
            <text:p>1.2980015000</text:p>
          </table:table-cell>
          <table:table-cell office:value-type="float" office:value="1.3491474">
            <text:p>1.3491474000</text:p>
          </table:table-cell>
          <table:table-cell office:value-type="float" office:value="9.25953">
            <text:p>9.2595300000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table:formula="of:=[.J190]*[.K190]" office:value-type="float" office:value="3024">
            <text:p>30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1]" office:value-type="float" office:value="3040">
            <text:p>3040</text:p>
          </table:table-cell>
          <table:table-cell office:value-type="float" office:value="4096">
            <text:p>4096</text:p>
          </table:table-cell>
          <table:table-cell table:formula="of:=3*[.A191]*[.B191]*[.C191]" office:value-type="float" office:value="153008209920">
            <text:p>153008209920</text:p>
          </table:table-cell>
          <table:table-cell office:value-type="float" office:value="1.304826">
            <text:p>1.3048260000</text:p>
          </table:table-cell>
          <table:table-cell office:value-type="float" office:value="1.3560585">
            <text:p>1.3560585000</text:p>
          </table:table-cell>
          <table:table-cell office:value-type="float" office:value="9.2927731">
            <text:p>9.2927731000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table:formula="of:=[.J191]*[.K191]" office:value-type="float" office:value="3040">
            <text:p>30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2]" office:value-type="float" office:value="3056">
            <text:p>3056</text:p>
          </table:table-cell>
          <table:table-cell office:value-type="float" office:value="4096">
            <text:p>4096</text:p>
          </table:table-cell>
          <table:table-cell table:formula="of:=3*[.A192]*[.B192]*[.C192]" office:value-type="float" office:value="153813516288">
            <text:p>153813516288</text:p>
          </table:table-cell>
          <table:table-cell office:value-type="float" office:value="1.3107825">
            <text:p>1.3107825000</text:p>
          </table:table-cell>
          <table:table-cell office:value-type="float" office:value="1.3619748">
            <text:p>1.3619748000</text:p>
          </table:table-cell>
          <table:table-cell office:value-type="float" office:value="9.3398525">
            <text:p>9.3398525000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16">
            <text:p>16</text:p>
          </table:table-cell>
          <table:table-cell table:formula="of:=[.J192]*[.K192]" office:value-type="float" office:value="3056">
            <text:p>30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3]" office:value-type="float" office:value="3072">
            <text:p>3072</text:p>
          </table:table-cell>
          <table:table-cell office:value-type="float" office:value="4096">
            <text:p>4096</text:p>
          </table:table-cell>
          <table:table-cell table:formula="of:=3*[.A193]*[.B193]*[.C193]" office:value-type="float" office:value="154618822656">
            <text:p>154618822656</text:p>
          </table:table-cell>
          <table:table-cell office:value-type="float" office:value="1.3179093">
            <text:p>1.3179093000</text:p>
          </table:table-cell>
          <table:table-cell office:value-type="float" office:value="1.3687243">
            <text:p>1.3687243000</text:p>
          </table:table-cell>
          <table:table-cell office:value-type="float" office:value="9.4105342">
            <text:p>9.4105342000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formula="of:=[.J193]*[.K193]" office:value-type="float" office:value="3072">
            <text:p>30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4]" office:value-type="float" office:value="3088">
            <text:p>3088</text:p>
          </table:table-cell>
          <table:table-cell office:value-type="float" office:value="4096">
            <text:p>4096</text:p>
          </table:table-cell>
          <table:table-cell table:formula="of:=3*[.A194]*[.B194]*[.C194]" office:value-type="float" office:value="155424129024">
            <text:p>155424129024</text:p>
          </table:table-cell>
          <table:table-cell office:value-type="float" office:value="1.3240376">
            <text:p>1.3240376000</text:p>
          </table:table-cell>
          <table:table-cell office:value-type="float" office:value="1.3749563">
            <text:p>1.3749563000</text:p>
          </table:table-cell>
          <table:table-cell office:value-type="float" office:value="9.4322217">
            <text:p>9.4322217000</text:p>
          </table:table-cell>
          <table:table-cell table:number-columns-repeated="2"/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table:formula="of:=[.J194]*[.K194]" office:value-type="float" office:value="3088">
            <text:p>30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5]" office:value-type="float" office:value="3104">
            <text:p>3104</text:p>
          </table:table-cell>
          <table:table-cell office:value-type="float" office:value="4096">
            <text:p>4096</text:p>
          </table:table-cell>
          <table:table-cell table:formula="of:=3*[.A195]*[.B195]*[.C195]" office:value-type="float" office:value="156229435392">
            <text:p>156229435392</text:p>
          </table:table-cell>
          <table:table-cell office:value-type="float" office:value="1.3306286">
            <text:p>1.3306286000</text:p>
          </table:table-cell>
          <table:table-cell office:value-type="float" office:value="1.3815472">
            <text:p>1.3815472000</text:p>
          </table:table-cell>
          <table:table-cell office:value-type="float" office:value="9.4820575">
            <text:p>9.4820575000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6">
            <text:p>16</text:p>
          </table:table-cell>
          <table:table-cell table:formula="of:=[.J195]*[.K195]" office:value-type="float" office:value="3104">
            <text:p>31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6]" office:value-type="float" office:value="3120">
            <text:p>3120</text:p>
          </table:table-cell>
          <table:table-cell office:value-type="float" office:value="4096">
            <text:p>4096</text:p>
          </table:table-cell>
          <table:table-cell table:formula="of:=3*[.A196]*[.B196]*[.C196]" office:value-type="float" office:value="157034741760">
            <text:p>157034741760</text:p>
          </table:table-cell>
          <table:table-cell office:value-type="float" office:value="1.3367245">
            <text:p>1.3367245000</text:p>
          </table:table-cell>
          <table:table-cell office:value-type="float" office:value="1.3874199">
            <text:p>1.3874199000</text:p>
          </table:table-cell>
          <table:table-cell office:value-type="float" office:value="9.5297887">
            <text:p>9.5297887000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table:formula="of:=[.J196]*[.K196]" office:value-type="float" office:value="3120">
            <text:p>31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7]" office:value-type="float" office:value="3136">
            <text:p>3136</text:p>
          </table:table-cell>
          <table:table-cell office:value-type="float" office:value="4096">
            <text:p>4096</text:p>
          </table:table-cell>
          <table:table-cell table:formula="of:=3*[.A197]*[.B197]*[.C197]" office:value-type="float" office:value="157840048128">
            <text:p>157840048128</text:p>
          </table:table-cell>
          <table:table-cell office:value-type="float" office:value="1.3458534">
            <text:p>1.3458534000</text:p>
          </table:table-cell>
          <table:table-cell office:value-type="float" office:value="1.3966316">
            <text:p>1.3966316000</text:p>
          </table:table-cell>
          <table:table-cell office:value-type="float" office:value="9.5849363">
            <text:p>9.5849363000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16">
            <text:p>16</text:p>
          </table:table-cell>
          <table:table-cell table:formula="of:=[.J197]*[.K197]" office:value-type="float" office:value="3136">
            <text:p>31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8]" office:value-type="float" office:value="3152">
            <text:p>3152</text:p>
          </table:table-cell>
          <table:table-cell office:value-type="float" office:value="4096">
            <text:p>4096</text:p>
          </table:table-cell>
          <table:table-cell table:formula="of:=3*[.A198]*[.B198]*[.C198]" office:value-type="float" office:value="158645354496">
            <text:p>158645354496</text:p>
          </table:table-cell>
          <table:table-cell office:value-type="float" office:value="1.3534837">
            <text:p>1.3534837000</text:p>
          </table:table-cell>
          <table:table-cell office:value-type="float" office:value="1.4042931">
            <text:p>1.4042931000</text:p>
          </table:table-cell>
          <table:table-cell office:value-type="float" office:value="9.6332418">
            <text:p>9.6332418000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float" office:value="16">
            <text:p>16</text:p>
          </table:table-cell>
          <table:table-cell table:formula="of:=[.J198]*[.K198]" office:value-type="float" office:value="3152">
            <text:p>31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199]" office:value-type="float" office:value="3168">
            <text:p>3168</text:p>
          </table:table-cell>
          <table:table-cell office:value-type="float" office:value="4096">
            <text:p>4096</text:p>
          </table:table-cell>
          <table:table-cell table:formula="of:=3*[.A199]*[.B199]*[.C199]" office:value-type="float" office:value="159450660864">
            <text:p>159450660864</text:p>
          </table:table-cell>
          <table:table-cell office:value-type="float" office:value="1.3590446">
            <text:p>1.3590446000</text:p>
          </table:table-cell>
          <table:table-cell office:value-type="float" office:value="1.4098395">
            <text:p>1.4098395000</text:p>
          </table:table-cell>
          <table:table-cell office:value-type="float" office:value="9.7036404">
            <text:p>9.7036404000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table:formula="of:=[.J199]*[.K199]" office:value-type="float" office:value="3168">
            <text:p>31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0]" office:value-type="float" office:value="3184">
            <text:p>3184</text:p>
          </table:table-cell>
          <table:table-cell office:value-type="float" office:value="4096">
            <text:p>4096</text:p>
          </table:table-cell>
          <table:table-cell table:formula="of:=3*[.A200]*[.B200]*[.C200]" office:value-type="float" office:value="160255967232">
            <text:p>160255967232</text:p>
          </table:table-cell>
          <table:table-cell office:value-type="float" office:value="1.3671208">
            <text:p>1.3671208000</text:p>
          </table:table-cell>
          <table:table-cell office:value-type="float" office:value="1.4179215">
            <text:p>1.4179215000</text:p>
          </table:table-cell>
          <table:table-cell office:value-type="float" office:value="9.7368524">
            <text:p>9.7368524000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16">
            <text:p>16</text:p>
          </table:table-cell>
          <table:table-cell table:formula="of:=[.J200]*[.K200]" office:value-type="float" office:value="3184">
            <text:p>31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1]" office:value-type="float" office:value="3200">
            <text:p>3200</text:p>
          </table:table-cell>
          <table:table-cell office:value-type="float" office:value="4096">
            <text:p>4096</text:p>
          </table:table-cell>
          <table:table-cell table:formula="of:=3*[.A201]*[.B201]*[.C201]" office:value-type="float" office:value="161061273600">
            <text:p>161061273600</text:p>
          </table:table-cell>
          <table:table-cell office:value-type="float" office:value="1.3722495">
            <text:p>1.3722495000</text:p>
          </table:table-cell>
          <table:table-cell office:value-type="float" office:value="1.4229306">
            <text:p>1.4229306000</text:p>
          </table:table-cell>
          <table:table-cell office:value-type="float" office:value="9.7893428">
            <text:p>9.78934280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table:formula="of:=[.J201]*[.K201]" office:value-type="float" office:value="3200">
            <text:p>32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2]" office:value-type="float" office:value="3216">
            <text:p>3216</text:p>
          </table:table-cell>
          <table:table-cell office:value-type="float" office:value="4096">
            <text:p>4096</text:p>
          </table:table-cell>
          <table:table-cell table:formula="of:=3*[.A202]*[.B202]*[.C202]" office:value-type="float" office:value="161866579968">
            <text:p>161866579968</text:p>
          </table:table-cell>
          <table:table-cell office:value-type="float" office:value="1.3799357">
            <text:p>1.3799357000</text:p>
          </table:table-cell>
          <table:table-cell office:value-type="float" office:value="1.4307592">
            <text:p>1.4307592000</text:p>
          </table:table-cell>
          <table:table-cell office:value-type="float" office:value="9.8378105">
            <text:p>9.8378105000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16">
            <text:p>16</text:p>
          </table:table-cell>
          <table:table-cell table:formula="of:=[.J202]*[.K202]" office:value-type="float" office:value="3216">
            <text:p>32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3]" office:value-type="float" office:value="3232">
            <text:p>3232</text:p>
          </table:table-cell>
          <table:table-cell office:value-type="float" office:value="4096">
            <text:p>4096</text:p>
          </table:table-cell>
          <table:table-cell table:formula="of:=3*[.A203]*[.B203]*[.C203]" office:value-type="float" office:value="162671886336">
            <text:p>162671886336</text:p>
          </table:table-cell>
          <table:table-cell office:value-type="float" office:value="1.3853301">
            <text:p>1.3853301000</text:p>
          </table:table-cell>
          <table:table-cell office:value-type="float" office:value="1.4362181">
            <text:p>1.4362181000</text:p>
          </table:table-cell>
          <table:table-cell office:value-type="float" office:value="9.8843781">
            <text:p>9.8843781000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16">
            <text:p>16</text:p>
          </table:table-cell>
          <table:table-cell table:formula="of:=[.J203]*[.K203]" office:value-type="float" office:value="3232">
            <text:p>32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4]" office:value-type="float" office:value="3248">
            <text:p>3248</text:p>
          </table:table-cell>
          <table:table-cell office:value-type="float" office:value="4096">
            <text:p>4096</text:p>
          </table:table-cell>
          <table:table-cell table:formula="of:=3*[.A204]*[.B204]*[.C204]" office:value-type="float" office:value="163477192704">
            <text:p>163477192704</text:p>
          </table:table-cell>
          <table:table-cell office:value-type="float" office:value="1.3949116">
            <text:p>1.3949116000</text:p>
          </table:table-cell>
          <table:table-cell office:value-type="float" office:value="1.4457433">
            <text:p>1.4457433000</text:p>
          </table:table-cell>
          <table:table-cell office:value-type="float" office:value="9.9332699">
            <text:p>9.9332699000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16">
            <text:p>16</text:p>
          </table:table-cell>
          <table:table-cell table:formula="of:=[.J204]*[.K204]" office:value-type="float" office:value="3248">
            <text:p>32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5]" office:value-type="float" office:value="3264">
            <text:p>3264</text:p>
          </table:table-cell>
          <table:table-cell office:value-type="float" office:value="4096">
            <text:p>4096</text:p>
          </table:table-cell>
          <table:table-cell table:formula="of:=3*[.A205]*[.B205]*[.C205]" office:value-type="float" office:value="164282499072">
            <text:p>164282499072</text:p>
          </table:table-cell>
          <table:table-cell office:value-type="float" office:value="1.4009715">
            <text:p>1.4009715000</text:p>
          </table:table-cell>
          <table:table-cell office:value-type="float" office:value="1.4516521">
            <text:p>1.4516521000</text:p>
          </table:table-cell>
          <table:table-cell office:value-type="float" office:value="9.9811555">
            <text:p>9.9811555000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16">
            <text:p>16</text:p>
          </table:table-cell>
          <table:table-cell table:formula="of:=[.J205]*[.K205]" office:value-type="float" office:value="3264">
            <text:p>32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6]" office:value-type="float" office:value="3280">
            <text:p>3280</text:p>
          </table:table-cell>
          <table:table-cell office:value-type="float" office:value="4096">
            <text:p>4096</text:p>
          </table:table-cell>
          <table:table-cell table:formula="of:=3*[.A206]*[.B206]*[.C206]" office:value-type="float" office:value="165087805440">
            <text:p>165087805440</text:p>
          </table:table-cell>
          <table:table-cell office:value-type="float" office:value="1.40772">
            <text:p>1.4077200000</text:p>
          </table:table-cell>
          <table:table-cell office:value-type="float" office:value="1.4584387">
            <text:p>1.4584387000</text:p>
          </table:table-cell>
          <table:table-cell office:value-type="float" office:value="10.0438591">
            <text:p>10.0438591000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table:formula="of:=[.J206]*[.K206]" office:value-type="float" office:value="3280">
            <text:p>32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7]" office:value-type="float" office:value="3296">
            <text:p>3296</text:p>
          </table:table-cell>
          <table:table-cell office:value-type="float" office:value="4096">
            <text:p>4096</text:p>
          </table:table-cell>
          <table:table-cell table:formula="of:=3*[.A207]*[.B207]*[.C207]" office:value-type="float" office:value="165893111808">
            <text:p>165893111808</text:p>
          </table:table-cell>
          <table:table-cell office:value-type="float" office:value="1.4137693">
            <text:p>1.4137693000</text:p>
          </table:table-cell>
          <table:table-cell office:value-type="float" office:value="1.4644884">
            <text:p>1.4644884000</text:p>
          </table:table-cell>
          <table:table-cell office:value-type="float" office:value="10.0667524">
            <text:p>10.0667524000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16">
            <text:p>16</text:p>
          </table:table-cell>
          <table:table-cell table:formula="of:=[.J207]*[.K207]" office:value-type="float" office:value="3296">
            <text:p>32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8]" office:value-type="float" office:value="3312">
            <text:p>3312</text:p>
          </table:table-cell>
          <table:table-cell office:value-type="float" office:value="4096">
            <text:p>4096</text:p>
          </table:table-cell>
          <table:table-cell table:formula="of:=3*[.A208]*[.B208]*[.C208]" office:value-type="float" office:value="166698418176">
            <text:p>166698418176</text:p>
          </table:table-cell>
          <table:table-cell office:value-type="float" office:value="1.4206199">
            <text:p>1.4206199000</text:p>
          </table:table-cell>
          <table:table-cell office:value-type="float" office:value="1.4716721">
            <text:p>1.4716721000</text:p>
          </table:table-cell>
          <table:table-cell office:value-type="float" office:value="10.1230989">
            <text:p>10.1230989000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16">
            <text:p>16</text:p>
          </table:table-cell>
          <table:table-cell table:formula="of:=[.J208]*[.K208]" office:value-type="float" office:value="3312">
            <text:p>33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09]" office:value-type="float" office:value="3328">
            <text:p>3328</text:p>
          </table:table-cell>
          <table:table-cell office:value-type="float" office:value="4096">
            <text:p>4096</text:p>
          </table:table-cell>
          <table:table-cell table:formula="of:=3*[.A209]*[.B209]*[.C209]" office:value-type="float" office:value="167503724544">
            <text:p>167503724544</text:p>
          </table:table-cell>
          <table:table-cell office:value-type="float" office:value="1.4267513">
            <text:p>1.4267513000</text:p>
          </table:table-cell>
          <table:table-cell office:value-type="float" office:value="1.4774486">
            <text:p>1.4774486000</text:p>
          </table:table-cell>
          <table:table-cell office:value-type="float" office:value="10.1707603">
            <text:p>10.1707603000</text:p>
          </table:table-cell>
          <table:table-cell table:number-columns-repeated="2"/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table:formula="of:=[.J209]*[.K209]" office:value-type="float" office:value="3328">
            <text:p>33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0]" office:value-type="float" office:value="3344">
            <text:p>3344</text:p>
          </table:table-cell>
          <table:table-cell office:value-type="float" office:value="4096">
            <text:p>4096</text:p>
          </table:table-cell>
          <table:table-cell table:formula="of:=3*[.A210]*[.B210]*[.C210]" office:value-type="float" office:value="168309030912">
            <text:p>168309030912</text:p>
          </table:table-cell>
          <table:table-cell office:value-type="float" office:value="1.4342233">
            <text:p>1.4342233000</text:p>
          </table:table-cell>
          <table:table-cell office:value-type="float" office:value="1.4850265">
            <text:p>1.4850265000</text:p>
          </table:table-cell>
          <table:table-cell office:value-type="float" office:value="10.2134968">
            <text:p>10.213496800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16">
            <text:p>16</text:p>
          </table:table-cell>
          <table:table-cell table:formula="of:=[.J210]*[.K210]" office:value-type="float" office:value="3344">
            <text:p>33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1]" office:value-type="float" office:value="3360">
            <text:p>3360</text:p>
          </table:table-cell>
          <table:table-cell office:value-type="float" office:value="4096">
            <text:p>4096</text:p>
          </table:table-cell>
          <table:table-cell table:formula="of:=3*[.A211]*[.B211]*[.C211]" office:value-type="float" office:value="169114337280">
            <text:p>169114337280</text:p>
          </table:table-cell>
          <table:table-cell office:value-type="float" office:value="1.4398097">
            <text:p>1.4398097000</text:p>
          </table:table-cell>
          <table:table-cell office:value-type="float" office:value="1.4907792">
            <text:p>1.4907792000</text:p>
          </table:table-cell>
          <table:table-cell office:value-type="float" office:value="10.2615787">
            <text:p>10.2615787000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table:formula="of:=[.J211]*[.K211]" office:value-type="float" office:value="3360">
            <text:p>33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2]" office:value-type="float" office:value="3376">
            <text:p>3376</text:p>
          </table:table-cell>
          <table:table-cell office:value-type="float" office:value="4096">
            <text:p>4096</text:p>
          </table:table-cell>
          <table:table-cell table:formula="of:=3*[.A212]*[.B212]*[.C212]" office:value-type="float" office:value="169919643648">
            <text:p>169919643648</text:p>
          </table:table-cell>
          <table:table-cell office:value-type="float" office:value="1.4492639">
            <text:p>1.4492639000</text:p>
          </table:table-cell>
          <table:table-cell office:value-type="float" office:value="1.5000406">
            <text:p>1.5000406000</text:p>
          </table:table-cell>
          <table:table-cell office:value-type="float" office:value="10.3109398">
            <text:p>10.3109398000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16">
            <text:p>16</text:p>
          </table:table-cell>
          <table:table-cell table:formula="of:=[.J212]*[.K212]" office:value-type="float" office:value="3376">
            <text:p>33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3]" office:value-type="float" office:value="3392">
            <text:p>3392</text:p>
          </table:table-cell>
          <table:table-cell office:value-type="float" office:value="4096">
            <text:p>4096</text:p>
          </table:table-cell>
          <table:table-cell table:formula="of:=3*[.A213]*[.B213]*[.C213]" office:value-type="float" office:value="170724950016">
            <text:p>170724950016</text:p>
          </table:table-cell>
          <table:table-cell office:value-type="float" office:value="1.4567086">
            <text:p>1.4567086000</text:p>
          </table:table-cell>
          <table:table-cell office:value-type="float" office:value="1.5080195">
            <text:p>1.5080195000</text:p>
          </table:table-cell>
          <table:table-cell office:value-type="float" office:value="10.3704799">
            <text:p>10.3704799000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16">
            <text:p>16</text:p>
          </table:table-cell>
          <table:table-cell table:formula="of:=[.J213]*[.K213]" office:value-type="float" office:value="3392">
            <text:p>33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4]" office:value-type="float" office:value="3408">
            <text:p>3408</text:p>
          </table:table-cell>
          <table:table-cell office:value-type="float" office:value="4096">
            <text:p>4096</text:p>
          </table:table-cell>
          <table:table-cell table:formula="of:=3*[.A214]*[.B214]*[.C214]" office:value-type="float" office:value="171530256384">
            <text:p>171530256384</text:p>
          </table:table-cell>
          <table:table-cell office:value-type="float" office:value="1.46198">
            <text:p>1.4619800000</text:p>
          </table:table-cell>
          <table:table-cell office:value-type="float" office:value="1.5126813">
            <text:p>1.5126813000</text:p>
          </table:table-cell>
          <table:table-cell office:value-type="float" office:value="10.4077653">
            <text:p>10.4077653000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16">
            <text:p>16</text:p>
          </table:table-cell>
          <table:table-cell table:formula="of:=[.J214]*[.K214]" office:value-type="float" office:value="3408">
            <text:p>34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5]" office:value-type="float" office:value="3424">
            <text:p>3424</text:p>
          </table:table-cell>
          <table:table-cell office:value-type="float" office:value="4096">
            <text:p>4096</text:p>
          </table:table-cell>
          <table:table-cell table:formula="of:=3*[.A215]*[.B215]*[.C215]" office:value-type="float" office:value="172335562752">
            <text:p>172335562752</text:p>
          </table:table-cell>
          <table:table-cell office:value-type="float" office:value="1.4696608">
            <text:p>1.4696608000</text:p>
          </table:table-cell>
          <table:table-cell office:value-type="float" office:value="1.5205409">
            <text:p>1.5205409000</text:p>
          </table:table-cell>
          <table:table-cell office:value-type="float" office:value="10.4565014">
            <text:p>10.4565014000</text:p>
          </table:table-cell>
          <table:table-cell table:number-columns-repeated="2"/>
          <table:table-cell office:value-type="float" office:value="214">
            <text:p>214</text:p>
          </table:table-cell>
          <table:table-cell office:value-type="float" office:value="16">
            <text:p>16</text:p>
          </table:table-cell>
          <table:table-cell table:formula="of:=[.J215]*[.K215]" office:value-type="float" office:value="3424">
            <text:p>34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6]" office:value-type="float" office:value="3440">
            <text:p>3440</text:p>
          </table:table-cell>
          <table:table-cell office:value-type="float" office:value="4096">
            <text:p>4096</text:p>
          </table:table-cell>
          <table:table-cell table:formula="of:=3*[.A216]*[.B216]*[.C216]" office:value-type="float" office:value="173140869120">
            <text:p>173140869120</text:p>
          </table:table-cell>
          <table:table-cell office:value-type="float" office:value="1.4754931">
            <text:p>1.4754931000</text:p>
          </table:table-cell>
          <table:table-cell office:value-type="float" office:value="1.5264198">
            <text:p>1.5264198000</text:p>
          </table:table-cell>
          <table:table-cell office:value-type="float" office:value="10.5602217">
            <text:p>10.5602217000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16">
            <text:p>16</text:p>
          </table:table-cell>
          <table:table-cell table:formula="of:=[.J216]*[.K216]" office:value-type="float" office:value="3440">
            <text:p>34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7]" office:value-type="float" office:value="3456">
            <text:p>3456</text:p>
          </table:table-cell>
          <table:table-cell office:value-type="float" office:value="4096">
            <text:p>4096</text:p>
          </table:table-cell>
          <table:table-cell table:formula="of:=3*[.A217]*[.B217]*[.C217]" office:value-type="float" office:value="173946175488">
            <text:p>173946175488</text:p>
          </table:table-cell>
          <table:table-cell office:value-type="float" office:value="1.4827828">
            <text:p>1.4827828000</text:p>
          </table:table-cell>
          <table:table-cell office:value-type="float" office:value="1.5335735">
            <text:p>1.5335735000</text:p>
          </table:table-cell>
          <table:table-cell office:value-type="float" office:value="10.5698343">
            <text:p>10.569834300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16">
            <text:p>16</text:p>
          </table:table-cell>
          <table:table-cell table:formula="of:=[.J217]*[.K217]" office:value-type="float" office:value="3456">
            <text:p>34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8]" office:value-type="float" office:value="3472">
            <text:p>3472</text:p>
          </table:table-cell>
          <table:table-cell office:value-type="float" office:value="4096">
            <text:p>4096</text:p>
          </table:table-cell>
          <table:table-cell table:formula="of:=3*[.A218]*[.B218]*[.C218]" office:value-type="float" office:value="174751481856">
            <text:p>174751481856</text:p>
          </table:table-cell>
          <table:table-cell office:value-type="float" office:value="1.4883015">
            <text:p>1.4883015000</text:p>
          </table:table-cell>
          <table:table-cell office:value-type="float" office:value="1.5390331">
            <text:p>1.5390331000</text:p>
          </table:table-cell>
          <table:table-cell office:value-type="float" office:value="10.6138451">
            <text:p>10.613845100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16">
            <text:p>16</text:p>
          </table:table-cell>
          <table:table-cell table:formula="of:=[.J218]*[.K218]" office:value-type="float" office:value="3472">
            <text:p>34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19]" office:value-type="float" office:value="3488">
            <text:p>3488</text:p>
          </table:table-cell>
          <table:table-cell office:value-type="float" office:value="4096">
            <text:p>4096</text:p>
          </table:table-cell>
          <table:table-cell table:formula="of:=3*[.A219]*[.B219]*[.C219]" office:value-type="float" office:value="175556788224">
            <text:p>175556788224</text:p>
          </table:table-cell>
          <table:table-cell office:value-type="float" office:value="1.4976846">
            <text:p>1.4976846000</text:p>
          </table:table-cell>
          <table:table-cell office:value-type="float" office:value="1.5484996">
            <text:p>1.5484996000</text:p>
          </table:table-cell>
          <table:table-cell office:value-type="float" office:value="10.6571507">
            <text:p>10.6571507000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float" office:value="16">
            <text:p>16</text:p>
          </table:table-cell>
          <table:table-cell table:formula="of:=[.J219]*[.K219]" office:value-type="float" office:value="3488">
            <text:p>34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0]" office:value-type="float" office:value="3504">
            <text:p>3504</text:p>
          </table:table-cell>
          <table:table-cell office:value-type="float" office:value="4096">
            <text:p>4096</text:p>
          </table:table-cell>
          <table:table-cell table:formula="of:=3*[.A220]*[.B220]*[.C220]" office:value-type="float" office:value="176362094592">
            <text:p>176362094592</text:p>
          </table:table-cell>
          <table:table-cell office:value-type="float" office:value="1.5038106">
            <text:p>1.5038106000</text:p>
          </table:table-cell>
          <table:table-cell office:value-type="float" office:value="1.5545992">
            <text:p>1.5545992000</text:p>
          </table:table-cell>
          <table:table-cell office:value-type="float" office:value="10.7392874">
            <text:p>10.7392874000</text:p>
          </table:table-cell>
          <table:table-cell table:number-columns-repeated="2"/>
          <table:table-cell office:value-type="float" office:value="219">
            <text:p>219</text:p>
          </table:table-cell>
          <table:table-cell office:value-type="float" office:value="16">
            <text:p>16</text:p>
          </table:table-cell>
          <table:table-cell table:formula="of:=[.J220]*[.K220]" office:value-type="float" office:value="3504">
            <text:p>35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1]" office:value-type="float" office:value="3520">
            <text:p>3520</text:p>
          </table:table-cell>
          <table:table-cell office:value-type="float" office:value="4096">
            <text:p>4096</text:p>
          </table:table-cell>
          <table:table-cell table:formula="of:=3*[.A221]*[.B221]*[.C221]" office:value-type="float" office:value="177167400960">
            <text:p>177167400960</text:p>
          </table:table-cell>
          <table:table-cell office:value-type="float" office:value="1.5105479">
            <text:p>1.5105479000</text:p>
          </table:table-cell>
          <table:table-cell office:value-type="float" office:value="1.561261">
            <text:p>1.5612610000</text:p>
          </table:table-cell>
          <table:table-cell office:value-type="float" office:value="10.7510137">
            <text:p>10.7510137000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table:formula="of:=[.J221]*[.K221]" office:value-type="float" office:value="3520">
            <text:p>35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2]" office:value-type="float" office:value="3536">
            <text:p>3536</text:p>
          </table:table-cell>
          <table:table-cell office:value-type="float" office:value="4096">
            <text:p>4096</text:p>
          </table:table-cell>
          <table:table-cell table:formula="of:=3*[.A222]*[.B222]*[.C222]" office:value-type="float" office:value="177972707328">
            <text:p>177972707328</text:p>
          </table:table-cell>
          <table:table-cell office:value-type="float" office:value="1.5161355">
            <text:p>1.5161355000</text:p>
          </table:table-cell>
          <table:table-cell office:value-type="float" office:value="1.5669024">
            <text:p>1.5669024000</text:p>
          </table:table-cell>
          <table:table-cell office:value-type="float" office:value="10.8119289">
            <text:p>10.8119289000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float" office:value="16">
            <text:p>16</text:p>
          </table:table-cell>
          <table:table-cell table:formula="of:=[.J222]*[.K222]" office:value-type="float" office:value="3536">
            <text:p>35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3]" office:value-type="float" office:value="3552">
            <text:p>3552</text:p>
          </table:table-cell>
          <table:table-cell office:value-type="float" office:value="4096">
            <text:p>4096</text:p>
          </table:table-cell>
          <table:table-cell table:formula="of:=3*[.A223]*[.B223]*[.C223]" office:value-type="float" office:value="178778013696">
            <text:p>178778013696</text:p>
          </table:table-cell>
          <table:table-cell office:value-type="float" office:value="1.5241487">
            <text:p>1.5241487000</text:p>
          </table:table-cell>
          <table:table-cell office:value-type="float" office:value="1.5747986">
            <text:p>1.5747986000</text:p>
          </table:table-cell>
          <table:table-cell office:value-type="float" office:value="10.8594928">
            <text:p>10.8594928000</text:p>
          </table:table-cell>
          <table:table-cell table:number-columns-repeated="2"/>
          <table:table-cell office:value-type="float" office:value="222">
            <text:p>222</text:p>
          </table:table-cell>
          <table:table-cell office:value-type="float" office:value="16">
            <text:p>16</text:p>
          </table:table-cell>
          <table:table-cell table:formula="of:=[.J223]*[.K223]" office:value-type="float" office:value="3552">
            <text:p>35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4]" office:value-type="float" office:value="3568">
            <text:p>3568</text:p>
          </table:table-cell>
          <table:table-cell office:value-type="float" office:value="4096">
            <text:p>4096</text:p>
          </table:table-cell>
          <table:table-cell table:formula="of:=3*[.A224]*[.B224]*[.C224]" office:value-type="float" office:value="179583320064">
            <text:p>179583320064</text:p>
          </table:table-cell>
          <table:table-cell office:value-type="float" office:value="1.5295915">
            <text:p>1.5295915000</text:p>
          </table:table-cell>
          <table:table-cell office:value-type="float" office:value="1.5804064">
            <text:p>1.5804064000</text:p>
          </table:table-cell>
          <table:table-cell office:value-type="float" office:value="10.8996794">
            <text:p>10.8996794000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float" office:value="16">
            <text:p>16</text:p>
          </table:table-cell>
          <table:table-cell table:formula="of:=[.J224]*[.K224]" office:value-type="float" office:value="3568">
            <text:p>35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5]" office:value-type="float" office:value="3584">
            <text:p>3584</text:p>
          </table:table-cell>
          <table:table-cell office:value-type="float" office:value="4096">
            <text:p>4096</text:p>
          </table:table-cell>
          <table:table-cell table:formula="of:=3*[.A225]*[.B225]*[.C225]" office:value-type="float" office:value="180388626432">
            <text:p>180388626432</text:p>
          </table:table-cell>
          <table:table-cell office:value-type="float" office:value="1.5369388">
            <text:p>1.5369388000</text:p>
          </table:table-cell>
          <table:table-cell office:value-type="float" office:value="1.5876239">
            <text:p>1.5876239000</text:p>
          </table:table-cell>
          <table:table-cell office:value-type="float" office:value="10.9922002">
            <text:p>10.9922002000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16">
            <text:p>16</text:p>
          </table:table-cell>
          <table:table-cell table:formula="of:=[.J225]*[.K225]" office:value-type="float" office:value="3584">
            <text:p>35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6]" office:value-type="float" office:value="3600">
            <text:p>3600</text:p>
          </table:table-cell>
          <table:table-cell office:value-type="float" office:value="4096">
            <text:p>4096</text:p>
          </table:table-cell>
          <table:table-cell table:formula="of:=3*[.A226]*[.B226]*[.C226]" office:value-type="float" office:value="181193932800">
            <text:p>181193932800</text:p>
          </table:table-cell>
          <table:table-cell office:value-type="float" office:value="1.5394913">
            <text:p>1.5394913000</text:p>
          </table:table-cell>
          <table:table-cell office:value-type="float" office:value="1.5903391">
            <text:p>1.5903391000</text:p>
          </table:table-cell>
          <table:table-cell office:value-type="float" office:value="10.9993931">
            <text:p>10.9993931000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table:formula="of:=[.J226]*[.K226]" office:value-type="float" office:value="3600">
            <text:p>36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7]" office:value-type="float" office:value="3616">
            <text:p>3616</text:p>
          </table:table-cell>
          <table:table-cell office:value-type="float" office:value="4096">
            <text:p>4096</text:p>
          </table:table-cell>
          <table:table-cell table:formula="of:=3*[.A227]*[.B227]*[.C227]" office:value-type="float" office:value="181999239168">
            <text:p>181999239168</text:p>
          </table:table-cell>
          <table:table-cell office:value-type="float" office:value="1.5494282">
            <text:p>1.5494282000</text:p>
          </table:table-cell>
          <table:table-cell office:value-type="float" office:value="1.5999972">
            <text:p>1.5999972000</text:p>
          </table:table-cell>
          <table:table-cell office:value-type="float" office:value="11.0499059">
            <text:p>11.0499059000</text:p>
          </table:table-cell>
          <table:table-cell table:number-columns-repeated="2"/>
          <table:table-cell office:value-type="float" office:value="226">
            <text:p>226</text:p>
          </table:table-cell>
          <table:table-cell office:value-type="float" office:value="16">
            <text:p>16</text:p>
          </table:table-cell>
          <table:table-cell table:formula="of:=[.J227]*[.K227]" office:value-type="float" office:value="3616">
            <text:p>36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8]" office:value-type="float" office:value="3632">
            <text:p>3632</text:p>
          </table:table-cell>
          <table:table-cell office:value-type="float" office:value="4096">
            <text:p>4096</text:p>
          </table:table-cell>
          <table:table-cell table:formula="of:=3*[.A228]*[.B228]*[.C228]" office:value-type="float" office:value="182804545536">
            <text:p>182804545536</text:p>
          </table:table-cell>
          <table:table-cell office:value-type="float" office:value="1.5570848">
            <text:p>1.5570848000</text:p>
          </table:table-cell>
          <table:table-cell office:value-type="float" office:value="1.6077936">
            <text:p>1.6077936000</text:p>
          </table:table-cell>
          <table:table-cell office:value-type="float" office:value="11.1060653">
            <text:p>11.1060653000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float" office:value="16">
            <text:p>16</text:p>
          </table:table-cell>
          <table:table-cell table:formula="of:=[.J228]*[.K228]" office:value-type="float" office:value="3632">
            <text:p>36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29]" office:value-type="float" office:value="3648">
            <text:p>3648</text:p>
          </table:table-cell>
          <table:table-cell office:value-type="float" office:value="4096">
            <text:p>4096</text:p>
          </table:table-cell>
          <table:table-cell table:formula="of:=3*[.A229]*[.B229]*[.C229]" office:value-type="float" office:value="183609851904">
            <text:p>183609851904</text:p>
          </table:table-cell>
          <table:table-cell office:value-type="float" office:value="1.5620967">
            <text:p>1.5620967000</text:p>
          </table:table-cell>
          <table:table-cell office:value-type="float" office:value="1.6129668">
            <text:p>1.6129668000</text:p>
          </table:table-cell>
          <table:table-cell office:value-type="float" office:value="11.141067">
            <text:p>11.1410670000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16">
            <text:p>16</text:p>
          </table:table-cell>
          <table:table-cell table:formula="of:=[.J229]*[.K229]" office:value-type="float" office:value="3648">
            <text:p>36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0]" office:value-type="float" office:value="3664">
            <text:p>3664</text:p>
          </table:table-cell>
          <table:table-cell office:value-type="float" office:value="4096">
            <text:p>4096</text:p>
          </table:table-cell>
          <table:table-cell table:formula="of:=3*[.A230]*[.B230]*[.C230]" office:value-type="float" office:value="184415158272">
            <text:p>184415158272</text:p>
          </table:table-cell>
          <table:table-cell office:value-type="float" office:value="1.5702095">
            <text:p>1.5702095000</text:p>
          </table:table-cell>
          <table:table-cell office:value-type="float" office:value="1.6210573">
            <text:p>1.6210573000</text:p>
          </table:table-cell>
          <table:table-cell office:value-type="float" office:value="11.2590418">
            <text:p>11.2590418000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float" office:value="16">
            <text:p>16</text:p>
          </table:table-cell>
          <table:table-cell table:formula="of:=[.J230]*[.K230]" office:value-type="float" office:value="3664">
            <text:p>36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1]" office:value-type="float" office:value="3680">
            <text:p>3680</text:p>
          </table:table-cell>
          <table:table-cell office:value-type="float" office:value="4096">
            <text:p>4096</text:p>
          </table:table-cell>
          <table:table-cell table:formula="of:=3*[.A231]*[.B231]*[.C231]" office:value-type="float" office:value="185220464640">
            <text:p>185220464640</text:p>
          </table:table-cell>
          <table:table-cell office:value-type="float" office:value="1.5752989">
            <text:p>1.5752989000</text:p>
          </table:table-cell>
          <table:table-cell office:value-type="float" office:value="1.6260265">
            <text:p>1.6260265000</text:p>
          </table:table-cell>
          <table:table-cell office:value-type="float" office:value="11.2874635">
            <text:p>11.2874635000</text:p>
          </table:table-cell>
          <table:table-cell table:number-columns-repeated="2"/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table:formula="of:=[.J231]*[.K231]" office:value-type="float" office:value="3680">
            <text:p>36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2]" office:value-type="float" office:value="3696">
            <text:p>3696</text:p>
          </table:table-cell>
          <table:table-cell office:value-type="float" office:value="4096">
            <text:p>4096</text:p>
          </table:table-cell>
          <table:table-cell table:formula="of:=3*[.A232]*[.B232]*[.C232]" office:value-type="float" office:value="186025771008">
            <text:p>186025771008</text:p>
          </table:table-cell>
          <table:table-cell office:value-type="float" office:value="1.583024">
            <text:p>1.5830240000</text:p>
          </table:table-cell>
          <table:table-cell office:value-type="float" office:value="1.6338725">
            <text:p>1.6338725000</text:p>
          </table:table-cell>
          <table:table-cell office:value-type="float" office:value="11.3681908">
            <text:p>11.3681908000</text:p>
          </table:table-cell>
          <table:table-cell table:number-columns-repeated="2"/>
          <table:table-cell office:value-type="float" office:value="231">
            <text:p>231</text:p>
          </table:table-cell>
          <table:table-cell office:value-type="float" office:value="16">
            <text:p>16</text:p>
          </table:table-cell>
          <table:table-cell table:formula="of:=[.J232]*[.K232]" office:value-type="float" office:value="3696">
            <text:p>369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3]" office:value-type="float" office:value="3712">
            <text:p>3712</text:p>
          </table:table-cell>
          <table:table-cell office:value-type="float" office:value="4096">
            <text:p>4096</text:p>
          </table:table-cell>
          <table:table-cell table:formula="of:=3*[.A233]*[.B233]*[.C233]" office:value-type="float" office:value="186831077376">
            <text:p>186831077376</text:p>
          </table:table-cell>
          <table:table-cell office:value-type="float" office:value="1.5884537">
            <text:p>1.5884537000</text:p>
          </table:table-cell>
          <table:table-cell office:value-type="float" office:value="1.6392089">
            <text:p>1.6392089000</text:p>
          </table:table-cell>
          <table:table-cell office:value-type="float" office:value="11.4085741">
            <text:p>11.4085741000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float" office:value="16">
            <text:p>16</text:p>
          </table:table-cell>
          <table:table-cell table:formula="of:=[.J233]*[.K233]" office:value-type="float" office:value="3712">
            <text:p>371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4]" office:value-type="float" office:value="3728">
            <text:p>3728</text:p>
          </table:table-cell>
          <table:table-cell office:value-type="float" office:value="4096">
            <text:p>4096</text:p>
          </table:table-cell>
          <table:table-cell table:formula="of:=3*[.A234]*[.B234]*[.C234]" office:value-type="float" office:value="187636383744">
            <text:p>187636383744</text:p>
          </table:table-cell>
          <table:table-cell office:value-type="float" office:value="1.5981836">
            <text:p>1.5981836000</text:p>
          </table:table-cell>
          <table:table-cell office:value-type="float" office:value="1.6489441">
            <text:p>1.6489441000</text:p>
          </table:table-cell>
          <table:table-cell office:value-type="float" office:value="11.4090576">
            <text:p>11.4090576000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16">
            <text:p>16</text:p>
          </table:table-cell>
          <table:table-cell table:formula="of:=[.J234]*[.K234]" office:value-type="float" office:value="3728">
            <text:p>372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5]" office:value-type="float" office:value="3744">
            <text:p>3744</text:p>
          </table:table-cell>
          <table:table-cell office:value-type="float" office:value="4096">
            <text:p>4096</text:p>
          </table:table-cell>
          <table:table-cell table:formula="of:=3*[.A235]*[.B235]*[.C235]" office:value-type="float" office:value="188441690112">
            <text:p>188441690112</text:p>
          </table:table-cell>
          <table:table-cell office:value-type="float" office:value="1.6037763">
            <text:p>1.6037763000</text:p>
          </table:table-cell>
          <table:table-cell office:value-type="float" office:value="1.6545222">
            <text:p>1.6545222000</text:p>
          </table:table-cell>
          <table:table-cell office:value-type="float" office:value="11.448298">
            <text:p>11.4482980000</text:p>
          </table:table-cell>
          <table:table-cell table:number-columns-repeated="2"/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table:formula="of:=[.J235]*[.K235]" office:value-type="float" office:value="3744">
            <text:p>374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6]" office:value-type="float" office:value="3760">
            <text:p>3760</text:p>
          </table:table-cell>
          <table:table-cell office:value-type="float" office:value="4096">
            <text:p>4096</text:p>
          </table:table-cell>
          <table:table-cell table:formula="of:=3*[.A236]*[.B236]*[.C236]" office:value-type="float" office:value="189246996480">
            <text:p>189246996480</text:p>
          </table:table-cell>
          <table:table-cell office:value-type="float" office:value="1.6110301">
            <text:p>1.6110301000</text:p>
          </table:table-cell>
          <table:table-cell office:value-type="float" office:value="1.6618791">
            <text:p>1.6618791000</text:p>
          </table:table-cell>
          <table:table-cell office:value-type="float" office:value="11.4802256">
            <text:p>11.4802256000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6">
            <text:p>16</text:p>
          </table:table-cell>
          <table:table-cell table:formula="of:=[.J236]*[.K236]" office:value-type="float" office:value="3760">
            <text:p>376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7]" office:value-type="float" office:value="3776">
            <text:p>3776</text:p>
          </table:table-cell>
          <table:table-cell office:value-type="float" office:value="4096">
            <text:p>4096</text:p>
          </table:table-cell>
          <table:table-cell table:formula="of:=3*[.A237]*[.B237]*[.C237]" office:value-type="float" office:value="190052302848">
            <text:p>190052302848</text:p>
          </table:table-cell>
          <table:table-cell office:value-type="float" office:value="1.6168723">
            <text:p>1.6168723000</text:p>
          </table:table-cell>
          <table:table-cell office:value-type="float" office:value="1.6678685">
            <text:p>1.6678685000</text:p>
          </table:table-cell>
          <table:table-cell office:value-type="float" office:value="11.536412">
            <text:p>11.5364120000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16">
            <text:p>16</text:p>
          </table:table-cell>
          <table:table-cell table:formula="of:=[.J237]*[.K237]" office:value-type="float" office:value="3776">
            <text:p>377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8]" office:value-type="float" office:value="3792">
            <text:p>3792</text:p>
          </table:table-cell>
          <table:table-cell office:value-type="float" office:value="4096">
            <text:p>4096</text:p>
          </table:table-cell>
          <table:table-cell table:formula="of:=3*[.A238]*[.B238]*[.C238]" office:value-type="float" office:value="190857609216">
            <text:p>190857609216</text:p>
          </table:table-cell>
          <table:table-cell office:value-type="float" office:value="1.6242425">
            <text:p>1.6242425000</text:p>
          </table:table-cell>
          <table:table-cell office:value-type="float" office:value="1.6752774">
            <text:p>1.6752774000</text:p>
          </table:table-cell>
          <table:table-cell office:value-type="float" office:value="11.5791452">
            <text:p>11.5791452000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float" office:value="16">
            <text:p>16</text:p>
          </table:table-cell>
          <table:table-cell table:formula="of:=[.J238]*[.K238]" office:value-type="float" office:value="3792">
            <text:p>379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39]" office:value-type="float" office:value="3808">
            <text:p>3808</text:p>
          </table:table-cell>
          <table:table-cell office:value-type="float" office:value="4096">
            <text:p>4096</text:p>
          </table:table-cell>
          <table:table-cell table:formula="of:=3*[.A239]*[.B239]*[.C239]" office:value-type="float" office:value="191662915584">
            <text:p>191662915584</text:p>
          </table:table-cell>
          <table:table-cell office:value-type="float" office:value="1.6298539">
            <text:p>1.6298539000</text:p>
          </table:table-cell>
          <table:table-cell office:value-type="float" office:value="1.6807491">
            <text:p>1.6807491000</text:p>
          </table:table-cell>
          <table:table-cell office:value-type="float" office:value="11.6560994">
            <text:p>11.6560994000</text:p>
          </table:table-cell>
          <table:table-cell table:number-columns-repeated="2"/>
          <table:table-cell office:value-type="float" office:value="238">
            <text:p>238</text:p>
          </table:table-cell>
          <table:table-cell office:value-type="float" office:value="16">
            <text:p>16</text:p>
          </table:table-cell>
          <table:table-cell table:formula="of:=[.J239]*[.K239]" office:value-type="float" office:value="3808">
            <text:p>380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0]" office:value-type="float" office:value="3824">
            <text:p>3824</text:p>
          </table:table-cell>
          <table:table-cell office:value-type="float" office:value="4096">
            <text:p>4096</text:p>
          </table:table-cell>
          <table:table-cell table:formula="of:=3*[.A240]*[.B240]*[.C240]" office:value-type="float" office:value="192468221952">
            <text:p>192468221952</text:p>
          </table:table-cell>
          <table:table-cell office:value-type="float" office:value="1.6372338">
            <text:p>1.6372338000</text:p>
          </table:table-cell>
          <table:table-cell office:value-type="float" office:value="1.6881482">
            <text:p>1.6881482000</text:p>
          </table:table-cell>
          <table:table-cell office:value-type="float" office:value="11.7697475">
            <text:p>11.7697475000</text:p>
          </table:table-cell>
          <table:table-cell table:number-columns-repeated="2"/>
          <table:table-cell office:value-type="float" office:value="239">
            <text:p>239</text:p>
          </table:table-cell>
          <table:table-cell office:value-type="float" office:value="16">
            <text:p>16</text:p>
          </table:table-cell>
          <table:table-cell table:formula="of:=[.J240]*[.K240]" office:value-type="float" office:value="3824">
            <text:p>382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1]" office:value-type="float" office:value="3840">
            <text:p>3840</text:p>
          </table:table-cell>
          <table:table-cell office:value-type="float" office:value="4096">
            <text:p>4096</text:p>
          </table:table-cell>
          <table:table-cell table:formula="of:=3*[.A241]*[.B241]*[.C241]" office:value-type="float" office:value="193273528320">
            <text:p>193273528320</text:p>
          </table:table-cell>
          <table:table-cell office:value-type="float" office:value="1.6431803">
            <text:p>1.6431803000</text:p>
          </table:table-cell>
          <table:table-cell office:value-type="float" office:value="1.6940406">
            <text:p>1.6940406000</text:p>
          </table:table-cell>
          <table:table-cell office:value-type="float" office:value="11.7903141">
            <text:p>11.7903141000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table:formula="of:=[.J241]*[.K241]" office:value-type="float" office:value="3840">
            <text:p>384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2]" office:value-type="float" office:value="3856">
            <text:p>3856</text:p>
          </table:table-cell>
          <table:table-cell office:value-type="float" office:value="4096">
            <text:p>4096</text:p>
          </table:table-cell>
          <table:table-cell table:formula="of:=3*[.A242]*[.B242]*[.C242]" office:value-type="float" office:value="194078834688">
            <text:p>194078834688</text:p>
          </table:table-cell>
          <table:table-cell office:value-type="float" office:value="1.6521565">
            <text:p>1.6521565000</text:p>
          </table:table-cell>
          <table:table-cell office:value-type="float" office:value="1.7032569">
            <text:p>1.7032569000</text:p>
          </table:table-cell>
          <table:table-cell office:value-type="float" office:value="11.7812511">
            <text:p>11.7812511000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float" office:value="16">
            <text:p>16</text:p>
          </table:table-cell>
          <table:table-cell table:formula="of:=[.J242]*[.K242]" office:value-type="float" office:value="3856">
            <text:p>385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3]" office:value-type="float" office:value="3872">
            <text:p>3872</text:p>
          </table:table-cell>
          <table:table-cell office:value-type="float" office:value="4096">
            <text:p>4096</text:p>
          </table:table-cell>
          <table:table-cell table:formula="of:=3*[.A243]*[.B243]*[.C243]" office:value-type="float" office:value="194884141056">
            <text:p>194884141056</text:p>
          </table:table-cell>
          <table:table-cell office:value-type="float" office:value="1.6599432">
            <text:p>1.6599432000</text:p>
          </table:table-cell>
          <table:table-cell office:value-type="float" office:value="1.7111593">
            <text:p>1.7111593000</text:p>
          </table:table-cell>
          <table:table-cell office:value-type="float" office:value="11.8920068">
            <text:p>11.8920068000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6">
            <text:p>16</text:p>
          </table:table-cell>
          <table:table-cell table:formula="of:=[.J243]*[.K243]" office:value-type="float" office:value="3872">
            <text:p>387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4]" office:value-type="float" office:value="3888">
            <text:p>3888</text:p>
          </table:table-cell>
          <table:table-cell office:value-type="float" office:value="4096">
            <text:p>4096</text:p>
          </table:table-cell>
          <table:table-cell table:formula="of:=3*[.A244]*[.B244]*[.C244]" office:value-type="float" office:value="195689447424">
            <text:p>195689447424</text:p>
          </table:table-cell>
          <table:table-cell office:value-type="float" office:value="1.6655424">
            <text:p>1.6655424000</text:p>
          </table:table-cell>
          <table:table-cell office:value-type="float" office:value="1.7167227">
            <text:p>1.7167227000</text:p>
          </table:table-cell>
          <table:table-cell office:value-type="float" office:value="11.9712105">
            <text:p>11.9712105000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16">
            <text:p>16</text:p>
          </table:table-cell>
          <table:table-cell table:formula="of:=[.J244]*[.K244]" office:value-type="float" office:value="3888">
            <text:p>388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5]" office:value-type="float" office:value="3904">
            <text:p>3904</text:p>
          </table:table-cell>
          <table:table-cell office:value-type="float" office:value="4096">
            <text:p>4096</text:p>
          </table:table-cell>
          <table:table-cell table:formula="of:=3*[.A245]*[.B245]*[.C245]" office:value-type="float" office:value="196494753792">
            <text:p>196494753792</text:p>
          </table:table-cell>
          <table:table-cell office:value-type="float" office:value="1.6732686">
            <text:p>1.6732686000</text:p>
          </table:table-cell>
          <table:table-cell office:value-type="float" office:value="1.7245292">
            <text:p>1.7245292000</text:p>
          </table:table-cell>
          <table:table-cell office:value-type="float" office:value="11.980421">
            <text:p>11.9804210000</text:p>
          </table:table-cell>
          <table:table-cell table:number-columns-repeated="2"/>
          <table:table-cell office:value-type="float" office:value="244">
            <text:p>244</text:p>
          </table:table-cell>
          <table:table-cell office:value-type="float" office:value="16">
            <text:p>16</text:p>
          </table:table-cell>
          <table:table-cell table:formula="of:=[.J245]*[.K245]" office:value-type="float" office:value="3904">
            <text:p>390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6]" office:value-type="float" office:value="3920">
            <text:p>3920</text:p>
          </table:table-cell>
          <table:table-cell office:value-type="float" office:value="4096">
            <text:p>4096</text:p>
          </table:table-cell>
          <table:table-cell table:formula="of:=3*[.A246]*[.B246]*[.C246]" office:value-type="float" office:value="197300060160">
            <text:p>197300060160</text:p>
          </table:table-cell>
          <table:table-cell office:value-type="float" office:value="1.678857">
            <text:p>1.6788570000</text:p>
          </table:table-cell>
          <table:table-cell office:value-type="float" office:value="1.7300981">
            <text:p>1.7300981000</text:p>
          </table:table-cell>
          <table:table-cell office:value-type="float" office:value="11.9738786">
            <text:p>11.9738786000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float" office:value="16">
            <text:p>16</text:p>
          </table:table-cell>
          <table:table-cell table:formula="of:=[.J246]*[.K246]" office:value-type="float" office:value="3920">
            <text:p>392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7]" office:value-type="float" office:value="3936">
            <text:p>3936</text:p>
          </table:table-cell>
          <table:table-cell office:value-type="float" office:value="4096">
            <text:p>4096</text:p>
          </table:table-cell>
          <table:table-cell table:formula="of:=3*[.A247]*[.B247]*[.C247]" office:value-type="float" office:value="198105366528">
            <text:p>198105366528</text:p>
          </table:table-cell>
          <table:table-cell office:value-type="float" office:value="1.6866934">
            <text:p>1.6866934000</text:p>
          </table:table-cell>
          <table:table-cell office:value-type="float" office:value="1.7381654">
            <text:p>1.7381654000</text:p>
          </table:table-cell>
          <table:table-cell office:value-type="float" office:value="12.0193092">
            <text:p>12.0193092000</text:p>
          </table:table-cell>
          <table:table-cell table:number-columns-repeated="2"/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  <table:table-cell table:formula="of:=[.J247]*[.K247]" office:value-type="float" office:value="3936">
            <text:p>393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8]" office:value-type="float" office:value="3952">
            <text:p>3952</text:p>
          </table:table-cell>
          <table:table-cell office:value-type="float" office:value="4096">
            <text:p>4096</text:p>
          </table:table-cell>
          <table:table-cell table:formula="of:=3*[.A248]*[.B248]*[.C248]" office:value-type="float" office:value="198910672896">
            <text:p>198910672896</text:p>
          </table:table-cell>
          <table:table-cell office:value-type="float" office:value="1.6920789">
            <text:p>1.6920789000</text:p>
          </table:table-cell>
          <table:table-cell office:value-type="float" office:value="1.7436092">
            <text:p>1.7436092000</text:p>
          </table:table-cell>
          <table:table-cell office:value-type="float" office:value="12.0692984">
            <text:p>12.0692984000</text:p>
          </table:table-cell>
          <table:table-cell table:number-columns-repeated="2"/>
          <table:table-cell office:value-type="float" office:value="247">
            <text:p>247</text:p>
          </table:table-cell>
          <table:table-cell office:value-type="float" office:value="16">
            <text:p>16</text:p>
          </table:table-cell>
          <table:table-cell table:formula="of:=[.J248]*[.K248]" office:value-type="float" office:value="3952">
            <text:p>395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49]" office:value-type="float" office:value="3968">
            <text:p>3968</text:p>
          </table:table-cell>
          <table:table-cell office:value-type="float" office:value="4096">
            <text:p>4096</text:p>
          </table:table-cell>
          <table:table-cell table:formula="of:=3*[.A249]*[.B249]*[.C249]" office:value-type="float" office:value="199715979264">
            <text:p>199715979264</text:p>
          </table:table-cell>
          <table:table-cell office:value-type="float" office:value="1.7021287">
            <text:p>1.7021287000</text:p>
          </table:table-cell>
          <table:table-cell office:value-type="float" office:value="1.7537552">
            <text:p>1.7537552000</text:p>
          </table:table-cell>
          <table:table-cell office:value-type="float" office:value="12.2158516">
            <text:p>12.2158516000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float" office:value="16">
            <text:p>16</text:p>
          </table:table-cell>
          <table:table-cell table:formula="of:=[.J249]*[.K249]" office:value-type="float" office:value="3968">
            <text:p>396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0]" office:value-type="float" office:value="3984">
            <text:p>3984</text:p>
          </table:table-cell>
          <table:table-cell office:value-type="float" office:value="4096">
            <text:p>4096</text:p>
          </table:table-cell>
          <table:table-cell table:formula="of:=3*[.A250]*[.B250]*[.C250]" office:value-type="float" office:value="200521285632">
            <text:p>200521285632</text:p>
          </table:table-cell>
          <table:table-cell office:value-type="float" office:value="1.7080021">
            <text:p>1.7080021000</text:p>
          </table:table-cell>
          <table:table-cell office:value-type="float" office:value="1.7595501">
            <text:p>1.7595501000</text:p>
          </table:table-cell>
          <table:table-cell office:value-type="float" office:value="12.1682218">
            <text:p>12.1682218000</text:p>
          </table:table-cell>
          <table:table-cell table:number-columns-repeated="2"/>
          <table:table-cell office:value-type="float" office:value="249">
            <text:p>249</text:p>
          </table:table-cell>
          <table:table-cell office:value-type="float" office:value="16">
            <text:p>16</text:p>
          </table:table-cell>
          <table:table-cell table:formula="of:=[.J250]*[.K250]" office:value-type="float" office:value="3984">
            <text:p>398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1]" office:value-type="float" office:value="4000">
            <text:p>4000</text:p>
          </table:table-cell>
          <table:table-cell office:value-type="float" office:value="4096">
            <text:p>4096</text:p>
          </table:table-cell>
          <table:table-cell table:formula="of:=3*[.A251]*[.B251]*[.C251]" office:value-type="float" office:value="201326592000">
            <text:p>201326592000</text:p>
          </table:table-cell>
          <table:table-cell office:value-type="float" office:value="1.7154221">
            <text:p>1.7154221000</text:p>
          </table:table-cell>
          <table:table-cell office:value-type="float" office:value="1.7675474">
            <text:p>1.7675474000</text:p>
          </table:table-cell>
          <table:table-cell office:value-type="float" office:value="12.3159698">
            <text:p>12.3159698000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table:formula="of:=[.J251]*[.K251]" office:value-type="float" office:value="4000">
            <text:p>400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2]" office:value-type="float" office:value="4016">
            <text:p>4016</text:p>
          </table:table-cell>
          <table:table-cell office:value-type="float" office:value="4096">
            <text:p>4096</text:p>
          </table:table-cell>
          <table:table-cell table:formula="of:=3*[.A252]*[.B252]*[.C252]" office:value-type="float" office:value="202131898368">
            <text:p>202131898368</text:p>
          </table:table-cell>
          <table:table-cell office:value-type="float" office:value="1.7221499">
            <text:p>1.7221499000</text:p>
          </table:table-cell>
          <table:table-cell office:value-type="float" office:value="1.7743961">
            <text:p>1.7743961000</text:p>
          </table:table-cell>
          <table:table-cell office:value-type="float" office:value="12.3417473">
            <text:p>12.3417473000</text:p>
          </table:table-cell>
          <table:table-cell table:number-columns-repeated="2"/>
          <table:table-cell office:value-type="float" office:value="251">
            <text:p>251</text:p>
          </table:table-cell>
          <table:table-cell office:value-type="float" office:value="16">
            <text:p>16</text:p>
          </table:table-cell>
          <table:table-cell table:formula="of:=[.J252]*[.K252]" office:value-type="float" office:value="4016">
            <text:p>4016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3]" office:value-type="float" office:value="4032">
            <text:p>4032</text:p>
          </table:table-cell>
          <table:table-cell office:value-type="float" office:value="4096">
            <text:p>4096</text:p>
          </table:table-cell>
          <table:table-cell table:formula="of:=3*[.A253]*[.B253]*[.C253]" office:value-type="float" office:value="202937204736">
            <text:p>202937204736</text:p>
          </table:table-cell>
          <table:table-cell office:value-type="float" office:value="1.7302684">
            <text:p>1.7302684000</text:p>
          </table:table-cell>
          <table:table-cell office:value-type="float" office:value="1.7826853">
            <text:p>1.7826853000</text:p>
          </table:table-cell>
          <table:table-cell office:value-type="float" office:value="12.43261">
            <text:p>12.4326100000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16">
            <text:p>16</text:p>
          </table:table-cell>
          <table:table-cell table:formula="of:=[.J253]*[.K253]" office:value-type="float" office:value="4032">
            <text:p>4032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4]" office:value-type="float" office:value="4048">
            <text:p>4048</text:p>
          </table:table-cell>
          <table:table-cell office:value-type="float" office:value="4096">
            <text:p>4096</text:p>
          </table:table-cell>
          <table:table-cell table:formula="of:=3*[.A254]*[.B254]*[.C254]" office:value-type="float" office:value="203742511104">
            <text:p>203742511104</text:p>
          </table:table-cell>
          <table:table-cell office:value-type="float" office:value="1.7373538">
            <text:p>1.7373538000</text:p>
          </table:table-cell>
          <table:table-cell office:value-type="float" office:value="1.7907036">
            <text:p>1.7907036000</text:p>
          </table:table-cell>
          <table:table-cell office:value-type="float" office:value="12.3656173">
            <text:p>12.3656173000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16">
            <text:p>16</text:p>
          </table:table-cell>
          <table:table-cell table:formula="of:=[.J254]*[.K254]" office:value-type="float" office:value="4048">
            <text:p>4048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5]" office:value-type="float" office:value="4064">
            <text:p>4064</text:p>
          </table:table-cell>
          <table:table-cell office:value-type="float" office:value="4096">
            <text:p>4096</text:p>
          </table:table-cell>
          <table:table-cell table:formula="of:=3*[.A255]*[.B255]*[.C255]" office:value-type="float" office:value="204547817472">
            <text:p>204547817472</text:p>
          </table:table-cell>
          <table:table-cell office:value-type="float" office:value="1.7454327">
            <text:p>1.7454327000</text:p>
          </table:table-cell>
          <table:table-cell office:value-type="float" office:value="1.7995587">
            <text:p>1.7995587000</text:p>
          </table:table-cell>
          <table:table-cell office:value-type="float" office:value="12.5237711">
            <text:p>12.5237711000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table:formula="of:=[.J255]*[.K255]" office:value-type="float" office:value="4064">
            <text:p>4064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6]" office:value-type="float" office:value="4080">
            <text:p>4080</text:p>
          </table:table-cell>
          <table:table-cell office:value-type="float" office:value="4096">
            <text:p>4096</text:p>
          </table:table-cell>
          <table:table-cell table:formula="of:=3*[.A256]*[.B256]*[.C256]" office:value-type="float" office:value="205353123840">
            <text:p>205353123840</text:p>
          </table:table-cell>
          <table:table-cell office:value-type="float" office:value="1.7480889">
            <text:p>1.7480889000</text:p>
          </table:table-cell>
          <table:table-cell office:value-type="float" office:value="1.804728">
            <text:p>1.8047280000</text:p>
          </table:table-cell>
          <table:table-cell office:value-type="float" office:value="12.5309981">
            <text:p>12.5309981000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formula="of:=[.J256]*[.K256]" office:value-type="float" office:value="4080">
            <text:p>4080</text:p>
          </table:table-cell>
          <table:table-cell table:number-columns-repeated="1012"/>
        </table:table-row>
        <table:table-row table:style-name="ro2">
          <table:table-cell office:value-type="float" office:value="4096">
            <text:p>4096</text:p>
          </table:table-cell>
          <table:table-cell table:formula="of:=[.L257]" office:value-type="float" office:value="4096">
            <text:p>4096</text:p>
          </table:table-cell>
          <table:table-cell office:value-type="float" office:value="4096">
            <text:p>4096</text:p>
          </table:table-cell>
          <table:table-cell table:formula="of:=3*[.A257]*[.B257]*[.C257]" office:value-type="float" office:value="206158430208">
            <text:p>206158430208</text:p>
          </table:table-cell>
          <table:table-cell table:number-columns-repeated="5"/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table:formula="of:=[.J257]*[.K257]" office:value-type="float" office:value="4096">
            <text:p>4096</text:p>
          </table:table-cell>
          <table:table-cell table:number-columns-repeated="1012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5000" number:language="en" number:country="IE">
      <number:number number:min-integer-digits="1"/>
    </number:number-style>
    <number:number-style style:name="N5106P0" style:volatile="true" number:language="en" number:country="IE">
      <number:text>€</number:text>
      <number:number number:decimal-places="0" number:min-integer-digits="1" number:grouping="true"/>
    </number:number-style>
    <number:number-style style:name="N5106" number:language="en" number:country="IE">
      <number:text>-€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E">
      <number:text>€</number:text>
      <number:number number:decimal-places="0" number:min-integer-digits="1" number:grouping="true"/>
    </number:number-style>
    <number:number-style style:name="N510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E">
      <number:text>€</number:text>
      <number:number number:decimal-places="2" number:min-integer-digits="1" number:grouping="true"/>
    </number:number-style>
    <number:number-style style:name="N5108" number:language="en" number:country="IE">
      <number:text>-€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IE">
      <number:text>€</number:text>
      <number:number number:decimal-places="2" number:min-integer-digits="1" number:grouping="true"/>
    </number:number-style>
    <number:number-style style:name="N510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IE">
      <number:day number:style="long"/>
      <number:text>-</number:text>
      <number:month number:textual="true"/>
    </number:date-style>
    <number:date-style style:name="N5112" number:language="en" number:country="IE">
      <number:month number:textual="true"/>
      <number:text>-</number:text>
      <number:year/>
    </number:date-style>
    <number:time-style style:name="N5113" number:language="en" number:country="IE">
      <number:hours/>
      <number:text>:</number:text>
      <number:minutes number:style="long"/>
      <number:text> </number:text>
      <number:am-pm/>
    </number:time-style>
    <number:time-style style:name="N5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IE">
      <number:number number:decimal-places="0" number:min-integer-digits="1" number:grouping="true"/>
    </number:number-style>
    <number:number-style style:name="N5116" number:language="en" number:country="IE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IE">
      <number:number number:decimal-places="0" number:min-integer-digits="1" number:grouping="true"/>
    </number:number-style>
    <number:number-style style:name="N5117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IE">
      <number:number number:decimal-places="2" number:min-integer-digits="1" number:grouping="true"/>
    </number:number-style>
    <number:number-style style:name="N5118" number:language="en" number:country="IE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IE">
      <number:number number:decimal-places="2" number:min-integer-digits="1" number:grouping="true"/>
    </number:number-style>
    <number:number-style style:name="N5119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IE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IE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IE">
      <number:text> - </number:text>
    </number:number-style>
    <number:text-style style:name="N5120" number:language="en" number:country="I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IE">
      <number:text> €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IE">
      <number:text>-€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IE">
      <number:text> €- </number:text>
    </number:number-style>
    <number:text-style style:name="N5121" number:language="en" number:country="I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IE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IE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IE">
      <number:text> -</number:text>
      <number:number number:decimal-places="0" number:min-integer-digits="0"/>
      <number:text> </number:text>
    </number:number-style>
    <number:text-style style:name="N5122" number:language="en" number:country="I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IE">
      <number:text> €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IE">
      <number:text>-€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IE">
      <number:text> €-</number:text>
      <number:number number:decimal-places="0" number:min-integer-digits="0"/>
      <number:text> </number:text>
    </number:number-style>
    <number:text-style style:name="N5123" number:language="en" number:country="I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IE">
      <number:minutes number:style="long"/>
      <number:text>:</number:text>
      <number:seconds number:style="long"/>
    </number:time-style>
    <number:time-style style:name="N5125" number:language="en" number:country="I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IE">
      <number:minutes number:style="long"/>
      <number:text>:</number:text>
      <number:seconds number:style="long" number:decimal-places="1"/>
    </number:time-style>
    <number:number-style style:name="N5127" number:language="en" number:country="IE">
      <number:scientific-number number:decimal-places="1" number:min-integer-digits="3" number:min-exponent-digits="1"/>
    </number:number-style>
    <number:number-style style:name="N5128" number:language="en" number:country="IE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/02/2010</text:date>, <text:time>11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GEMM" style:display-name="PageStyle_DGEM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2T11:16:07</dc:date>
    <dc:creator>Robert Higgins</dc:creator>
    <meta:document-statistic meta:table-count="1" meta:cell-count="2567" meta:object-count="0"/>
    <meta:generator>OpenOffice.org/3.1$Linux OpenOffice.org_project/310m19$Build-9420</meta:generator>
  </office:meta>
</office:document-meta>
</file>